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1.2075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5098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7728in"/>
    </style:style>
    <style:style style:name="co7" style:family="table-column">
      <style:table-column-properties fo:break-before="auto" style:column-width="1.7398in"/>
    </style:style>
    <style:style style:name="co8" style:family="table-column">
      <style:table-column-properties fo:break-before="auto" style:column-width="1.928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Accent1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138in solid #3f3f3f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Comma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0138in solid #7f7f7f" style:direction="ltr" style:rotation-angle="0" style:rotation-align="none" style:shrink-to-fit="false" style:vertical-align="bottom"/>
      <style:paragraph-properties fo:margin-left="0in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Accent1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Accent1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Inpu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Excel_20_Built-in_20_Percent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0138in solid #7f7f7f" style:direction="ltr" style:rotation-angle="0" style:rotation-align="none" style:shrink-to-fit="false" style:vertical-align="bottom"/>
      <style:paragraph-properties fo:margin-left="0in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Output" style:data-style-name="N8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Percent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Outpu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transparent"/>
    </style:style>
    <style:style style:name="ce15" style:family="table-cell" style:parent-style-name="Excel_20_Built-in_20_Accent1" style:data-style-name="N8000">
      <style:table-cell-properties fo:border-bottom="0.0346in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6" style:family="table-cell" style:parent-style-name="Excel_20_Built-in_20_Input" style:data-style-name="N800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7" style:family="table-cell" style:parent-style-name="Excel_20_Built-in_20_Normal" style:data-style-name="N8002">
      <style:table-cell-properties fo:background-color="transparent"/>
    </style:style>
    <style:style style:name="ce18" style:family="table-cell" style:parent-style-name="Excel_20_Built-in_20_Normal" style:data-style-name="N119">
      <style:table-cell-properties fo:background-color="transparent"/>
    </style:style>
    <style:style style:name="ce19" style:family="table-cell" style:parent-style-name="Excel_20_Built-in_20_Input" style:data-style-name="N11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0" style:family="table-cell" style:parent-style-name="Excel_20_Built-in_20_Normal" style:data-style-name="N8002"/>
    <style:style style:name="ce21" style:family="table-cell" style:parent-style-name="Excel_20_Built-in_20_Normal" style:data-style-name="N119"/>
    <style:style style:name="ce22" style:family="table-cell" style:parent-style-name="Excel_20_Built-in_20_Normal" style:data-style-name="N118">
      <style:table-cell-properties style:diagonal-bl-tr="none" style:diagonal-tl-br="none" style:rotation-align="none"/>
    </style:style>
    <style:style style:name="ce23" style:family="table-cell" style:parent-style-name="Excel_20_Built-in_20_Normal" style:data-style-name="N8010">
      <style:table-cell-properties style:diagonal-bl-tr="none" style:diagonal-tl-br="none" style:rotation-align="none"/>
    </style:style>
    <style:style style:name="ce24" style:family="table-cell" style:parent-style-name="Excel_20_Built-in_20_Accent1" style:data-style-name="N8010">
      <style:table-cell-properties fo:border-bottom="0.0346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25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rotation-align="none"/>
    </style:style>
    <style:style style:name="ce27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" style:family="table-cell" style:parent-style-name="Excel_20_Built-in_20_Normal" style:data-style-name="N117"/>
    <style:style style:name="ce29" style:family="table-cell" style:parent-style-name="Excel_20_Built-in_20_Output" style:data-style-name="N117">
      <style:table-cell-properties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0" style:family="table-cell" style:parent-style-name="Excel_20_Built-in_20_Calculation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1" style:family="table-cell" style:parent-style-name="Excel_20_Built-in_20_Normal" style:data-style-name="N117">
      <style:table-cell-properties style:diagonal-bl-tr="none" style:diagonal-tl-br="none" fo:background-color="transparent" style:rotation-align="none"/>
    </style:style>
    <style:style style:name="ce3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Calculation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5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6" table:default-cell-style-name="ce14"/>
        <table:table-column table:style-name="co6" table:default-cell-style-name="Excel_20_Built-in_20_Normal"/>
        <table:table-column table:style-name="co7" table:default-cell-style-name="ce26"/>
        <table:table-column table:style-name="co8" table:default-cell-style-name="ce28"/>
        <table:table-column table:style-name="co3" table:default-cell-style-name="ce33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>
            <text:p>Initial investment</text:p>
          </table:table-cell>
          <table:table-cell table:style-name="ce1" office:value-type="string">
            <text:p>Goal balance</text:p>
          </table:table-cell>
          <table:table-cell table:style-name="ce1" office:value-type="string">
            <text:p>Time (months)</text:p>
          </table:table-cell>
          <table:table-cell table:style-name="ce1" office:value-type="string">
            <text:p>Trades/month</text:p>
          </table:table-cell>
          <table:table-cell table:style-name="ce1" office:value-type="string">
            <text:p>Win %</text:p>
          </table:table-cell>
          <table:table-cell table:style-name="ce4"/>
          <table:table-cell table:style-name="ce10" office:value-type="string">
            <text:p>Average required return</text:p>
          </table:table-cell>
          <table:table-cell table:style-name="ce12"/>
          <table:table-cell table:style-name="ce1" office:value-type="string">
            <text:p>Target profit %</text:p>
          </table:table-cell>
          <table:table-cell table:style-name="ce10" office:value-type="string">
            <text:p>Stop loss %</text:p>
          </table:table-cell>
          <table:table-cell table:style-name="ce27"/>
          <table:table-cell table:style-name="ce32"/>
          <table:table-cell table:style-name="ce4" table:number-columns-repeated="1012"/>
        </table:table-row>
        <table:table-row table:style-name="ro1">
          <table:table-cell table:style-name="ce2" office:value-type="float" office:value="3000">
            <text:p><text:s/>3,000.00 </text:p>
          </table:table-cell>
          <table:table-cell table:style-name="ce2" office:value-type="float" office:value="1000000">
            <text:p><text:s/>1,000,000.00 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13">
            <text:p>13</text:p>
          </table:table-cell>
          <table:table-cell table:style-name="ce9" office:value-type="percentage" office:value="0.5">
            <text:p>50%</text:p>
          </table:table-cell>
          <table:table-cell/>
          <table:table-cell table:style-name="ce11" table:formula="of:=POWER(([.B2]/[.A2]);(1/([.C2]*[.D2])))-1" office:value-type="percentage" office:value="0.00747542171230031">
            <text:p>0.7475%</text:p>
          </table:table-cell>
          <table:table-cell table:style-name="ce13"/>
          <table:table-cell table:style-name="ce19" office:value-type="percentage" office:value="0.070423">
            <text:p>7.0423%</text:p>
          </table:table-cell>
          <table:table-cell table:style-name="ce11" table:formula="of:=[.$E$2]/(1-[.$E$2])*[.I2]-[.$G$2]/(1-[.$E$2])" office:value-type="percentage" office:value="0.0554721565753994">
            <text:p>5.5472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"/>
          <table:table-cell table:number-columns-repeated="1014"/>
        </table:table-row>
        <table:table-row table:style-name="ro1">
          <table:table-cell table:number-columns-repeated="9"/>
          <table:table-cell table:style-name="ce23"/>
          <table:table-cell/>
          <table:table-cell table:style-name="ce25"/>
          <table:table-cell table:number-columns-repeated="1012"/>
        </table:table-row>
        <table:table-row table:style-name="ro1">
          <table:table-cell table:style-name="ce3" office:value-type="string">
            <text:p>Month</text:p>
          </table:table-cell>
          <table:table-cell table:style-name="ce6" office:value-type="string">
            <text:p>Account balance</text:p>
          </table:table-cell>
          <table:table-cell table:number-columns-repeated="4"/>
          <table:table-cell table:style-name="ce3" office:value-type="string">
            <text:p>Stocks</text:p>
          </table:table-cell>
          <table:table-cell table:style-name="ce15" office:value-type="string">
            <text:p>Buy</text:p>
          </table:table-cell>
          <table:table-cell table:style-name="ce15" office:value-type="string">
            <text:p>Exit</text:p>
          </table:table-cell>
          <table:table-cell table:style-name="ce24" office:value-type="string">
            <text:p>Target profit</text:p>
          </table:table-cell>
          <table:table-cell table:style-name="ce29" office:value-type="string">
            <text:p>Stop Loss (under your buy)</text:p>
          </table:table-cell>
          <table:table-cell table:style-name="ce29" office:value-type="string">
            <text:p>Stop Loss Price</text:p>
          </table:table-cell>
          <table:table-cell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7" table:formula="of:=IF([.A6]&lt;([.$C$2]+1);[.A2]*(1+[.$G$2])^[.$D$2];&quot;&quot;)" office:value-type="float" office:value="3304.98302953958">
            <text:p><text:s/>3,304.98 </text:p>
          </table:table-cell>
          <table:table-cell table:number-columns-repeated="4"/>
          <table:table-cell table:style-name="ce8"/>
          <table:table-cell table:number-columns-repeated="2" table:style-name="ce16"/>
          <table:table-cell table:style-name="ce25" table:formula="of:=IF([.H6]&lt;&gt;&quot;&quot;;([.I6]-[.H6])/[.H6];&quot;&quot;)">
            <text:p/>
          </table:table-cell>
          <table:table-cell table:style-name="ce30" table:formula="of:=IF([.J6]&lt;&gt;&quot;&quot;;[.$E$2]/(1-[.$E$2])*[.J6]-[.$G$2]/(1-[.$E$2]);&quot;&quot;)">
            <text:p/>
          </table:table-cell>
          <table:table-cell table:style-name="ce34" table:formula="of:=IF([.K6]&lt;&gt;&quot;&quot;;[.H6]-([.K6]*[.H6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6]&gt;[.$C$2]-1;&quot;&quot;;[.A6]+1)" office:value-type="float" office:value="2">
            <text:p>2</text:p>
          </table:table-cell>
          <table:table-cell table:style-name="ce7" table:formula="of:=IF([.A7]&lt;([.$C$2]+1);[.B6]*(1+[.$G$2])^[.$D$2];&quot;&quot;)" office:value-type="float" office:value="3640.97094184821">
            <text:p><text:s/>3,640.97 </text:p>
          </table:table-cell>
          <table:table-cell table:number-columns-repeated="4"/>
          <table:table-cell table:style-name="ce8"/>
          <table:table-cell table:number-columns-repeated="2" table:style-name="ce16"/>
          <table:table-cell table:style-name="ce25" table:formula="of:=IF([.H7]&lt;&gt;&quot;&quot;;([.I7]-[.H7])/[.H7];&quot;&quot;)">
            <text:p/>
          </table:table-cell>
          <table:table-cell table:style-name="ce30" table:formula="of:=IF([.J7]&lt;&gt;&quot;&quot;;[.$E$2]/(1-[.$E$2])*[.J7]-[.$G$2]/(1-[.$E$2]);&quot;&quot;)">
            <text:p/>
          </table:table-cell>
          <table:table-cell table:style-name="ce34" table:formula="of:=IF([.K7]&lt;&gt;&quot;&quot;;[.H7]-([.K7]*[.H7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7]&gt;[.$C$2]-1;&quot;&quot;;[.A7]+1)" office:value-type="float" office:value="3">
            <text:p>3</text:p>
          </table:table-cell>
          <table:table-cell table:style-name="ce7" table:formula="of:=IF([.A8]&lt;([.$C$2]+1);[.B7]*(1+[.$G$2])^[.$D$2];&quot;&quot;)" office:value-type="float" office:value="4011.11572461835">
            <text:p><text:s/>4,011.12 </text:p>
          </table:table-cell>
          <table:table-cell table:number-columns-repeated="4"/>
          <table:table-cell table:style-name="ce8"/>
          <table:table-cell table:number-columns-repeated="2" table:style-name="ce16"/>
          <table:table-cell table:style-name="ce25" table:formula="of:=IF([.H8]&lt;&gt;&quot;&quot;;([.I8]-[.H8])/[.H8];&quot;&quot;)">
            <text:p/>
          </table:table-cell>
          <table:table-cell table:style-name="ce30" table:formula="of:=IF([.J8]&lt;&gt;&quot;&quot;;[.$E$2]/(1-[.$E$2])*[.J8]-[.$G$2]/(1-[.$E$2]);&quot;&quot;)">
            <text:p/>
          </table:table-cell>
          <table:table-cell table:style-name="ce34" table:formula="of:=IF([.K8]&lt;&gt;&quot;&quot;;[.H8]-([.K8]*[.H8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8]&gt;[.$C$2]-1;&quot;&quot;;[.A8]+1)" office:value-type="float" office:value="4">
            <text:p>4</text:p>
          </table:table-cell>
          <table:table-cell table:style-name="ce7" table:formula="of:=IF([.A9]&lt;([.$C$2]+1);[.B8]*(1+[.$G$2])^[.$D$2];&quot;&quot;)" office:value-type="float" office:value="4418.88979979434">
            <text:p><text:s/>4,418.89 </text:p>
          </table:table-cell>
          <table:table-cell table:number-columns-repeated="4"/>
          <table:table-cell table:style-name="ce8"/>
          <table:table-cell table:number-columns-repeated="2" table:style-name="ce16"/>
          <table:table-cell table:style-name="ce25" table:formula="of:=IF([.H9]&lt;&gt;&quot;&quot;;([.I9]-[.H9])/[.H9];&quot;&quot;)">
            <text:p/>
          </table:table-cell>
          <table:table-cell table:style-name="ce30" table:formula="of:=IF([.J9]&lt;&gt;&quot;&quot;;[.$E$2]/(1-[.$E$2])*[.J9]-[.$G$2]/(1-[.$E$2]);&quot;&quot;)">
            <text:p/>
          </table:table-cell>
          <table:table-cell table:style-name="ce34" table:formula="of:=IF([.K9]&lt;&gt;&quot;&quot;;[.H9]-([.K9]*[.H9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9]&gt;[.$C$2]-1;&quot;&quot;;[.A9]+1)" office:value-type="float" office:value="5">
            <text:p>5</text:p>
          </table:table-cell>
          <table:table-cell table:style-name="ce7" table:formula="of:=IF([.A10]&lt;([.$C$2]+1);[.B9]*(1+[.$G$2])^[.$D$2];&quot;&quot;)" office:value-type="float" office:value="4868.11859924194">
            <text:p><text:s/>4,868.12 </text:p>
          </table:table-cell>
          <table:table-cell table:number-columns-repeated="4"/>
          <table:table-cell table:style-name="ce8"/>
          <table:table-cell table:number-columns-repeated="2" table:style-name="ce16"/>
          <table:table-cell table:style-name="ce25" table:formula="of:=IF([.H10]&lt;&gt;&quot;&quot;;([.I10]-[.H10])/[.H10];&quot;&quot;)">
            <text:p/>
          </table:table-cell>
          <table:table-cell table:style-name="ce30" table:formula="of:=IF([.J10]&lt;&gt;&quot;&quot;;[.$E$2]/(1-[.$E$2])*[.J10]-[.$G$2]/(1-[.$E$2]);&quot;&quot;)">
            <text:p/>
          </table:table-cell>
          <table:table-cell table:style-name="ce34" table:formula="of:=IF([.K10]&lt;&gt;&quot;&quot;;[.H10]-([.K10]*[.H10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10]&gt;[.$C$2]-1;&quot;&quot;;[.A10]+1)" office:value-type="float" office:value="6">
            <text:p>6</text:p>
          </table:table-cell>
          <table:table-cell table:style-name="ce7" table:formula="of:=IF([.A11]&lt;([.$C$2]+1);[.B10]*(1+[.$G$2])^[.$D$2];&quot;&quot;)" office:value-type="float" office:value="5363.01645209354">
            <text:p><text:s/>5,363.02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11]&lt;&gt;&quot;&quot;;([.I11]-[.H11])/[.H11];&quot;&quot;)">
            <text:p/>
          </table:table-cell>
          <table:table-cell table:style-name="ce30" table:formula="of:=IF([.J11]&lt;&gt;&quot;&quot;;[.$E$2]/(1-[.$E$2])*[.J11]-[.$G$2]/(1-[.$E$2]);&quot;&quot;)">
            <text:p/>
          </table:table-cell>
          <table:table-cell table:style-name="ce34" table:formula="of:=IF([.K11]&lt;&gt;&quot;&quot;;[.H11]-([.K11]*[.H11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11]&gt;[.$C$2]-1;&quot;&quot;;[.A11]+1)" office:value-type="float" office:value="7">
            <text:p>7</text:p>
          </table:table-cell>
          <table:table-cell table:style-name="ce7" table:formula="of:=IF([.A12]&lt;([.$C$2]+1);[.B11]*(1+[.$G$2])^[.$D$2];&quot;&quot;)" office:value-type="float" office:value="5908.2261204369">
            <text:p><text:s/>5,908.23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12]&lt;&gt;&quot;&quot;;([.I12]-[.H12])/[.H12];&quot;&quot;)">
            <text:p/>
          </table:table-cell>
          <table:table-cell table:style-name="ce30" table:formula="of:=IF([.J12]&lt;&gt;&quot;&quot;;[.$E$2]/(1-[.$E$2])*[.J12]-[.$G$2]/(1-[.$E$2]);&quot;&quot;)">
            <text:p/>
          </table:table-cell>
          <table:table-cell table:style-name="ce34" table:formula="of:=IF([.K12]&lt;&gt;&quot;&quot;;[.H12]-([.K12]*[.H12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12]&gt;[.$C$2]-1;&quot;&quot;;[.A12]+1)" office:value-type="float" office:value="8">
            <text:p>8</text:p>
          </table:table-cell>
          <table:table-cell table:style-name="ce7" table:formula="of:=IF([.A13]&lt;([.$C$2]+1);[.B12]*(1+[.$G$2])^[.$D$2];&quot;&quot;)" office:value-type="float" office:value="6508.86235424214">
            <text:p><text:s/>6,508.86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13]&lt;&gt;&quot;&quot;;([.I13]-[.H13])/[.H13];&quot;&quot;)">
            <text:p/>
          </table:table-cell>
          <table:table-cell table:style-name="ce30" table:formula="of:=IF([.J13]&lt;&gt;&quot;&quot;;[.$E$2]/(1-[.$E$2])*[.J13]-[.$G$2]/(1-[.$E$2]);&quot;&quot;)">
            <text:p/>
          </table:table-cell>
          <table:table-cell table:style-name="ce34" table:formula="of:=IF([.K13]&lt;&gt;&quot;&quot;;[.H13]-([.K13]*[.H13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13]&gt;[.$C$2]-1;&quot;&quot;;[.A13]+1)" office:value-type="float" office:value="9">
            <text:p>9</text:p>
          </table:table-cell>
          <table:table-cell table:style-name="ce7" table:formula="of:=IF([.A14]&lt;([.$C$2]+1);[.B13]*(1+[.$G$2])^[.$D$2];&quot;&quot;)" office:value-type="float" office:value="7170.55987412644">
            <text:p><text:s/>7,170.56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14]&lt;&gt;&quot;&quot;;([.I14]-[.H14])/[.H14];&quot;&quot;)">
            <text:p/>
          </table:table-cell>
          <table:table-cell table:style-name="ce30" table:formula="of:=IF([.J14]&lt;&gt;&quot;&quot;;[.$E$2]/(1-[.$E$2])*[.J14]-[.$G$2]/(1-[.$E$2]);&quot;&quot;)">
            <text:p/>
          </table:table-cell>
          <table:table-cell table:style-name="ce34" table:formula="of:=IF([.K14]&lt;&gt;&quot;&quot;;[.H14]-([.K14]*[.H14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14]&gt;[.$C$2]-1;&quot;&quot;;[.A14]+1)" office:value-type="float" office:value="10">
            <text:p>10</text:p>
          </table:table-cell>
          <table:table-cell table:style-name="ce7" table:formula="of:=IF([.A15]&lt;([.$C$2]+1);[.B14]*(1+[.$G$2])^[.$D$2];&quot;&quot;)" office:value-type="float" office:value="7899.52623209512">
            <text:p><text:s/>7,899.53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15]&lt;&gt;&quot;&quot;;([.I15]-[.H15])/[.H15];&quot;&quot;)">
            <text:p/>
          </table:table-cell>
          <table:table-cell table:style-name="ce30" table:formula="of:=IF([.J15]&lt;&gt;&quot;&quot;;[.$E$2]/(1-[.$E$2])*[.J15]-[.$G$2]/(1-[.$E$2]);&quot;&quot;)">
            <text:p/>
          </table:table-cell>
          <table:table-cell table:style-name="ce34" table:formula="of:=IF([.K15]&lt;&gt;&quot;&quot;;[.H15]-([.K15]*[.H15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15]&gt;[.$C$2]-1;&quot;&quot;;[.A15]+1)" office:value-type="float" office:value="11">
            <text:p>11</text:p>
          </table:table-cell>
          <table:table-cell table:style-name="ce7" table:formula="of:=IF([.A16]&lt;([.$C$2]+1);[.B15]*(1+[.$G$2])^[.$D$2];&quot;&quot;)" office:value-type="float" office:value="8702.60004615903">
            <text:p><text:s/>8,702.60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16]&lt;&gt;&quot;&quot;;([.I16]-[.H16])/[.H16];&quot;&quot;)">
            <text:p/>
          </table:table-cell>
          <table:table-cell table:style-name="ce30" table:formula="of:=IF([.J16]&lt;&gt;&quot;&quot;;[.$E$2]/(1-[.$E$2])*[.J16]-[.$G$2]/(1-[.$E$2]);&quot;&quot;)">
            <text:p/>
          </table:table-cell>
          <table:table-cell table:style-name="ce34" table:formula="of:=IF([.K16]&lt;&gt;&quot;&quot;;[.H16]-([.K16]*[.H16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16]&gt;[.$C$2]-1;&quot;&quot;;[.A16]+1)" office:value-type="float" office:value="12">
            <text:p>12</text:p>
          </table:table-cell>
          <table:table-cell table:style-name="ce7" table:formula="of:=IF([.A17]&lt;([.$C$2]+1);[.B16]*(1+[.$G$2])^[.$D$2];&quot;&quot;)" office:value-type="float" office:value="9587.31515514199">
            <text:p><text:s/>9,587.32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17]&lt;&gt;&quot;&quot;;([.I17]-[.H17])/[.H17];&quot;&quot;)">
            <text:p/>
          </table:table-cell>
          <table:table-cell table:style-name="ce30" table:formula="of:=IF([.J17]&lt;&gt;&quot;&quot;;[.$E$2]/(1-[.$E$2])*[.J17]-[.$G$2]/(1-[.$E$2]);&quot;&quot;)">
            <text:p/>
          </table:table-cell>
          <table:table-cell table:style-name="ce34" table:formula="of:=IF([.K17]&lt;&gt;&quot;&quot;;[.H17]-([.K17]*[.H17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17]&gt;[.$C$2]-1;&quot;&quot;;[.A17]+1)" office:value-type="float" office:value="13">
            <text:p>13</text:p>
          </table:table-cell>
          <table:table-cell table:style-name="ce7" table:formula="of:=IF([.A18]&lt;([.$C$2]+1);[.B17]*(1+[.$G$2])^[.$D$2];&quot;&quot;)" office:value-type="float" office:value="10561.9712955306">
            <text:p><text:s/>10,561.97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18]&lt;&gt;&quot;&quot;;([.I18]-[.H18])/[.H18];&quot;&quot;)">
            <text:p/>
          </table:table-cell>
          <table:table-cell table:style-name="ce30" table:formula="of:=IF([.J18]&lt;&gt;&quot;&quot;;[.$E$2]/(1-[.$E$2])*[.J18]-[.$G$2]/(1-[.$E$2]);&quot;&quot;)">
            <text:p/>
          </table:table-cell>
          <table:table-cell table:style-name="ce34" table:formula="of:=IF([.K18]&lt;&gt;&quot;&quot;;[.H18]-([.K18]*[.H18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18]&gt;[.$C$2]-1;&quot;&quot;;[.A18]+1)" office:value-type="float" office:value="14">
            <text:p>14</text:p>
          </table:table-cell>
          <table:table-cell table:style-name="ce7" table:formula="of:=IF([.A19]&lt;([.$C$2]+1);[.B18]*(1+[.$G$2])^[.$D$2];&quot;&quot;)" office:value-type="float" office:value="11635.7119634043">
            <text:p><text:s/>11,635.71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19]&lt;&gt;&quot;&quot;;([.I19]-[.H19])/[.H19];&quot;&quot;)">
            <text:p/>
          </table:table-cell>
          <table:table-cell table:style-name="ce30" table:formula="of:=IF([.J19]&lt;&gt;&quot;&quot;;[.$E$2]/(1-[.$E$2])*[.J19]-[.$G$2]/(1-[.$E$2]);&quot;&quot;)">
            <text:p/>
          </table:table-cell>
          <table:table-cell table:style-name="ce34" table:formula="of:=IF([.K19]&lt;&gt;&quot;&quot;;[.H19]-([.K19]*[.H19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19]&gt;[.$C$2]-1;&quot;&quot;;[.A19]+1)" office:value-type="float" office:value="15">
            <text:p>15</text:p>
          </table:table-cell>
          <table:table-cell table:style-name="ce7" table:formula="of:=IF([.A20]&lt;([.$C$2]+1);[.B19]*(1+[.$G$2])^[.$D$2];&quot;&quot;)" office:value-type="float" office:value="12818.6101918873">
            <text:p><text:s/>12,818.61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20]&lt;&gt;&quot;&quot;;([.I20]-[.H20])/[.H20];&quot;&quot;)">
            <text:p/>
          </table:table-cell>
          <table:table-cell table:style-name="ce30" table:formula="of:=IF([.J20]&lt;&gt;&quot;&quot;;[.$E$2]/(1-[.$E$2])*[.J20]-[.$G$2]/(1-[.$E$2]);&quot;&quot;)">
            <text:p/>
          </table:table-cell>
          <table:table-cell table:style-name="ce34" table:formula="of:=IF([.K20]&lt;&gt;&quot;&quot;;[.H20]-([.K20]*[.H20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20]&gt;[.$C$2]-1;&quot;&quot;;[.A20]+1)" office:value-type="float" office:value="16">
            <text:p>16</text:p>
          </table:table-cell>
          <table:table-cell table:style-name="ce7" table:formula="of:=IF([.A21]&lt;([.$C$2]+1);[.B20]*(1+[.$G$2])^[.$D$2];&quot;&quot;)" office:value-type="float" office:value="14121.7630488235">
            <text:p><text:s/>14,121.76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21]&lt;&gt;&quot;&quot;;([.I21]-[.H21])/[.H21];&quot;&quot;)">
            <text:p/>
          </table:table-cell>
          <table:table-cell table:style-name="ce30" table:formula="of:=IF([.J21]&lt;&gt;&quot;&quot;;[.$E$2]/(1-[.$E$2])*[.J21]-[.$G$2]/(1-[.$E$2]);&quot;&quot;)">
            <text:p/>
          </table:table-cell>
          <table:table-cell table:style-name="ce34" table:formula="of:=IF([.K21]&lt;&gt;&quot;&quot;;[.H21]-([.K21]*[.H21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21]&gt;[.$C$2]-1;&quot;&quot;;[.A21]+1)" office:value-type="float" office:value="17">
            <text:p>17</text:p>
          </table:table-cell>
          <table:table-cell table:style-name="ce7" table:formula="of:=IF([.A22]&lt;([.$C$2]+1);[.B21]*(1+[.$G$2])^[.$D$2];&quot;&quot;)" office:value-type="float" office:value="15557.3957411803">
            <text:p><text:s/>15,557.40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22]&lt;&gt;&quot;&quot;;([.I22]-[.H22])/[.H22];&quot;&quot;)">
            <text:p/>
          </table:table-cell>
          <table:table-cell table:style-name="ce30" table:formula="of:=IF([.J22]&lt;&gt;&quot;&quot;;[.$E$2]/(1-[.$E$2])*[.J22]-[.$G$2]/(1-[.$E$2]);&quot;&quot;)">
            <text:p/>
          </table:table-cell>
          <table:table-cell table:style-name="ce34" table:formula="of:=IF([.K22]&lt;&gt;&quot;&quot;;[.H22]-([.K22]*[.H22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22]&gt;[.$C$2]-1;&quot;&quot;;[.A22]+1)" office:value-type="float" office:value="18">
            <text:p>18</text:p>
          </table:table-cell>
          <table:table-cell table:style-name="ce7" table:formula="of:=IF([.A23]&lt;([.$C$2]+1);[.B22]*(1+[.$G$2])^[.$D$2];&quot;&quot;)" office:value-type="float" office:value="17138.9763028107">
            <text:p><text:s/>17,138.98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23]&lt;&gt;&quot;&quot;;([.I23]-[.H23])/[.H23];&quot;&quot;)">
            <text:p/>
          </table:table-cell>
          <table:table-cell table:style-name="ce30" table:formula="of:=IF([.J23]&lt;&gt;&quot;&quot;;[.$E$2]/(1-[.$E$2])*[.J23]-[.$G$2]/(1-[.$E$2]);&quot;&quot;)">
            <text:p/>
          </table:table-cell>
          <table:table-cell table:style-name="ce34" table:formula="of:=IF([.K23]&lt;&gt;&quot;&quot;;[.H23]-([.K23]*[.H23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23]&gt;[.$C$2]-1;&quot;&quot;;[.A23]+1)" office:value-type="float" office:value="19">
            <text:p>19</text:p>
          </table:table-cell>
          <table:table-cell table:style-name="ce7" table:formula="of:=IF([.A24]&lt;([.$C$2]+1);[.B23]*(1+[.$G$2])^[.$D$2];&quot;&quot;)" office:value-type="float" office:value="18881.3419414902">
            <text:p><text:s/>18,881.34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24]&lt;&gt;&quot;&quot;;([.I24]-[.H24])/[.H24];&quot;&quot;)">
            <text:p/>
          </table:table-cell>
          <table:table-cell table:style-name="ce30" table:formula="of:=IF([.J24]&lt;&gt;&quot;&quot;;[.$E$2]/(1-[.$E$2])*[.J24]-[.$G$2]/(1-[.$E$2]);&quot;&quot;)">
            <text:p/>
          </table:table-cell>
          <table:table-cell table:style-name="ce34" table:formula="of:=IF([.K24]&lt;&gt;&quot;&quot;;[.H24]-([.K24]*[.H24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24]&gt;[.$C$2]-1;&quot;&quot;;[.A24]+1)" office:value-type="float" office:value="20">
            <text:p>20</text:p>
          </table:table-cell>
          <table:table-cell table:style-name="ce7" table:formula="of:=IF([.A25]&lt;([.$C$2]+1);[.B24]*(1+[.$G$2])^[.$D$2];&quot;&quot;)" office:value-type="float" office:value="20800.8382305196">
            <text:p><text:s/>20,800.84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25]&lt;&gt;&quot;&quot;;([.I25]-[.H25])/[.H25];&quot;&quot;)">
            <text:p/>
          </table:table-cell>
          <table:table-cell table:style-name="ce30" table:formula="of:=IF([.J25]&lt;&gt;&quot;&quot;;[.$E$2]/(1-[.$E$2])*[.J25]-[.$G$2]/(1-[.$E$2]);&quot;&quot;)">
            <text:p/>
          </table:table-cell>
          <table:table-cell table:style-name="ce34" table:formula="of:=IF([.K25]&lt;&gt;&quot;&quot;;[.H25]-([.K25]*[.H25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25]&gt;[.$C$2]-1;&quot;&quot;;[.A25]+1)" office:value-type="float" office:value="21">
            <text:p>21</text:p>
          </table:table-cell>
          <table:table-cell table:style-name="ce7" table:formula="of:=IF([.A26]&lt;([.$C$2]+1);[.B25]*(1+[.$G$2])^[.$D$2];&quot;&quot;)" office:value-type="float" office:value="22915.4724506885">
            <text:p><text:s/>22,915.47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26]&lt;&gt;&quot;&quot;;([.I26]-[.H26])/[.H26];&quot;&quot;)">
            <text:p/>
          </table:table-cell>
          <table:table-cell table:style-name="ce30" table:formula="of:=IF([.J26]&lt;&gt;&quot;&quot;;[.$E$2]/(1-[.$E$2])*[.J26]-[.$G$2]/(1-[.$E$2]);&quot;&quot;)">
            <text:p/>
          </table:table-cell>
          <table:table-cell table:style-name="ce34" table:formula="of:=IF([.K26]&lt;&gt;&quot;&quot;;[.H26]-([.K26]*[.H26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26]&gt;[.$C$2]-1;&quot;&quot;;[.A26]+1)" office:value-type="float" office:value="22">
            <text:p>22</text:p>
          </table:table-cell>
          <table:table-cell table:style-name="ce7" table:formula="of:=IF([.A27]&lt;([.$C$2]+1);[.B26]*(1+[.$G$2])^[.$D$2];&quot;&quot;)" office:value-type="float" office:value="25245.0825211357">
            <text:p><text:s/>25,245.08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27]&lt;&gt;&quot;&quot;;([.I27]-[.H27])/[.H27];&quot;&quot;)">
            <text:p/>
          </table:table-cell>
          <table:table-cell table:style-name="ce30" table:formula="of:=IF([.J27]&lt;&gt;&quot;&quot;;[.$E$2]/(1-[.$E$2])*[.J27]-[.$G$2]/(1-[.$E$2]);&quot;&quot;)">
            <text:p/>
          </table:table-cell>
          <table:table-cell table:style-name="ce34" table:formula="of:=IF([.K27]&lt;&gt;&quot;&quot;;[.H27]-([.K27]*[.H27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27]&gt;[.$C$2]-1;&quot;&quot;;[.A27]+1)" office:value-type="float" office:value="23">
            <text:p>23</text:p>
          </table:table-cell>
          <table:table-cell table:style-name="ce7" table:formula="of:=IF([.A28]&lt;([.$C$2]+1);[.B27]*(1+[.$G$2])^[.$D$2];&quot;&quot;)" office:value-type="float" office:value="27811.5231038933">
            <text:p><text:s/>27,811.52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28]&lt;&gt;&quot;&quot;;([.I28]-[.H28])/[.H28];&quot;&quot;)">
            <text:p/>
          </table:table-cell>
          <table:table-cell table:style-name="ce30" table:formula="of:=IF([.J28]&lt;&gt;&quot;&quot;;[.$E$2]/(1-[.$E$2])*[.J28]-[.$G$2]/(1-[.$E$2]);&quot;&quot;)">
            <text:p/>
          </table:table-cell>
          <table:table-cell table:style-name="ce34" table:formula="of:=IF([.K28]&lt;&gt;&quot;&quot;;[.H28]-([.K28]*[.H28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28]&gt;[.$C$2]-1;&quot;&quot;;[.A28]+1)" office:value-type="float" office:value="24">
            <text:p>24</text:p>
          </table:table-cell>
          <table:table-cell table:style-name="ce7" table:formula="of:=IF([.A29]&lt;([.$C$2]+1);[.B28]*(1+[.$G$2])^[.$D$2];&quot;&quot;)" office:value-type="float" office:value="30638.8706280051">
            <text:p><text:s/>30,638.87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29]&lt;&gt;&quot;&quot;;([.I29]-[.H29])/[.H29];&quot;&quot;)">
            <text:p/>
          </table:table-cell>
          <table:table-cell table:style-name="ce30" table:formula="of:=IF([.J29]&lt;&gt;&quot;&quot;;[.$E$2]/(1-[.$E$2])*[.J29]-[.$G$2]/(1-[.$E$2]);&quot;&quot;)">
            <text:p/>
          </table:table-cell>
          <table:table-cell table:style-name="ce34" table:formula="of:=IF([.K29]&lt;&gt;&quot;&quot;;[.H29]-([.K29]*[.H29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29]&gt;[.$C$2]-1;&quot;&quot;;[.A29]+1)" office:value-type="float" office:value="25">
            <text:p>25</text:p>
          </table:table-cell>
          <table:table-cell table:style-name="ce7" table:formula="of:=IF([.A30]&lt;([.$C$2]+1);[.B29]*(1+[.$G$2])^[.$D$2];&quot;&quot;)" office:value-type="float" office:value="33753.6491566051">
            <text:p><text:s/>33,753.65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30]&lt;&gt;&quot;&quot;;([.I30]-[.H30])/[.H30];&quot;&quot;)">
            <text:p/>
          </table:table-cell>
          <table:table-cell table:style-name="ce30" table:formula="of:=IF([.J30]&lt;&gt;&quot;&quot;;[.$E$2]/(1-[.$E$2])*[.J30]-[.$G$2]/(1-[.$E$2]);&quot;&quot;)">
            <text:p/>
          </table:table-cell>
          <table:table-cell table:style-name="ce34" table:formula="of:=IF([.K30]&lt;&gt;&quot;&quot;;[.H30]-([.K30]*[.H30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30]&gt;[.$C$2]-1;&quot;&quot;;[.A30]+1)" office:value-type="float" office:value="26">
            <text:p>26</text:p>
          </table:table-cell>
          <table:table-cell table:style-name="ce7" table:formula="of:=IF([.A31]&lt;([.$C$2]+1);[.B30]*(1+[.$G$2])^[.$D$2];&quot;&quot;)" office:value-type="float" office:value="37185.079215871">
            <text:p><text:s/>37,185.08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31]&lt;&gt;&quot;&quot;;([.I31]-[.H31])/[.H31];&quot;&quot;)">
            <text:p/>
          </table:table-cell>
          <table:table-cell table:style-name="ce30" table:formula="of:=IF([.J31]&lt;&gt;&quot;&quot;;[.$E$2]/(1-[.$E$2])*[.J31]-[.$G$2]/(1-[.$E$2]);&quot;&quot;)">
            <text:p/>
          </table:table-cell>
          <table:table-cell table:style-name="ce34" table:formula="of:=IF([.K31]&lt;&gt;&quot;&quot;;[.H31]-([.K31]*[.H31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31]&gt;[.$C$2]-1;&quot;&quot;;[.A31]+1)" office:value-type="float" office:value="27">
            <text:p>27</text:p>
          </table:table-cell>
          <table:table-cell table:style-name="ce7" table:formula="of:=IF([.A32]&lt;([.$C$2]+1);[.B31]*(1+[.$G$2])^[.$D$2];&quot;&quot;)" office:value-type="float" office:value="40965.3519201795">
            <text:p><text:s/>40,965.35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32]&lt;&gt;&quot;&quot;;([.I32]-[.H32])/[.H32];&quot;&quot;)">
            <text:p/>
          </table:table-cell>
          <table:table-cell table:style-name="ce30" table:formula="of:=IF([.J32]&lt;&gt;&quot;&quot;;[.$E$2]/(1-[.$E$2])*[.J32]-[.$G$2]/(1-[.$E$2]);&quot;&quot;)">
            <text:p/>
          </table:table-cell>
          <table:table-cell table:style-name="ce34" table:formula="of:=IF([.K32]&lt;&gt;&quot;&quot;;[.H32]-([.K32]*[.H32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32]&gt;[.$C$2]-1;&quot;&quot;;[.A32]+1)" office:value-type="float" office:value="28">
            <text:p>28</text:p>
          </table:table-cell>
          <table:table-cell table:style-name="ce7" table:formula="of:=IF([.A33]&lt;([.$C$2]+1);[.B32]*(1+[.$G$2])^[.$D$2];&quot;&quot;)" office:value-type="float" office:value="45129.9309651033">
            <text:p><text:s/>45,129.93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33]&lt;&gt;&quot;&quot;;([.I33]-[.H33])/[.H33];&quot;&quot;)">
            <text:p/>
          </table:table-cell>
          <table:table-cell table:style-name="ce30" table:formula="of:=IF([.J33]&lt;&gt;&quot;&quot;;[.$E$2]/(1-[.$E$2])*[.J33]-[.$G$2]/(1-[.$E$2]);&quot;&quot;)">
            <text:p/>
          </table:table-cell>
          <table:table-cell table:style-name="ce34" table:formula="of:=IF([.K33]&lt;&gt;&quot;&quot;;[.H33]-([.K33]*[.H33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33]&gt;[.$C$2]-1;&quot;&quot;;[.A33]+1)" office:value-type="float" office:value="29">
            <text:p>29</text:p>
          </table:table-cell>
          <table:table-cell table:style-name="ce7" table:formula="of:=IF([.A34]&lt;([.$C$2]+1);[.B33]*(1+[.$G$2])^[.$D$2];&quot;&quot;)" office:value-type="float" office:value="49717.8853213197">
            <text:p><text:s/>49,717.89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34]&lt;&gt;&quot;&quot;;([.I34]-[.H34])/[.H34];&quot;&quot;)">
            <text:p/>
          </table:table-cell>
          <table:table-cell table:style-name="ce30" table:formula="of:=IF([.J34]&lt;&gt;&quot;&quot;;[.$E$2]/(1-[.$E$2])*[.J34]-[.$G$2]/(1-[.$E$2]);&quot;&quot;)">
            <text:p/>
          </table:table-cell>
          <table:table-cell table:style-name="ce34" table:formula="of:=IF([.K34]&lt;&gt;&quot;&quot;;[.H34]-([.K34]*[.H34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34]&gt;[.$C$2]-1;&quot;&quot;;[.A34]+1)" office:value-type="float" office:value="30">
            <text:p>30</text:p>
          </table:table-cell>
          <table:table-cell table:style-name="ce7" table:formula="of:=IF([.A35]&lt;([.$C$2]+1);[.B34]*(1+[.$G$2])^[.$D$2];&quot;&quot;)" office:value-type="float" office:value="54772.2557505189">
            <text:p><text:s/>54,772.26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35]&lt;&gt;&quot;&quot;;([.I35]-[.H35])/[.H35];&quot;&quot;)">
            <text:p/>
          </table:table-cell>
          <table:table-cell table:style-name="ce30" table:formula="of:=IF([.J35]&lt;&gt;&quot;&quot;;[.$E$2]/(1-[.$E$2])*[.J35]-[.$G$2]/(1-[.$E$2]);&quot;&quot;)">
            <text:p/>
          </table:table-cell>
          <table:table-cell table:style-name="ce34" table:formula="of:=IF([.K35]&lt;&gt;&quot;&quot;;[.H35]-([.K35]*[.H35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35]&gt;[.$C$2]-1;&quot;&quot;;[.A35]+1)" office:value-type="float" office:value="31">
            <text:p>31</text:p>
          </table:table-cell>
          <table:table-cell table:style-name="ce7" table:formula="of:=IF([.A36]&lt;([.$C$2]+1);[.B35]*(1+[.$G$2])^[.$D$2];&quot;&quot;)" office:value-type="float" office:value="60340.4585816889">
            <text:p><text:s/>60,340.46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36]&lt;&gt;&quot;&quot;;([.I36]-[.H36])/[.H36];&quot;&quot;)">
            <text:p/>
          </table:table-cell>
          <table:table-cell table:style-name="ce30" table:formula="of:=IF([.J36]&lt;&gt;&quot;&quot;;[.$E$2]/(1-[.$E$2])*[.J36]-[.$G$2]/(1-[.$E$2]);&quot;&quot;)">
            <text:p/>
          </table:table-cell>
          <table:table-cell table:style-name="ce34" table:formula="of:=IF([.K36]&lt;&gt;&quot;&quot;;[.H36]-([.K36]*[.H36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36]&gt;[.$C$2]-1;&quot;&quot;;[.A36]+1)" office:value-type="float" office:value="32">
            <text:p>32</text:p>
          </table:table-cell>
          <table:table-cell table:style-name="ce7" table:formula="of:=IF([.A37]&lt;([.$C$2]+1);[.B36]*(1+[.$G$2])^[.$D$2];&quot;&quot;)" office:value-type="float" office:value="66474.7305357059">
            <text:p><text:s/>66,474.73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37]&lt;&gt;&quot;&quot;;([.I37]-[.H37])/[.H37];&quot;&quot;)">
            <text:p/>
          </table:table-cell>
          <table:table-cell table:style-name="ce30" table:formula="of:=IF([.J37]&lt;&gt;&quot;&quot;;[.$E$2]/(1-[.$E$2])*[.J37]-[.$G$2]/(1-[.$E$2]);&quot;&quot;)">
            <text:p/>
          </table:table-cell>
          <table:table-cell table:style-name="ce34" table:formula="of:=IF([.K37]&lt;&gt;&quot;&quot;;[.H37]-([.K37]*[.H37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37]&gt;[.$C$2]-1;&quot;&quot;;[.A37]+1)" office:value-type="float" office:value="33">
            <text:p>33</text:p>
          </table:table-cell>
          <table:table-cell table:style-name="ce7" table:formula="of:=IF([.A38]&lt;([.$C$2]+1);[.B37]*(1+[.$G$2])^[.$D$2];&quot;&quot;)" office:value-type="float" office:value="73232.6187712414">
            <text:p><text:s/>73,232.62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38]&lt;&gt;&quot;&quot;;([.I38]-[.H38])/[.H38];&quot;&quot;)">
            <text:p/>
          </table:table-cell>
          <table:table-cell table:style-name="ce30" table:formula="of:=IF([.J38]&lt;&gt;&quot;&quot;;[.$E$2]/(1-[.$E$2])*[.J38]-[.$G$2]/(1-[.$E$2]);&quot;&quot;)">
            <text:p/>
          </table:table-cell>
          <table:table-cell table:style-name="ce34" table:formula="of:=IF([.K38]&lt;&gt;&quot;&quot;;[.H38]-([.K38]*[.H38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38]&gt;[.$C$2]-1;&quot;&quot;;[.A38]+1)" office:value-type="float" office:value="34">
            <text:p>34</text:p>
          </table:table-cell>
          <table:table-cell table:style-name="ce7" table:formula="of:=IF([.A39]&lt;([.$C$2]+1);[.B38]*(1+[.$G$2])^[.$D$2];&quot;&quot;)" office:value-type="float" office:value="80677.5207492315">
            <text:p><text:s/>80,677.52 </text:p>
          </table:table-cell>
          <table:table-cell table:number-columns-repeated="5"/>
          <table:table-cell table:style-name="ce17"/>
          <table:table-cell table:style-name="ce20"/>
          <table:table-cell table:style-name="ce25" table:formula="of:=IF([.H39]&lt;&gt;&quot;&quot;;([.I39]-[.H39])/[.H39];&quot;&quot;)">
            <text:p/>
          </table:table-cell>
          <table:table-cell table:style-name="ce30" table:formula="of:=IF([.J39]&lt;&gt;&quot;&quot;;[.$E$2]/(1-[.$E$2])*[.J39]-[.$G$2]/(1-[.$E$2]);&quot;&quot;)">
            <text:p/>
          </table:table-cell>
          <table:table-cell table:style-name="ce34" table:formula="of:=IF([.K39]&lt;&gt;&quot;&quot;;[.H39]-([.K39]*[.H39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39]&gt;[.$C$2]-1;&quot;&quot;;[.A39]+1)" office:value-type="float" office:value="35">
            <text:p>35</text:p>
          </table:table-cell>
          <table:table-cell table:style-name="ce7" table:formula="of:=IF([.A40]&lt;([.$C$2]+1);[.B39]*(1+[.$G$2])^[.$D$2];&quot;&quot;)" office:value-type="float" office:value="88879.2789805125">
            <text:p><text:s/>88,879.28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40]&lt;&gt;&quot;&quot;;([.I40]-[.H40])/[.H40];&quot;&quot;)">
            <text:p/>
          </table:table-cell>
          <table:table-cell table:style-name="ce30" table:formula="of:=IF([.J40]&lt;&gt;&quot;&quot;;[.$E$2]/(1-[.$E$2])*[.J40]-[.$G$2]/(1-[.$E$2]);&quot;&quot;)">
            <text:p/>
          </table:table-cell>
          <table:table-cell table:style-name="ce34" table:formula="of:=IF([.K40]&lt;&gt;&quot;&quot;;[.H40]-([.K40]*[.H40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40]&gt;[.$C$2]-1;&quot;&quot;;[.A40]+1)" office:value-type="float" office:value="36">
            <text:p>36</text:p>
          </table:table-cell>
          <table:table-cell table:style-name="ce7" table:formula="of:=IF([.A41]&lt;([.$C$2]+1);[.B40]*(1+[.$G$2])^[.$D$2];&quot;&quot;)" office:value-type="float" office:value="97914.8362361026">
            <text:p><text:s/>97,914.84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41]&lt;&gt;&quot;&quot;;([.I41]-[.H41])/[.H41];&quot;&quot;)">
            <text:p/>
          </table:table-cell>
          <table:table-cell table:style-name="ce30" table:formula="of:=IF([.J41]&lt;&gt;&quot;&quot;;[.$E$2]/(1-[.$E$2])*[.J41]-[.$G$2]/(1-[.$E$2]);&quot;&quot;)">
            <text:p/>
          </table:table-cell>
          <table:table-cell table:style-name="ce34" table:formula="of:=IF([.K41]&lt;&gt;&quot;&quot;;[.H41]-([.K41]*[.H41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41]&gt;[.$C$2]-1;&quot;&quot;;[.A41]+1)" office:value-type="float" office:value="37">
            <text:p>37</text:p>
          </table:table-cell>
          <table:table-cell table:style-name="ce7" table:formula="of:=IF([.A42]&lt;([.$C$2]+1);[.B41]*(1+[.$G$2])^[.$D$2];&quot;&quot;)" office:value-type="float" office:value="107868.957366822">
            <text:p><text:s/>107,868.96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42]&lt;&gt;&quot;&quot;;([.I42]-[.H42])/[.H42];&quot;&quot;)">
            <text:p/>
          </table:table-cell>
          <table:table-cell table:style-name="ce30" table:formula="of:=IF([.J42]&lt;&gt;&quot;&quot;;[.$E$2]/(1-[.$E$2])*[.J42]-[.$G$2]/(1-[.$E$2]);&quot;&quot;)">
            <text:p/>
          </table:table-cell>
          <table:table-cell table:style-name="ce34" table:formula="of:=IF([.K42]&lt;&gt;&quot;&quot;;[.H42]-([.K42]*[.H42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42]&gt;[.$C$2]-1;&quot;&quot;;[.A42]+1)" office:value-type="float" office:value="38">
            <text:p>38</text:p>
          </table:table-cell>
          <table:table-cell table:style-name="ce7" table:formula="of:=IF([.A43]&lt;([.$C$2]+1);[.B42]*(1+[.$G$2])^[.$D$2];&quot;&quot;)" office:value-type="float" office:value="118835.024503825">
            <text:p><text:s/>118,835.02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43]&lt;&gt;&quot;&quot;;([.I43]-[.H43])/[.H43];&quot;&quot;)">
            <text:p/>
          </table:table-cell>
          <table:table-cell table:style-name="ce30" table:formula="of:=IF([.J43]&lt;&gt;&quot;&quot;;[.$E$2]/(1-[.$E$2])*[.J43]-[.$G$2]/(1-[.$E$2]);&quot;&quot;)">
            <text:p/>
          </table:table-cell>
          <table:table-cell table:style-name="ce34" table:formula="of:=IF([.K43]&lt;&gt;&quot;&quot;;[.H43]-([.K43]*[.H43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43]&gt;[.$C$2]-1;&quot;&quot;;[.A43]+1)" office:value-type="float" office:value="39">
            <text:p>39</text:p>
          </table:table-cell>
          <table:table-cell table:style-name="ce7" table:formula="of:=IF([.A44]&lt;([.$C$2]+1);[.B43]*(1+[.$G$2])^[.$D$2];&quot;&quot;)" office:value-type="float" office:value="130915.913100021">
            <text:p><text:s/>130,915.91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44]&lt;&gt;&quot;&quot;;([.I44]-[.H44])/[.H44];&quot;&quot;)">
            <text:p/>
          </table:table-cell>
          <table:table-cell table:style-name="ce30" table:formula="of:=IF([.J44]&lt;&gt;&quot;&quot;;[.$E$2]/(1-[.$E$2])*[.J44]-[.$G$2]/(1-[.$E$2]);&quot;&quot;)">
            <text:p/>
          </table:table-cell>
          <table:table-cell table:style-name="ce34" table:formula="of:=IF([.K44]&lt;&gt;&quot;&quot;;[.H44]-([.K44]*[.H44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44]&gt;[.$C$2]-1;&quot;&quot;;[.A44]+1)" office:value-type="float" office:value="40">
            <text:p>40</text:p>
          </table:table-cell>
          <table:table-cell table:style-name="ce7" table:formula="of:=IF([.A45]&lt;([.$C$2]+1);[.B44]*(1+[.$G$2])^[.$D$2];&quot;&quot;)" office:value-type="float" office:value="144224.957030749">
            <text:p><text:s/>144,224.96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45]&lt;&gt;&quot;&quot;;([.I45]-[.H45])/[.H45];&quot;&quot;)">
            <text:p/>
          </table:table-cell>
          <table:table-cell table:style-name="ce30" table:formula="of:=IF([.J45]&lt;&gt;&quot;&quot;;[.$E$2]/(1-[.$E$2])*[.J45]-[.$G$2]/(1-[.$E$2]);&quot;&quot;)">
            <text:p/>
          </table:table-cell>
          <table:table-cell table:style-name="ce34" table:formula="of:=IF([.K45]&lt;&gt;&quot;&quot;;[.H45]-([.K45]*[.H45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45]&gt;[.$C$2]-1;&quot;&quot;;[.A45]+1)" office:value-type="float" office:value="41">
            <text:p>41</text:p>
          </table:table-cell>
          <table:table-cell table:style-name="ce7" table:formula="of:=IF([.A46]&lt;([.$C$2]+1);[.B45]*(1+[.$G$2])^[.$D$2];&quot;&quot;)" office:value-type="float" office:value="158887.011807567">
            <text:p><text:s/>158,887.01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46]&lt;&gt;&quot;&quot;;([.I46]-[.H46])/[.H46];&quot;&quot;)">
            <text:p/>
          </table:table-cell>
          <table:table-cell table:style-name="ce30" table:formula="of:=IF([.J46]&lt;&gt;&quot;&quot;;[.$E$2]/(1-[.$E$2])*[.J46]-[.$G$2]/(1-[.$E$2]);&quot;&quot;)">
            <text:p/>
          </table:table-cell>
          <table:table-cell table:style-name="ce34" table:formula="of:=IF([.K46]&lt;&gt;&quot;&quot;;[.H46]-([.K46]*[.H46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46]&gt;[.$C$2]-1;&quot;&quot;;[.A46]+1)" office:value-type="float" office:value="42">
            <text:p>42</text:p>
          </table:table-cell>
          <table:table-cell table:style-name="ce7" table:formula="of:=IF([.A47]&lt;([.$C$2]+1);[.B46]*(1+[.$G$2])^[.$D$2];&quot;&quot;)" office:value-type="float" office:value="175039.625879421">
            <text:p><text:s/>175,039.63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47]&lt;&gt;&quot;&quot;;([.I47]-[.H47])/[.H47];&quot;&quot;)">
            <text:p/>
          </table:table-cell>
          <table:table-cell table:style-name="ce30" table:formula="of:=IF([.J47]&lt;&gt;&quot;&quot;;[.$E$2]/(1-[.$E$2])*[.J47]-[.$G$2]/(1-[.$E$2]);&quot;&quot;)">
            <text:p/>
          </table:table-cell>
          <table:table-cell table:style-name="ce34" table:formula="of:=IF([.K47]&lt;&gt;&quot;&quot;;[.H47]-([.K47]*[.H47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47]&gt;[.$C$2]-1;&quot;&quot;;[.A47]+1)" office:value-type="float" office:value="43">
            <text:p>43</text:p>
          </table:table-cell>
          <table:table-cell table:style-name="ce7" table:formula="of:=IF([.A48]&lt;([.$C$2]+1);[.B47]*(1+[.$G$2])^[.$D$2];&quot;&quot;)" office:value-type="float" office:value="192834.331009481">
            <text:p><text:s/>192,834.33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48]&lt;&gt;&quot;&quot;;([.I48]-[.H48])/[.H48];&quot;&quot;)">
            <text:p/>
          </table:table-cell>
          <table:table-cell table:style-name="ce30" table:formula="of:=IF([.J48]&lt;&gt;&quot;&quot;;[.$E$2]/(1-[.$E$2])*[.J48]-[.$G$2]/(1-[.$E$2]);&quot;&quot;)">
            <text:p/>
          </table:table-cell>
          <table:table-cell table:style-name="ce34" table:formula="of:=IF([.K48]&lt;&gt;&quot;&quot;;[.H48]-([.K48]*[.H48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48]&gt;[.$C$2]-1;&quot;&quot;;[.A48]+1)" office:value-type="float" office:value="44">
            <text:p>44</text:p>
          </table:table-cell>
          <table:table-cell table:style-name="ce7" table:formula="of:=IF([.A49]&lt;([.$C$2]+1);[.B48]*(1+[.$G$2])^[.$D$2];&quot;&quot;)" office:value-type="float" office:value="212438.063832984">
            <text:p><text:s/>212,438.06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49]&lt;&gt;&quot;&quot;;([.I49]-[.H49])/[.H49];&quot;&quot;)">
            <text:p/>
          </table:table-cell>
          <table:table-cell table:style-name="ce30" table:formula="of:=IF([.J49]&lt;&gt;&quot;&quot;;[.$E$2]/(1-[.$E$2])*[.J49]-[.$G$2]/(1-[.$E$2]);&quot;&quot;)">
            <text:p/>
          </table:table-cell>
          <table:table-cell table:style-name="ce34" table:formula="of:=IF([.K49]&lt;&gt;&quot;&quot;;[.H49]-([.K49]*[.H49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49]&gt;[.$C$2]-1;&quot;&quot;;[.A49]+1)" office:value-type="float" office:value="45">
            <text:p>45</text:p>
          </table:table-cell>
          <table:table-cell table:style-name="ce7" table:formula="of:=IF([.A50]&lt;([.$C$2]+1);[.B49]*(1+[.$G$2])^[.$D$2];&quot;&quot;)" office:value-type="float" office:value="234034.731932086">
            <text:p><text:s/>234,034.73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50]&lt;&gt;&quot;&quot;;([.I50]-[.H50])/[.H50];&quot;&quot;)">
            <text:p/>
          </table:table-cell>
          <table:table-cell table:style-name="ce30" table:formula="of:=IF([.J50]&lt;&gt;&quot;&quot;;[.$E$2]/(1-[.$E$2])*[.J50]-[.$G$2]/(1-[.$E$2]);&quot;&quot;)">
            <text:p/>
          </table:table-cell>
          <table:table-cell table:style-name="ce34" table:formula="of:=IF([.K50]&lt;&gt;&quot;&quot;;[.H50]-([.K50]*[.H50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50]&gt;[.$C$2]-1;&quot;&quot;;[.A50]+1)" office:value-type="float" office:value="46">
            <text:p>46</text:p>
          </table:table-cell>
          <table:table-cell table:style-name="ce7" table:formula="of:=IF([.A51]&lt;([.$C$2]+1);[.B50]*(1+[.$G$2])^[.$D$2];&quot;&quot;)" office:value-type="float" office:value="257826.939119463">
            <text:p><text:s/>257,826.94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51]&lt;&gt;&quot;&quot;;([.I51]-[.H51])/[.H51];&quot;&quot;)">
            <text:p/>
          </table:table-cell>
          <table:table-cell table:style-name="ce30" table:formula="of:=IF([.J51]&lt;&gt;&quot;&quot;;[.$E$2]/(1-[.$E$2])*[.J51]-[.$G$2]/(1-[.$E$2]);&quot;&quot;)">
            <text:p/>
          </table:table-cell>
          <table:table-cell table:style-name="ce34" table:formula="of:=IF([.K51]&lt;&gt;&quot;&quot;;[.H51]-([.K51]*[.H51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51]&gt;[.$C$2]-1;&quot;&quot;;[.A51]+1)" office:value-type="float" office:value="47">
            <text:p>47</text:p>
          </table:table-cell>
          <table:table-cell table:style-name="ce7" table:formula="of:=IF([.A52]&lt;([.$C$2]+1);[.B51]*(1+[.$G$2])^[.$D$2];&quot;&quot;)" office:value-type="float" office:value="284037.886115987">
            <text:p><text:s/>284,037.89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52]&lt;&gt;&quot;&quot;;([.I52]-[.H52])/[.H52];&quot;&quot;)">
            <text:p/>
          </table:table-cell>
          <table:table-cell table:style-name="ce30" table:formula="of:=IF([.J52]&lt;&gt;&quot;&quot;;[.$E$2]/(1-[.$E$2])*[.J52]-[.$G$2]/(1-[.$E$2]);&quot;&quot;)">
            <text:p/>
          </table:table-cell>
          <table:table-cell table:style-name="ce34" table:formula="of:=IF([.K52]&lt;&gt;&quot;&quot;;[.H52]-([.K52]*[.H52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52]&gt;[.$C$2]-1;&quot;&quot;;[.A52]+1)" office:value-type="float" office:value="48">
            <text:p>48</text:p>
          </table:table-cell>
          <table:table-cell table:style-name="ce7" table:formula="of:=IF([.A53]&lt;([.$C$2]+1);[.B52]*(1+[.$G$2])^[.$D$2];&quot;&quot;)" office:value-type="float" office:value="312913.46445321">
            <text:p><text:s/>312,913.46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53]&lt;&gt;&quot;&quot;;([.I53]-[.H53])/[.H53];&quot;&quot;)">
            <text:p/>
          </table:table-cell>
          <table:table-cell table:style-name="ce30" table:formula="of:=IF([.J53]&lt;&gt;&quot;&quot;;[.$E$2]/(1-[.$E$2])*[.J53]-[.$G$2]/(1-[.$E$2]);&quot;&quot;)">
            <text:p/>
          </table:table-cell>
          <table:table-cell table:style-name="ce34" table:formula="of:=IF([.K53]&lt;&gt;&quot;&quot;;[.H53]-([.K53]*[.H53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53]&gt;[.$C$2]-1;&quot;&quot;;[.A53]+1)" office:value-type="float" office:value="49">
            <text:p>49</text:p>
          </table:table-cell>
          <table:table-cell table:style-name="ce7" table:formula="of:=IF([.A54]&lt;([.$C$2]+1);[.B53]*(1+[.$G$2])^[.$D$2];&quot;&quot;)" office:value-type="float" office:value="344724.563244099">
            <text:p><text:s/>344,724.56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54]&lt;&gt;&quot;&quot;;([.I54]-[.H54])/[.H54];&quot;&quot;)">
            <text:p/>
          </table:table-cell>
          <table:table-cell table:style-name="ce30" table:formula="of:=IF([.J54]&lt;&gt;&quot;&quot;;[.$E$2]/(1-[.$E$2])*[.J54]-[.$G$2]/(1-[.$E$2]);&quot;&quot;)">
            <text:p/>
          </table:table-cell>
          <table:table-cell table:style-name="ce34" table:formula="of:=IF([.K54]&lt;&gt;&quot;&quot;;[.H54]-([.K54]*[.H54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54]&gt;[.$C$2]-1;&quot;&quot;;[.A54]+1)" office:value-type="float" office:value="50">
            <text:p>50</text:p>
          </table:table-cell>
          <table:table-cell table:style-name="ce7" table:formula="of:=IF([.A55]&lt;([.$C$2]+1);[.B54]*(1+[.$G$2])^[.$D$2];&quot;&quot;)" office:value-type="float" office:value="379769.610462397">
            <text:p><text:s/>379,769.61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55]&lt;&gt;&quot;&quot;;([.I55]-[.H55])/[.H55];&quot;&quot;)">
            <text:p/>
          </table:table-cell>
          <table:table-cell table:style-name="ce30" table:formula="of:=IF([.J55]&lt;&gt;&quot;&quot;;[.$E$2]/(1-[.$E$2])*[.J55]-[.$G$2]/(1-[.$E$2]);&quot;&quot;)">
            <text:p/>
          </table:table-cell>
          <table:table-cell table:style-name="ce34" table:formula="of:=IF([.K55]&lt;&gt;&quot;&quot;;[.H55]-([.K55]*[.H55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55]&gt;[.$C$2]-1;&quot;&quot;;[.A55]+1)" office:value-type="float" office:value="51">
            <text:p>51</text:p>
          </table:table-cell>
          <table:table-cell table:style-name="ce7" table:formula="of:=IF([.A56]&lt;([.$C$2]+1);[.B55]*(1+[.$G$2])^[.$D$2];&quot;&quot;)" office:value-type="float" office:value="418377.372571026">
            <text:p><text:s/>418,377.37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56]&lt;&gt;&quot;&quot;;([.I56]-[.H56])/[.H56];&quot;&quot;)">
            <text:p/>
          </table:table-cell>
          <table:table-cell table:style-name="ce30" table:formula="of:=IF([.J56]&lt;&gt;&quot;&quot;;[.$E$2]/(1-[.$E$2])*[.J56]-[.$G$2]/(1-[.$E$2]);&quot;&quot;)">
            <text:p/>
          </table:table-cell>
          <table:table-cell table:style-name="ce34" table:formula="of:=IF([.K56]&lt;&gt;&quot;&quot;;[.H56]-([.K56]*[.H56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56]&gt;[.$C$2]-1;&quot;&quot;;[.A56]+1)" office:value-type="float" office:value="52">
            <text:p>52</text:p>
          </table:table-cell>
          <table:table-cell table:style-name="ce7" table:formula="of:=IF([.A57]&lt;([.$C$2]+1);[.B56]*(1+[.$G$2])^[.$D$2];&quot;&quot;)" office:value-type="float" office:value="460910.038763533">
            <text:p><text:s/>460,910.04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57]&lt;&gt;&quot;&quot;;([.I57]-[.H57])/[.H57];&quot;&quot;)">
            <text:p/>
          </table:table-cell>
          <table:table-cell table:style-name="ce30" table:formula="of:=IF([.J57]&lt;&gt;&quot;&quot;;[.$E$2]/(1-[.$E$2])*[.J57]-[.$G$2]/(1-[.$E$2]);&quot;&quot;)">
            <text:p/>
          </table:table-cell>
          <table:table-cell table:style-name="ce34" table:formula="of:=IF([.K57]&lt;&gt;&quot;&quot;;[.H57]-([.K57]*[.H57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57]&gt;[.$C$2]-1;&quot;&quot;;[.A57]+1)" office:value-type="float" office:value="53">
            <text:p>53</text:p>
          </table:table-cell>
          <table:table-cell table:style-name="ce7" table:formula="of:=IF([.A58]&lt;([.$C$2]+1);[.B57]*(1+[.$G$2])^[.$D$2];&quot;&quot;)" office:value-type="float" office:value="507766.618752636">
            <text:p><text:s/>507,766.62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58]&lt;&gt;&quot;&quot;;([.I58]-[.H58])/[.H58];&quot;&quot;)">
            <text:p/>
          </table:table-cell>
          <table:table-cell table:style-name="ce30" table:formula="of:=IF([.J58]&lt;&gt;&quot;&quot;;[.$E$2]/(1-[.$E$2])*[.J58]-[.$G$2]/(1-[.$E$2]);&quot;&quot;)">
            <text:p/>
          </table:table-cell>
          <table:table-cell table:style-name="ce34" table:formula="of:=IF([.K58]&lt;&gt;&quot;&quot;;[.H58]-([.K58]*[.H58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58]&gt;[.$C$2]-1;&quot;&quot;;[.A58]+1)" office:value-type="float" office:value="54">
            <text:p>54</text:p>
          </table:table-cell>
          <table:table-cell table:style-name="ce7" table:formula="of:=IF([.A59]&lt;([.$C$2]+1);[.B58]*(1+[.$G$2])^[.$D$2];&quot;&quot;)" office:value-type="float" office:value="559386.685981385">
            <text:p><text:s/>559,386.69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59]&lt;&gt;&quot;&quot;;([.I59]-[.H59])/[.H59];&quot;&quot;)">
            <text:p/>
          </table:table-cell>
          <table:table-cell table:style-name="ce30" table:formula="of:=IF([.J59]&lt;&gt;&quot;&quot;;[.$E$2]/(1-[.$E$2])*[.J59]-[.$G$2]/(1-[.$E$2]);&quot;&quot;)">
            <text:p/>
          </table:table-cell>
          <table:table-cell table:style-name="ce34" table:formula="of:=IF([.K59]&lt;&gt;&quot;&quot;;[.H59]-([.K59]*[.H59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59]&gt;[.$C$2]-1;&quot;&quot;;[.A59]+1)" office:value-type="float" office:value="55">
            <text:p>55</text:p>
          </table:table-cell>
          <table:table-cell table:style-name="ce7" table:formula="of:=IF([.A60]&lt;([.$C$2]+1);[.B59]*(1+[.$G$2])^[.$D$2];&quot;&quot;)" office:value-type="float" office:value="616254.501372954">
            <text:p><text:s/>616,254.50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60]&lt;&gt;&quot;&quot;;([.I60]-[.H60])/[.H60];&quot;&quot;)">
            <text:p/>
          </table:table-cell>
          <table:table-cell table:style-name="ce30" table:formula="of:=IF([.J60]&lt;&gt;&quot;&quot;;[.$E$2]/(1-[.$E$2])*[.J60]-[.$G$2]/(1-[.$E$2]);&quot;&quot;)">
            <text:p/>
          </table:table-cell>
          <table:table-cell table:style-name="ce34" table:formula="of:=IF([.K60]&lt;&gt;&quot;&quot;;[.H60]-([.K60]*[.H60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60]&gt;[.$C$2]-1;&quot;&quot;;[.A60]+1)" office:value-type="float" office:value="56">
            <text:p>56</text:p>
          </table:table-cell>
          <table:table-cell table:style-name="ce7" table:formula="of:=IF([.A61]&lt;([.$C$2]+1);[.B60]*(1+[.$G$2])^[.$D$2];&quot;&quot;)" office:value-type="float" office:value="678903.556304996">
            <text:p><text:s/>678,903.56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61]&lt;&gt;&quot;&quot;;([.I61]-[.H61])/[.H61];&quot;&quot;)">
            <text:p/>
          </table:table-cell>
          <table:table-cell table:style-name="ce30" table:formula="of:=IF([.J61]&lt;&gt;&quot;&quot;;[.$E$2]/(1-[.$E$2])*[.J61]-[.$G$2]/(1-[.$E$2]);&quot;&quot;)">
            <text:p/>
          </table:table-cell>
          <table:table-cell table:style-name="ce34" table:formula="of:=IF([.K61]&lt;&gt;&quot;&quot;;[.H61]-([.K61]*[.H61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61]&gt;[.$C$2]-1;&quot;&quot;;[.A61]+1)" office:value-type="float" office:value="57">
            <text:p>57</text:p>
          </table:table-cell>
          <table:table-cell table:style-name="ce7" table:formula="of:=IF([.A62]&lt;([.$C$2]+1);[.B61]*(1+[.$G$2])^[.$D$2];&quot;&quot;)" office:value-type="float" office:value="747921.57742736">
            <text:p><text:s/>747,921.58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62]&lt;&gt;&quot;&quot;;([.I62]-[.H62])/[.H62];&quot;&quot;)">
            <text:p/>
          </table:table-cell>
          <table:table-cell table:style-name="ce30" table:formula="of:=IF([.J62]&lt;&gt;&quot;&quot;;[.$E$2]/(1-[.$E$2])*[.J62]-[.$G$2]/(1-[.$E$2]);&quot;&quot;)">
            <text:p/>
          </table:table-cell>
          <table:table-cell table:style-name="ce34" table:formula="of:=IF([.K62]&lt;&gt;&quot;&quot;;[.H62]-([.K62]*[.H62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62]&gt;[.$C$2]-1;&quot;&quot;;[.A62]+1)" office:value-type="float" office:value="58">
            <text:p>58</text:p>
          </table:table-cell>
          <table:table-cell table:style-name="ce7" table:formula="of:=IF([.A63]&lt;([.$C$2]+1);[.B62]*(1+[.$G$2])^[.$D$2];&quot;&quot;)" office:value-type="float" office:value="823956.040274633">
            <text:p><text:s/>823,956.04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63]&lt;&gt;&quot;&quot;;([.I63]-[.H63])/[.H63];&quot;&quot;)">
            <text:p/>
          </table:table-cell>
          <table:table-cell table:style-name="ce30" table:formula="of:=IF([.J63]&lt;&gt;&quot;&quot;;[.$E$2]/(1-[.$E$2])*[.J63]-[.$G$2]/(1-[.$E$2]);&quot;&quot;)">
            <text:p/>
          </table:table-cell>
          <table:table-cell table:style-name="ce34" table:formula="of:=IF([.K63]&lt;&gt;&quot;&quot;;[.H63]-([.K63]*[.H63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63]&gt;[.$C$2]-1;&quot;&quot;;[.A63]+1)" office:value-type="float" office:value="59">
            <text:p>59</text:p>
          </table:table-cell>
          <table:table-cell table:style-name="ce7" table:formula="of:=IF([.A64]&lt;([.$C$2]+1);[.B63]*(1+[.$G$2])^[.$D$2];&quot;&quot;)" office:value-type="float" office:value="907720.243398098">
            <text:p><text:s/>907,720.24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64]&lt;&gt;&quot;&quot;;([.I64]-[.H64])/[.H64];&quot;&quot;)">
            <text:p/>
          </table:table-cell>
          <table:table-cell table:style-name="ce30" table:formula="of:=IF([.J64]&lt;&gt;&quot;&quot;;[.$E$2]/(1-[.$E$2])*[.J64]-[.$G$2]/(1-[.$E$2]);&quot;&quot;)">
            <text:p/>
          </table:table-cell>
          <table:table-cell table:style-name="ce34" table:formula="of:=IF([.K64]&lt;&gt;&quot;&quot;;[.H64]-([.K64]*[.H64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64]&gt;[.$C$2]-1;&quot;&quot;;[.A64]+1)" office:value-type="float" office:value="60">
            <text:p>60</text:p>
          </table:table-cell>
          <table:table-cell table:style-name="ce7" table:formula="of:=IF([.A65]&lt;([.$C$2]+1);[.B64]*(1+[.$G$2])^[.$D$2];&quot;&quot;)" office:value-type="float" office:value="1000000.00000008">
            <text:p><text:s/>1,000,000.00 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65]&lt;&gt;&quot;&quot;;([.I65]-[.H65])/[.H65];&quot;&quot;)">
            <text:p/>
          </table:table-cell>
          <table:table-cell table:style-name="ce30" table:formula="of:=IF([.J65]&lt;&gt;&quot;&quot;;[.$E$2]/(1-[.$E$2])*[.J65]-[.$G$2]/(1-[.$E$2]);&quot;&quot;)">
            <text:p/>
          </table:table-cell>
          <table:table-cell table:style-name="ce34" table:formula="of:=IF([.K65]&lt;&gt;&quot;&quot;;[.H65]-([.K65]*[.H65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65]&gt;[.$C$2]-1;&quot;&quot;;[.A65]+1)">
            <text:p/>
          </table:table-cell>
          <table:table-cell table:style-name="ce7" table:formula="of:=IF([.A66]&lt;([.$C$2]+1);[.B65]*(1+[.$G$2])^[.$D$2];&quot;&quot;)" office:value-type="string" office:string-value="  ">
            <text:p><text:s text:c="2"/>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66]&lt;&gt;&quot;&quot;;([.I66]-[.H66])/[.H66];&quot;&quot;)">
            <text:p/>
          </table:table-cell>
          <table:table-cell table:style-name="ce30" table:formula="of:=IF([.J66]&lt;&gt;&quot;&quot;;[.$E$2]/(1-[.$E$2])*[.J66]-[.$G$2]/(1-[.$E$2]);&quot;&quot;)">
            <text:p/>
          </table:table-cell>
          <table:table-cell table:style-name="ce34" table:formula="of:=IF([.K66]&lt;&gt;&quot;&quot;;[.H66]-([.K66]*[.H66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66]&gt;[.$C$2]-1;&quot;&quot;;[.A66]+1)">
            <text:p/>
          </table:table-cell>
          <table:table-cell table:style-name="ce7" table:formula="of:=IF([.A67]&lt;([.$C$2]+1);[.B66]*(1+[.$G$2])^[.$D$2];&quot;&quot;)" office:value-type="string" office:string-value="  ">
            <text:p><text:s text:c="2"/>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67]&lt;&gt;&quot;&quot;;([.I67]-[.H67])/[.H67];&quot;&quot;)">
            <text:p/>
          </table:table-cell>
          <table:table-cell table:style-name="ce30" table:formula="of:=IF([.J67]&lt;&gt;&quot;&quot;;[.$E$2]/(1-[.$E$2])*[.J67]-[.$G$2]/(1-[.$E$2]);&quot;&quot;)">
            <text:p/>
          </table:table-cell>
          <table:table-cell table:style-name="ce34" table:formula="of:=IF([.K67]&lt;&gt;&quot;&quot;;[.H67]-([.K67]*[.H67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67]&gt;[.$C$2]-1;&quot;&quot;;[.A67]+1)">
            <text:p/>
          </table:table-cell>
          <table:table-cell table:style-name="ce7" table:formula="of:=IF([.A68]&lt;([.$C$2]+1);[.B67]*(1+[.$G$2])^[.$D$2];&quot;&quot;)" office:value-type="string" office:string-value="  ">
            <text:p><text:s text:c="2"/>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68]&lt;&gt;&quot;&quot;;([.I68]-[.H68])/[.H68];&quot;&quot;)">
            <text:p/>
          </table:table-cell>
          <table:table-cell table:style-name="ce30" table:formula="of:=IF([.J68]&lt;&gt;&quot;&quot;;[.$E$2]/(1-[.$E$2])*[.J68]-[.$G$2]/(1-[.$E$2]);&quot;&quot;)">
            <text:p/>
          </table:table-cell>
          <table:table-cell table:style-name="ce34" table:formula="of:=IF([.K68]&lt;&gt;&quot;&quot;;[.H68]-([.K68]*[.H68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68]&gt;[.$C$2]-1;&quot;&quot;;[.A68]+1)">
            <text:p/>
          </table:table-cell>
          <table:table-cell table:style-name="ce7" table:formula="of:=IF([.A69]&lt;([.$C$2]+1);[.B68]*(1+[.$G$2])^[.$D$2];&quot;&quot;)" office:value-type="string" office:string-value="  ">
            <text:p><text:s text:c="2"/>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69]&lt;&gt;&quot;&quot;;([.I69]-[.H69])/[.H69];&quot;&quot;)">
            <text:p/>
          </table:table-cell>
          <table:table-cell table:style-name="ce30" table:formula="of:=IF([.J69]&lt;&gt;&quot;&quot;;[.$E$2]/(1-[.$E$2])*[.J69]-[.$G$2]/(1-[.$E$2]);&quot;&quot;)">
            <text:p/>
          </table:table-cell>
          <table:table-cell table:style-name="ce34" table:formula="of:=IF([.K69]&lt;&gt;&quot;&quot;;[.H69]-([.K69]*[.H69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69]&gt;[.$C$2]-1;&quot;&quot;;[.A69]+1)">
            <text:p/>
          </table:table-cell>
          <table:table-cell table:style-name="ce7" table:formula="of:=IF([.A70]&lt;([.$C$2]+1);[.B69]*(1+[.$G$2])^[.$D$2];&quot;&quot;)" office:value-type="string" office:string-value="  ">
            <text:p><text:s text:c="2"/>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70]&lt;&gt;&quot;&quot;;([.I70]-[.H70])/[.H70];&quot;&quot;)">
            <text:p/>
          </table:table-cell>
          <table:table-cell table:style-name="ce30" table:formula="of:=IF([.J70]&lt;&gt;&quot;&quot;;[.$E$2]/(1-[.$E$2])*[.J70]-[.$G$2]/(1-[.$E$2]);&quot;&quot;)">
            <text:p/>
          </table:table-cell>
          <table:table-cell table:style-name="ce34" table:formula="of:=IF([.K70]&lt;&gt;&quot;&quot;;[.H70]-([.K70]*[.H70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70]&gt;[.$C$2]-1;&quot;&quot;;[.A70]+1)">
            <text:p/>
          </table:table-cell>
          <table:table-cell table:style-name="ce7" table:formula="of:=IF([.A71]&lt;([.$C$2]+1);[.B70]*(1+[.$G$2])^[.$D$2];&quot;&quot;)" office:value-type="string" office:string-value="  ">
            <text:p><text:s text:c="2"/>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71]&lt;&gt;&quot;&quot;;([.I71]-[.H71])/[.H71];&quot;&quot;)">
            <text:p/>
          </table:table-cell>
          <table:table-cell table:style-name="ce30" table:formula="of:=IF([.J71]&lt;&gt;&quot;&quot;;[.$E$2]/(1-[.$E$2])*[.J71]-[.$G$2]/(1-[.$E$2]);&quot;&quot;)">
            <text:p/>
          </table:table-cell>
          <table:table-cell table:style-name="ce34" table:formula="of:=IF([.K71]&lt;&gt;&quot;&quot;;[.H71]-([.K71]*[.H71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71]&gt;[.$C$2]-1;&quot;&quot;;[.A71]+1)">
            <text:p/>
          </table:table-cell>
          <table:table-cell table:style-name="ce7" table:formula="of:=IF([.A72]&lt;([.$C$2]+1);[.B71]*(1+[.$G$2])^[.$D$2];&quot;&quot;)" office:value-type="string" office:string-value="  ">
            <text:p><text:s text:c="2"/>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72]&lt;&gt;&quot;&quot;;([.I72]-[.H72])/[.H72];&quot;&quot;)">
            <text:p/>
          </table:table-cell>
          <table:table-cell table:style-name="ce30" table:formula="of:=IF([.J72]&lt;&gt;&quot;&quot;;[.$E$2]/(1-[.$E$2])*[.J72]-[.$G$2]/(1-[.$E$2]);&quot;&quot;)">
            <text:p/>
          </table:table-cell>
          <table:table-cell table:style-name="ce34" table:formula="of:=IF([.K72]&lt;&gt;&quot;&quot;;[.H72]-([.K72]*[.H72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72]&gt;[.$C$2]-1;&quot;&quot;;[.A72]+1)">
            <text:p/>
          </table:table-cell>
          <table:table-cell table:style-name="ce7" table:formula="of:=IF([.A73]&lt;([.$C$2]+1);[.B72]*(1+[.$G$2])^[.$D$2];&quot;&quot;)" office:value-type="string" office:string-value="  ">
            <text:p><text:s text:c="2"/>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73]&lt;&gt;&quot;&quot;;([.I73]-[.H73])/[.H73];&quot;&quot;)">
            <text:p/>
          </table:table-cell>
          <table:table-cell table:style-name="ce30" table:formula="of:=IF([.J73]&lt;&gt;&quot;&quot;;[.$E$2]/(1-[.$E$2])*[.J73]-[.$G$2]/(1-[.$E$2]);&quot;&quot;)">
            <text:p/>
          </table:table-cell>
          <table:table-cell table:style-name="ce34" table:formula="of:=IF([.K73]&lt;&gt;&quot;&quot;;[.H73]-([.K73]*[.H73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73]&gt;[.$C$2]-1;&quot;&quot;;[.A73]+1)">
            <text:p/>
          </table:table-cell>
          <table:table-cell table:style-name="ce7" table:formula="of:=IF([.A74]&lt;([.$C$2]+1);[.B73]*(1+[.$G$2])^[.$D$2];&quot;&quot;)" office:value-type="string" office:string-value="  ">
            <text:p><text:s text:c="2"/>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74]&lt;&gt;&quot;&quot;;([.I74]-[.H74])/[.H74];&quot;&quot;)">
            <text:p/>
          </table:table-cell>
          <table:table-cell table:style-name="ce30" table:formula="of:=IF([.J74]&lt;&gt;&quot;&quot;;[.$E$2]/(1-[.$E$2])*[.J74]-[.$G$2]/(1-[.$E$2]);&quot;&quot;)">
            <text:p/>
          </table:table-cell>
          <table:table-cell table:style-name="ce34" table:formula="of:=IF([.K74]&lt;&gt;&quot;&quot;;[.H74]-([.K74]*[.H74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74]&gt;[.$C$2]-1;&quot;&quot;;[.A74]+1)">
            <text:p/>
          </table:table-cell>
          <table:table-cell table:style-name="ce7" table:formula="of:=IF([.A75]&lt;([.$C$2]+1);[.B74]*(1+[.$G$2])^[.$D$2];&quot;&quot;)" office:value-type="string" office:string-value="  ">
            <text:p><text:s text:c="2"/>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75]&lt;&gt;&quot;&quot;;([.I75]-[.H75])/[.H75];&quot;&quot;)">
            <text:p/>
          </table:table-cell>
          <table:table-cell table:style-name="ce30" table:formula="of:=IF([.J75]&lt;&gt;&quot;&quot;;[.$E$2]/(1-[.$E$2])*[.J75]-[.$G$2]/(1-[.$E$2]);&quot;&quot;)">
            <text:p/>
          </table:table-cell>
          <table:table-cell table:style-name="ce34" table:formula="of:=IF([.K75]&lt;&gt;&quot;&quot;;[.H75]-([.K75]*[.H75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75]&gt;[.$C$2]-1;&quot;&quot;;[.A75]+1)">
            <text:p/>
          </table:table-cell>
          <table:table-cell table:style-name="ce7" table:formula="of:=IF([.A76]&lt;([.$C$2]+1);[.B75]*(1+[.$G$2])^[.$D$2];&quot;&quot;)" office:value-type="string" office:string-value="  ">
            <text:p><text:s text:c="2"/>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76]&lt;&gt;&quot;&quot;;([.I76]-[.H76])/[.H76];&quot;&quot;)">
            <text:p/>
          </table:table-cell>
          <table:table-cell table:style-name="ce30" table:formula="of:=IF([.J76]&lt;&gt;&quot;&quot;;[.$E$2]/(1-[.$E$2])*[.J76]-[.$G$2]/(1-[.$E$2]);&quot;&quot;)">
            <text:p/>
          </table:table-cell>
          <table:table-cell table:style-name="ce34" table:formula="of:=IF([.K76]&lt;&gt;&quot;&quot;;[.H76]-([.K76]*[.H76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76]&gt;[.$C$2]-1;&quot;&quot;;[.A76]+1)">
            <text:p/>
          </table:table-cell>
          <table:table-cell table:style-name="ce7" table:formula="of:=IF([.A77]&lt;([.$C$2]+1);[.B76]*(1+[.$G$2])^[.$D$2];&quot;&quot;)" office:value-type="string" office:string-value="  ">
            <text:p><text:s text:c="2"/>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77]&lt;&gt;&quot;&quot;;([.I77]-[.H77])/[.H77];&quot;&quot;)">
            <text:p/>
          </table:table-cell>
          <table:table-cell table:style-name="ce30" table:formula="of:=IF([.J77]&lt;&gt;&quot;&quot;;[.$E$2]/(1-[.$E$2])*[.J77]-[.$G$2]/(1-[.$E$2]);&quot;&quot;)">
            <text:p/>
          </table:table-cell>
          <table:table-cell table:style-name="ce34" table:formula="of:=IF([.K77]&lt;&gt;&quot;&quot;;[.H77]-([.K77]*[.H77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77]&gt;[.$C$2]-1;&quot;&quot;;[.A77]+1)">
            <text:p/>
          </table:table-cell>
          <table:table-cell table:style-name="ce7" table:formula="of:=IF([.A78]&lt;([.$C$2]+1);[.B77]*(1+[.$G$2])^[.$D$2];&quot;&quot;)" office:value-type="string" office:string-value="  ">
            <text:p><text:s text:c="2"/>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78]&lt;&gt;&quot;&quot;;([.I78]-[.H78])/[.H78];&quot;&quot;)">
            <text:p/>
          </table:table-cell>
          <table:table-cell table:style-name="ce30" table:formula="of:=IF([.J78]&lt;&gt;&quot;&quot;;[.$E$2]/(1-[.$E$2])*[.J78]-[.$G$2]/(1-[.$E$2]);&quot;&quot;)">
            <text:p/>
          </table:table-cell>
          <table:table-cell table:style-name="ce34" table:formula="of:=IF([.K78]&lt;&gt;&quot;&quot;;[.H78]-([.K78]*[.H78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78]&gt;[.$C$2]-1;&quot;&quot;;[.A78]+1)">
            <text:p/>
          </table:table-cell>
          <table:table-cell table:style-name="ce7" table:formula="of:=IF([.A79]&lt;([.$C$2]+1);[.B78]*(1+[.$G$2])^[.$D$2];&quot;&quot;)" office:value-type="string" office:string-value="  ">
            <text:p><text:s text:c="2"/>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79]&lt;&gt;&quot;&quot;;([.I79]-[.H79])/[.H79];&quot;&quot;)">
            <text:p/>
          </table:table-cell>
          <table:table-cell table:style-name="ce30" table:formula="of:=IF([.J79]&lt;&gt;&quot;&quot;;[.$E$2]/(1-[.$E$2])*[.J79]-[.$G$2]/(1-[.$E$2]);&quot;&quot;)">
            <text:p/>
          </table:table-cell>
          <table:table-cell table:style-name="ce34" table:formula="of:=IF([.K79]&lt;&gt;&quot;&quot;;[.H79]-([.K79]*[.H79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79]&gt;[.$C$2]-1;&quot;&quot;;[.A79]+1)">
            <text:p/>
          </table:table-cell>
          <table:table-cell table:style-name="ce7" table:formula="of:=IF([.A80]&lt;([.$C$2]+1);[.B79]*(1+[.$G$2])^[.$D$2];&quot;&quot;)" office:value-type="string" office:string-value="  ">
            <text:p><text:s text:c="2"/></text:p>
          </table:table-cell>
          <table:table-cell table:number-columns-repeated="5"/>
          <table:table-cell table:style-name="ce18"/>
          <table:table-cell table:style-name="ce21"/>
          <table:table-cell table:style-name="ce25" table:formula="of:=IF([.H80]&lt;&gt;&quot;&quot;;([.I80]-[.H80])/[.H80];&quot;&quot;)">
            <text:p/>
          </table:table-cell>
          <table:table-cell table:style-name="ce30" table:formula="of:=IF([.J80]&lt;&gt;&quot;&quot;;[.$E$2]/(1-[.$E$2])*[.J80]-[.$G$2]/(1-[.$E$2]);&quot;&quot;)">
            <text:p/>
          </table:table-cell>
          <table:table-cell table:style-name="ce34" table:formula="of:=IF([.K80]&lt;&gt;&quot;&quot;;[.H80]-([.K80]*[.H80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80]&gt;[.$C$2]-1;&quot;&quot;;[.A80]+1)">
            <text:p/>
          </table:table-cell>
          <table:table-cell table:style-name="ce7" table:formula="of:=IF([.A81]&lt;([.$C$2]+1);[.B80]*(1+[.$G$2])^[.$D$2];&quot;&quot;)" office:value-type="string" office:string-value="  ">
            <text:p><text:s text:c="2"/></text:p>
          </table:table-cell>
          <table:table-cell table:number-columns-repeated="5"/>
          <table:table-cell table:number-columns-repeated="2"/>
          <table:table-cell table:style-name="ce25" table:formula="of:=IF([.H81]&lt;&gt;&quot;&quot;;([.I81]-[.H81])/[.H81];&quot;&quot;)">
            <text:p/>
          </table:table-cell>
          <table:table-cell table:style-name="ce30" table:formula="of:=IF([.J81]&lt;&gt;&quot;&quot;;[.$E$2]/(1-[.$E$2])*[.J81]-[.$G$2]/(1-[.$E$2]);&quot;&quot;)">
            <text:p/>
          </table:table-cell>
          <table:table-cell table:style-name="ce34" table:formula="of:=IF([.K81]&lt;&gt;&quot;&quot;;[.H81]-([.K81]*[.H81]);&quot;&quot;)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 table:style-name="ce4" table:formula="of:=IF([.A81]&gt;[.$C$2]-1;&quot;&quot;;[.A81]+1)">
            <text:p/>
          </table:table-cell>
          <table:table-cell table:style-name="ce7" table:formula="of:=IF([.A82]&lt;([.$C$2]+1);[.B81]*(1+[.$G$2])^[.$D$2];&quot;&quot;)" office:value-type="string" office:string-value="  ">
            <text:p><text:s text:c="2"/></text:p>
          </table:table-cell>
          <table:table-cell table:number-columns-repeated="8"/>
          <table:table-cell table:style-name="ce31"/>
          <table:table-cell table:number-columns-repeated="1013"/>
        </table:table-row>
        <table:table-row table:style-name="ro1">
          <table:table-cell table:style-name="ce4" table:formula="of:=IF([.A82]&gt;[.$C$2]-1;&quot;&quot;;[.A82]+1)">
            <text:p/>
          </table:table-cell>
          <table:table-cell table:style-name="ce7" table:formula="of:=IF([.A83]&lt;([.$C$2]+1);[.B8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83]&gt;[.$C$2]-1;&quot;&quot;;[.A83]+1)">
            <text:p/>
          </table:table-cell>
          <table:table-cell table:style-name="ce7" table:formula="of:=IF([.A84]&lt;([.$C$2]+1);[.B8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84]&gt;[.$C$2]-1;&quot;&quot;;[.A84]+1)">
            <text:p/>
          </table:table-cell>
          <table:table-cell table:style-name="ce7" table:formula="of:=IF([.A85]&lt;([.$C$2]+1);[.B8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85]&gt;[.$C$2]-1;&quot;&quot;;[.A85]+1)">
            <text:p/>
          </table:table-cell>
          <table:table-cell table:style-name="ce7" table:formula="of:=IF([.A86]&lt;([.$C$2]+1);[.B8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86]&gt;[.$C$2]-1;&quot;&quot;;[.A86]+1)">
            <text:p/>
          </table:table-cell>
          <table:table-cell table:style-name="ce7" table:formula="of:=IF([.A87]&lt;([.$C$2]+1);[.B8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87]&gt;[.$C$2]-1;&quot;&quot;;[.A87]+1)">
            <text:p/>
          </table:table-cell>
          <table:table-cell table:style-name="ce7" table:formula="of:=IF([.A88]&lt;([.$C$2]+1);[.B8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88]&gt;[.$C$2]-1;&quot;&quot;;[.A88]+1)">
            <text:p/>
          </table:table-cell>
          <table:table-cell table:style-name="ce7" table:formula="of:=IF([.A89]&lt;([.$C$2]+1);[.B8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89]&gt;[.$C$2]-1;&quot;&quot;;[.A89]+1)">
            <text:p/>
          </table:table-cell>
          <table:table-cell table:style-name="ce7" table:formula="of:=IF([.A90]&lt;([.$C$2]+1);[.B8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90]&gt;[.$C$2]-1;&quot;&quot;;[.A90]+1)">
            <text:p/>
          </table:table-cell>
          <table:table-cell table:style-name="ce7" table:formula="of:=IF([.A91]&lt;([.$C$2]+1);[.B9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91]&gt;[.$C$2]-1;&quot;&quot;;[.A91]+1)">
            <text:p/>
          </table:table-cell>
          <table:table-cell table:style-name="ce7" table:formula="of:=IF([.A92]&lt;([.$C$2]+1);[.B9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92]&gt;[.$C$2]-1;&quot;&quot;;[.A92]+1)">
            <text:p/>
          </table:table-cell>
          <table:table-cell table:style-name="ce7" table:formula="of:=IF([.A93]&lt;([.$C$2]+1);[.B9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93]&gt;[.$C$2]-1;&quot;&quot;;[.A93]+1)">
            <text:p/>
          </table:table-cell>
          <table:table-cell table:style-name="ce7" table:formula="of:=IF([.A94]&lt;([.$C$2]+1);[.B9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94]&gt;[.$C$2]-1;&quot;&quot;;[.A94]+1)">
            <text:p/>
          </table:table-cell>
          <table:table-cell table:style-name="ce7" table:formula="of:=IF([.A95]&lt;([.$C$2]+1);[.B9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95]&gt;[.$C$2]-1;&quot;&quot;;[.A95]+1)">
            <text:p/>
          </table:table-cell>
          <table:table-cell table:style-name="ce7" table:formula="of:=IF([.A96]&lt;([.$C$2]+1);[.B9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96]&gt;[.$C$2]-1;&quot;&quot;;[.A96]+1)">
            <text:p/>
          </table:table-cell>
          <table:table-cell table:style-name="ce7" table:formula="of:=IF([.A97]&lt;([.$C$2]+1);[.B9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97]&gt;[.$C$2]-1;&quot;&quot;;[.A97]+1)">
            <text:p/>
          </table:table-cell>
          <table:table-cell table:style-name="ce7" table:formula="of:=IF([.A98]&lt;([.$C$2]+1);[.B9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98]&gt;[.$C$2]-1;&quot;&quot;;[.A98]+1)">
            <text:p/>
          </table:table-cell>
          <table:table-cell table:style-name="ce7" table:formula="of:=IF([.A99]&lt;([.$C$2]+1);[.B9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99]&gt;[.$C$2]-1;&quot;&quot;;[.A99]+1)">
            <text:p/>
          </table:table-cell>
          <table:table-cell table:style-name="ce7" table:formula="of:=IF([.A100]&lt;([.$C$2]+1);[.B9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00]&gt;[.$C$2]-1;&quot;&quot;;[.A100]+1)">
            <text:p/>
          </table:table-cell>
          <table:table-cell table:style-name="ce7" table:formula="of:=IF([.A101]&lt;([.$C$2]+1);[.B10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01]&gt;[.$C$2]-1;&quot;&quot;;[.A101]+1)">
            <text:p/>
          </table:table-cell>
          <table:table-cell table:style-name="ce7" table:formula="of:=IF([.A102]&lt;([.$C$2]+1);[.B10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02]&gt;[.$C$2]-1;&quot;&quot;;[.A102]+1)">
            <text:p/>
          </table:table-cell>
          <table:table-cell table:style-name="ce7" table:formula="of:=IF([.A103]&lt;([.$C$2]+1);[.B10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03]&gt;[.$C$2]-1;&quot;&quot;;[.A103]+1)">
            <text:p/>
          </table:table-cell>
          <table:table-cell table:style-name="ce7" table:formula="of:=IF([.A104]&lt;([.$C$2]+1);[.B10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04]&gt;[.$C$2]-1;&quot;&quot;;[.A104]+1)">
            <text:p/>
          </table:table-cell>
          <table:table-cell table:style-name="ce7" table:formula="of:=IF([.A105]&lt;([.$C$2]+1);[.B10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05]&gt;[.$C$2]-1;&quot;&quot;;[.A105]+1)">
            <text:p/>
          </table:table-cell>
          <table:table-cell table:style-name="ce7" table:formula="of:=IF([.A106]&lt;([.$C$2]+1);[.B10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06]&gt;[.$C$2]-1;&quot;&quot;;[.A106]+1)">
            <text:p/>
          </table:table-cell>
          <table:table-cell table:style-name="ce7" table:formula="of:=IF([.A107]&lt;([.$C$2]+1);[.B10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07]&gt;[.$C$2]-1;&quot;&quot;;[.A107]+1)">
            <text:p/>
          </table:table-cell>
          <table:table-cell table:style-name="ce7" table:formula="of:=IF([.A108]&lt;([.$C$2]+1);[.B10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08]&gt;[.$C$2]-1;&quot;&quot;;[.A108]+1)">
            <text:p/>
          </table:table-cell>
          <table:table-cell table:style-name="ce7" table:formula="of:=IF([.A109]&lt;([.$C$2]+1);[.B10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09]&gt;[.$C$2]-1;&quot;&quot;;[.A109]+1)">
            <text:p/>
          </table:table-cell>
          <table:table-cell table:style-name="ce7" table:formula="of:=IF([.A110]&lt;([.$C$2]+1);[.B10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10]&gt;[.$C$2]-1;&quot;&quot;;[.A110]+1)">
            <text:p/>
          </table:table-cell>
          <table:table-cell table:style-name="ce7" table:formula="of:=IF([.A111]&lt;([.$C$2]+1);[.B11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11]&gt;[.$C$2]-1;&quot;&quot;;[.A111]+1)">
            <text:p/>
          </table:table-cell>
          <table:table-cell table:style-name="ce7" table:formula="of:=IF([.A112]&lt;([.$C$2]+1);[.B11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12]&gt;[.$C$2]-1;&quot;&quot;;[.A112]+1)">
            <text:p/>
          </table:table-cell>
          <table:table-cell table:style-name="ce7" table:formula="of:=IF([.A113]&lt;([.$C$2]+1);[.B11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13]&gt;[.$C$2]-1;&quot;&quot;;[.A113]+1)">
            <text:p/>
          </table:table-cell>
          <table:table-cell table:style-name="ce7" table:formula="of:=IF([.A114]&lt;([.$C$2]+1);[.B11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14]&gt;[.$C$2]-1;&quot;&quot;;[.A114]+1)">
            <text:p/>
          </table:table-cell>
          <table:table-cell table:style-name="ce7" table:formula="of:=IF([.A115]&lt;([.$C$2]+1);[.B11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15]&gt;[.$C$2]-1;&quot;&quot;;[.A115]+1)">
            <text:p/>
          </table:table-cell>
          <table:table-cell table:style-name="ce7" table:formula="of:=IF([.A116]&lt;([.$C$2]+1);[.B11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16]&gt;[.$C$2]-1;&quot;&quot;;[.A116]+1)">
            <text:p/>
          </table:table-cell>
          <table:table-cell table:style-name="ce7" table:formula="of:=IF([.A117]&lt;([.$C$2]+1);[.B11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17]&gt;[.$C$2]-1;&quot;&quot;;[.A117]+1)">
            <text:p/>
          </table:table-cell>
          <table:table-cell table:style-name="ce7" table:formula="of:=IF([.A118]&lt;([.$C$2]+1);[.B11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18]&gt;[.$C$2]-1;&quot;&quot;;[.A118]+1)">
            <text:p/>
          </table:table-cell>
          <table:table-cell table:style-name="ce7" table:formula="of:=IF([.A119]&lt;([.$C$2]+1);[.B11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19]&gt;[.$C$2]-1;&quot;&quot;;[.A119]+1)">
            <text:p/>
          </table:table-cell>
          <table:table-cell table:style-name="ce7" table:formula="of:=IF([.A120]&lt;([.$C$2]+1);[.B11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20]&gt;[.$C$2]-1;&quot;&quot;;[.A120]+1)">
            <text:p/>
          </table:table-cell>
          <table:table-cell table:style-name="ce7" table:formula="of:=IF([.A121]&lt;([.$C$2]+1);[.B12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21]&gt;[.$C$2]-1;&quot;&quot;;[.A121]+1)">
            <text:p/>
          </table:table-cell>
          <table:table-cell table:style-name="ce7" table:formula="of:=IF([.A122]&lt;([.$C$2]+1);[.B12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22]&gt;[.$C$2]-1;&quot;&quot;;[.A122]+1)">
            <text:p/>
          </table:table-cell>
          <table:table-cell table:style-name="ce7" table:formula="of:=IF([.A123]&lt;([.$C$2]+1);[.B12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23]&gt;[.$C$2]-1;&quot;&quot;;[.A123]+1)">
            <text:p/>
          </table:table-cell>
          <table:table-cell table:style-name="ce7" table:formula="of:=IF([.A124]&lt;([.$C$2]+1);[.B12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24]&gt;[.$C$2]-1;&quot;&quot;;[.A124]+1)">
            <text:p/>
          </table:table-cell>
          <table:table-cell table:style-name="ce7" table:formula="of:=IF([.A125]&lt;([.$C$2]+1);[.B12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25]&gt;[.$C$2]-1;&quot;&quot;;[.A125]+1)">
            <text:p/>
          </table:table-cell>
          <table:table-cell table:style-name="ce7" table:formula="of:=IF([.A126]&lt;([.$C$2]+1);[.B12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26]&gt;[.$C$2]-1;&quot;&quot;;[.A126]+1)">
            <text:p/>
          </table:table-cell>
          <table:table-cell table:style-name="ce7" table:formula="of:=IF([.A127]&lt;([.$C$2]+1);[.B12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27]&gt;[.$C$2]-1;&quot;&quot;;[.A127]+1)">
            <text:p/>
          </table:table-cell>
          <table:table-cell table:style-name="ce7" table:formula="of:=IF([.A128]&lt;([.$C$2]+1);[.B12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28]&gt;[.$C$2]-1;&quot;&quot;;[.A128]+1)">
            <text:p/>
          </table:table-cell>
          <table:table-cell table:style-name="ce7" table:formula="of:=IF([.A129]&lt;([.$C$2]+1);[.B12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29]&gt;[.$C$2]-1;&quot;&quot;;[.A129]+1)">
            <text:p/>
          </table:table-cell>
          <table:table-cell table:style-name="ce7" table:formula="of:=IF([.A130]&lt;([.$C$2]+1);[.B12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30]&gt;[.$C$2]-1;&quot;&quot;;[.A130]+1)">
            <text:p/>
          </table:table-cell>
          <table:table-cell table:style-name="ce7" table:formula="of:=IF([.A131]&lt;([.$C$2]+1);[.B13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31]&gt;[.$C$2]-1;&quot;&quot;;[.A131]+1)">
            <text:p/>
          </table:table-cell>
          <table:table-cell table:style-name="ce7" table:formula="of:=IF([.A132]&lt;([.$C$2]+1);[.B13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32]&gt;[.$C$2]-1;&quot;&quot;;[.A132]+1)">
            <text:p/>
          </table:table-cell>
          <table:table-cell table:style-name="ce7" table:formula="of:=IF([.A133]&lt;([.$C$2]+1);[.B13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33]&gt;[.$C$2]-1;&quot;&quot;;[.A133]+1)">
            <text:p/>
          </table:table-cell>
          <table:table-cell table:style-name="ce7" table:formula="of:=IF([.A134]&lt;([.$C$2]+1);[.B13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34]&gt;[.$C$2]-1;&quot;&quot;;[.A134]+1)">
            <text:p/>
          </table:table-cell>
          <table:table-cell table:style-name="ce7" table:formula="of:=IF([.A135]&lt;([.$C$2]+1);[.B13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35]&gt;[.$C$2]-1;&quot;&quot;;[.A135]+1)">
            <text:p/>
          </table:table-cell>
          <table:table-cell table:style-name="ce7" table:formula="of:=IF([.A136]&lt;([.$C$2]+1);[.B13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36]&gt;[.$C$2]-1;&quot;&quot;;[.A136]+1)">
            <text:p/>
          </table:table-cell>
          <table:table-cell table:style-name="ce7" table:formula="of:=IF([.A137]&lt;([.$C$2]+1);[.B13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37]&gt;[.$C$2]-1;&quot;&quot;;[.A137]+1)">
            <text:p/>
          </table:table-cell>
          <table:table-cell table:style-name="ce7" table:formula="of:=IF([.A138]&lt;([.$C$2]+1);[.B13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38]&gt;[.$C$2]-1;&quot;&quot;;[.A138]+1)">
            <text:p/>
          </table:table-cell>
          <table:table-cell table:style-name="ce7" table:formula="of:=IF([.A139]&lt;([.$C$2]+1);[.B13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39]&gt;[.$C$2]-1;&quot;&quot;;[.A139]+1)">
            <text:p/>
          </table:table-cell>
          <table:table-cell table:style-name="ce7" table:formula="of:=IF([.A140]&lt;([.$C$2]+1);[.B13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40]&gt;[.$C$2]-1;&quot;&quot;;[.A140]+1)">
            <text:p/>
          </table:table-cell>
          <table:table-cell table:style-name="ce7" table:formula="of:=IF([.A141]&lt;([.$C$2]+1);[.B14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41]&gt;[.$C$2]-1;&quot;&quot;;[.A141]+1)">
            <text:p/>
          </table:table-cell>
          <table:table-cell table:style-name="ce7" table:formula="of:=IF([.A142]&lt;([.$C$2]+1);[.B14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42]&gt;[.$C$2]-1;&quot;&quot;;[.A142]+1)">
            <text:p/>
          </table:table-cell>
          <table:table-cell table:style-name="ce7" table:formula="of:=IF([.A143]&lt;([.$C$2]+1);[.B14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43]&gt;[.$C$2]-1;&quot;&quot;;[.A143]+1)">
            <text:p/>
          </table:table-cell>
          <table:table-cell table:style-name="ce7" table:formula="of:=IF([.A144]&lt;([.$C$2]+1);[.B14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44]&gt;[.$C$2]-1;&quot;&quot;;[.A144]+1)">
            <text:p/>
          </table:table-cell>
          <table:table-cell table:style-name="ce7" table:formula="of:=IF([.A145]&lt;([.$C$2]+1);[.B14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45]&gt;[.$C$2]-1;&quot;&quot;;[.A145]+1)">
            <text:p/>
          </table:table-cell>
          <table:table-cell table:style-name="ce7" table:formula="of:=IF([.A146]&lt;([.$C$2]+1);[.B14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46]&gt;[.$C$2]-1;&quot;&quot;;[.A146]+1)">
            <text:p/>
          </table:table-cell>
          <table:table-cell table:style-name="ce7" table:formula="of:=IF([.A147]&lt;([.$C$2]+1);[.B14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47]&gt;[.$C$2]-1;&quot;&quot;;[.A147]+1)">
            <text:p/>
          </table:table-cell>
          <table:table-cell table:style-name="ce7" table:formula="of:=IF([.A148]&lt;([.$C$2]+1);[.B14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48]&gt;[.$C$2]-1;&quot;&quot;;[.A148]+1)">
            <text:p/>
          </table:table-cell>
          <table:table-cell table:style-name="ce7" table:formula="of:=IF([.A149]&lt;([.$C$2]+1);[.B14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49]&gt;[.$C$2]-1;&quot;&quot;;[.A149]+1)">
            <text:p/>
          </table:table-cell>
          <table:table-cell table:style-name="ce7" table:formula="of:=IF([.A150]&lt;([.$C$2]+1);[.B14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50]&gt;[.$C$2]-1;&quot;&quot;;[.A150]+1)">
            <text:p/>
          </table:table-cell>
          <table:table-cell table:style-name="ce7" table:formula="of:=IF([.A151]&lt;([.$C$2]+1);[.B15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51]&gt;[.$C$2]-1;&quot;&quot;;[.A151]+1)">
            <text:p/>
          </table:table-cell>
          <table:table-cell table:style-name="ce7" table:formula="of:=IF([.A152]&lt;([.$C$2]+1);[.B15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52]&gt;[.$C$2]-1;&quot;&quot;;[.A152]+1)">
            <text:p/>
          </table:table-cell>
          <table:table-cell table:style-name="ce7" table:formula="of:=IF([.A153]&lt;([.$C$2]+1);[.B15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53]&gt;[.$C$2]-1;&quot;&quot;;[.A153]+1)">
            <text:p/>
          </table:table-cell>
          <table:table-cell table:style-name="ce7" table:formula="of:=IF([.A154]&lt;([.$C$2]+1);[.B15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54]&gt;[.$C$2]-1;&quot;&quot;;[.A154]+1)">
            <text:p/>
          </table:table-cell>
          <table:table-cell table:style-name="ce7" table:formula="of:=IF([.A155]&lt;([.$C$2]+1);[.B15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55]&gt;[.$C$2]-1;&quot;&quot;;[.A155]+1)">
            <text:p/>
          </table:table-cell>
          <table:table-cell table:style-name="ce7" table:formula="of:=IF([.A156]&lt;([.$C$2]+1);[.B15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56]&gt;[.$C$2]-1;&quot;&quot;;[.A156]+1)">
            <text:p/>
          </table:table-cell>
          <table:table-cell table:style-name="ce7" table:formula="of:=IF([.A157]&lt;([.$C$2]+1);[.B15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57]&gt;[.$C$2]-1;&quot;&quot;;[.A157]+1)">
            <text:p/>
          </table:table-cell>
          <table:table-cell table:style-name="ce7" table:formula="of:=IF([.A158]&lt;([.$C$2]+1);[.B15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58]&gt;[.$C$2]-1;&quot;&quot;;[.A158]+1)">
            <text:p/>
          </table:table-cell>
          <table:table-cell table:style-name="ce7" table:formula="of:=IF([.A159]&lt;([.$C$2]+1);[.B15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59]&gt;[.$C$2]-1;&quot;&quot;;[.A159]+1)">
            <text:p/>
          </table:table-cell>
          <table:table-cell table:style-name="ce7" table:formula="of:=IF([.A160]&lt;([.$C$2]+1);[.B15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60]&gt;[.$C$2]-1;&quot;&quot;;[.A160]+1)">
            <text:p/>
          </table:table-cell>
          <table:table-cell table:style-name="ce7" table:formula="of:=IF([.A161]&lt;([.$C$2]+1);[.B16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61]&gt;[.$C$2]-1;&quot;&quot;;[.A161]+1)">
            <text:p/>
          </table:table-cell>
          <table:table-cell table:style-name="ce7" table:formula="of:=IF([.A162]&lt;([.$C$2]+1);[.B16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62]&gt;[.$C$2]-1;&quot;&quot;;[.A162]+1)">
            <text:p/>
          </table:table-cell>
          <table:table-cell table:style-name="ce7" table:formula="of:=IF([.A163]&lt;([.$C$2]+1);[.B16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63]&gt;[.$C$2]-1;&quot;&quot;;[.A163]+1)">
            <text:p/>
          </table:table-cell>
          <table:table-cell table:style-name="ce7" table:formula="of:=IF([.A164]&lt;([.$C$2]+1);[.B16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64]&gt;[.$C$2]-1;&quot;&quot;;[.A164]+1)">
            <text:p/>
          </table:table-cell>
          <table:table-cell table:style-name="ce7" table:formula="of:=IF([.A165]&lt;([.$C$2]+1);[.B16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65]&gt;[.$C$2]-1;&quot;&quot;;[.A165]+1)">
            <text:p/>
          </table:table-cell>
          <table:table-cell table:style-name="ce7" table:formula="of:=IF([.A166]&lt;([.$C$2]+1);[.B16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66]&gt;[.$C$2]-1;&quot;&quot;;[.A166]+1)">
            <text:p/>
          </table:table-cell>
          <table:table-cell table:style-name="ce7" table:formula="of:=IF([.A167]&lt;([.$C$2]+1);[.B16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67]&gt;[.$C$2]-1;&quot;&quot;;[.A167]+1)">
            <text:p/>
          </table:table-cell>
          <table:table-cell table:style-name="ce7" table:formula="of:=IF([.A168]&lt;([.$C$2]+1);[.B16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68]&gt;[.$C$2]-1;&quot;&quot;;[.A168]+1)">
            <text:p/>
          </table:table-cell>
          <table:table-cell table:style-name="ce7" table:formula="of:=IF([.A169]&lt;([.$C$2]+1);[.B16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69]&gt;[.$C$2]-1;&quot;&quot;;[.A169]+1)">
            <text:p/>
          </table:table-cell>
          <table:table-cell table:style-name="ce7" table:formula="of:=IF([.A170]&lt;([.$C$2]+1);[.B16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70]&gt;[.$C$2]-1;&quot;&quot;;[.A170]+1)">
            <text:p/>
          </table:table-cell>
          <table:table-cell table:style-name="ce7" table:formula="of:=IF([.A171]&lt;([.$C$2]+1);[.B17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71]&gt;[.$C$2]-1;&quot;&quot;;[.A171]+1)">
            <text:p/>
          </table:table-cell>
          <table:table-cell table:style-name="ce7" table:formula="of:=IF([.A172]&lt;([.$C$2]+1);[.B17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72]&gt;[.$C$2]-1;&quot;&quot;;[.A172]+1)">
            <text:p/>
          </table:table-cell>
          <table:table-cell table:style-name="ce7" table:formula="of:=IF([.A173]&lt;([.$C$2]+1);[.B17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73]&gt;[.$C$2]-1;&quot;&quot;;[.A173]+1)">
            <text:p/>
          </table:table-cell>
          <table:table-cell table:style-name="ce7" table:formula="of:=IF([.A174]&lt;([.$C$2]+1);[.B17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74]&gt;[.$C$2]-1;&quot;&quot;;[.A174]+1)">
            <text:p/>
          </table:table-cell>
          <table:table-cell table:style-name="ce7" table:formula="of:=IF([.A175]&lt;([.$C$2]+1);[.B17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75]&gt;[.$C$2]-1;&quot;&quot;;[.A175]+1)">
            <text:p/>
          </table:table-cell>
          <table:table-cell table:style-name="ce7" table:formula="of:=IF([.A176]&lt;([.$C$2]+1);[.B17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76]&gt;[.$C$2]-1;&quot;&quot;;[.A176]+1)">
            <text:p/>
          </table:table-cell>
          <table:table-cell table:style-name="ce7" table:formula="of:=IF([.A177]&lt;([.$C$2]+1);[.B17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77]&gt;[.$C$2]-1;&quot;&quot;;[.A177]+1)">
            <text:p/>
          </table:table-cell>
          <table:table-cell table:style-name="ce7" table:formula="of:=IF([.A178]&lt;([.$C$2]+1);[.B17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78]&gt;[.$C$2]-1;&quot;&quot;;[.A178]+1)">
            <text:p/>
          </table:table-cell>
          <table:table-cell table:style-name="ce7" table:formula="of:=IF([.A179]&lt;([.$C$2]+1);[.B17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79]&gt;[.$C$2]-1;&quot;&quot;;[.A179]+1)">
            <text:p/>
          </table:table-cell>
          <table:table-cell table:style-name="ce7" table:formula="of:=IF([.A180]&lt;([.$C$2]+1);[.B17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80]&gt;[.$C$2]-1;&quot;&quot;;[.A180]+1)">
            <text:p/>
          </table:table-cell>
          <table:table-cell table:style-name="ce7" table:formula="of:=IF([.A181]&lt;([.$C$2]+1);[.B18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81]&gt;[.$C$2]-1;&quot;&quot;;[.A181]+1)">
            <text:p/>
          </table:table-cell>
          <table:table-cell table:style-name="ce7" table:formula="of:=IF([.A182]&lt;([.$C$2]+1);[.B18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82]&gt;[.$C$2]-1;&quot;&quot;;[.A182]+1)">
            <text:p/>
          </table:table-cell>
          <table:table-cell table:style-name="ce7" table:formula="of:=IF([.A183]&lt;([.$C$2]+1);[.B18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83]&gt;[.$C$2]-1;&quot;&quot;;[.A183]+1)">
            <text:p/>
          </table:table-cell>
          <table:table-cell table:style-name="ce7" table:formula="of:=IF([.A184]&lt;([.$C$2]+1);[.B18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84]&gt;[.$C$2]-1;&quot;&quot;;[.A184]+1)">
            <text:p/>
          </table:table-cell>
          <table:table-cell table:style-name="ce7" table:formula="of:=IF([.A185]&lt;([.$C$2]+1);[.B18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85]&gt;[.$C$2]-1;&quot;&quot;;[.A185]+1)">
            <text:p/>
          </table:table-cell>
          <table:table-cell table:style-name="ce7" table:formula="of:=IF([.A186]&lt;([.$C$2]+1);[.B18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86]&gt;[.$C$2]-1;&quot;&quot;;[.A186]+1)">
            <text:p/>
          </table:table-cell>
          <table:table-cell table:style-name="ce7" table:formula="of:=IF([.A187]&lt;([.$C$2]+1);[.B18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87]&gt;[.$C$2]-1;&quot;&quot;;[.A187]+1)">
            <text:p/>
          </table:table-cell>
          <table:table-cell table:style-name="ce7" table:formula="of:=IF([.A188]&lt;([.$C$2]+1);[.B18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88]&gt;[.$C$2]-1;&quot;&quot;;[.A188]+1)">
            <text:p/>
          </table:table-cell>
          <table:table-cell table:style-name="ce7" table:formula="of:=IF([.A189]&lt;([.$C$2]+1);[.B18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89]&gt;[.$C$2]-1;&quot;&quot;;[.A189]+1)">
            <text:p/>
          </table:table-cell>
          <table:table-cell table:style-name="ce7" table:formula="of:=IF([.A190]&lt;([.$C$2]+1);[.B18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90]&gt;[.$C$2]-1;&quot;&quot;;[.A190]+1)">
            <text:p/>
          </table:table-cell>
          <table:table-cell table:style-name="ce7" table:formula="of:=IF([.A191]&lt;([.$C$2]+1);[.B19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91]&gt;[.$C$2]-1;&quot;&quot;;[.A191]+1)">
            <text:p/>
          </table:table-cell>
          <table:table-cell table:style-name="ce7" table:formula="of:=IF([.A192]&lt;([.$C$2]+1);[.B19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92]&gt;[.$C$2]-1;&quot;&quot;;[.A192]+1)">
            <text:p/>
          </table:table-cell>
          <table:table-cell table:style-name="ce7" table:formula="of:=IF([.A193]&lt;([.$C$2]+1);[.B19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93]&gt;[.$C$2]-1;&quot;&quot;;[.A193]+1)">
            <text:p/>
          </table:table-cell>
          <table:table-cell table:style-name="ce7" table:formula="of:=IF([.A194]&lt;([.$C$2]+1);[.B19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94]&gt;[.$C$2]-1;&quot;&quot;;[.A194]+1)">
            <text:p/>
          </table:table-cell>
          <table:table-cell table:style-name="ce7" table:formula="of:=IF([.A195]&lt;([.$C$2]+1);[.B19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95]&gt;[.$C$2]-1;&quot;&quot;;[.A195]+1)">
            <text:p/>
          </table:table-cell>
          <table:table-cell table:style-name="ce7" table:formula="of:=IF([.A196]&lt;([.$C$2]+1);[.B19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96]&gt;[.$C$2]-1;&quot;&quot;;[.A196]+1)">
            <text:p/>
          </table:table-cell>
          <table:table-cell table:style-name="ce7" table:formula="of:=IF([.A197]&lt;([.$C$2]+1);[.B19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97]&gt;[.$C$2]-1;&quot;&quot;;[.A197]+1)">
            <text:p/>
          </table:table-cell>
          <table:table-cell table:style-name="ce7" table:formula="of:=IF([.A198]&lt;([.$C$2]+1);[.B19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98]&gt;[.$C$2]-1;&quot;&quot;;[.A198]+1)">
            <text:p/>
          </table:table-cell>
          <table:table-cell table:style-name="ce7" table:formula="of:=IF([.A199]&lt;([.$C$2]+1);[.B19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199]&gt;[.$C$2]-1;&quot;&quot;;[.A199]+1)">
            <text:p/>
          </table:table-cell>
          <table:table-cell table:style-name="ce7" table:formula="of:=IF([.A200]&lt;([.$C$2]+1);[.B19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00]&gt;[.$C$2]-1;&quot;&quot;;[.A200]+1)">
            <text:p/>
          </table:table-cell>
          <table:table-cell table:style-name="ce7" table:formula="of:=IF([.A201]&lt;([.$C$2]+1);[.B20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01]&gt;[.$C$2]-1;&quot;&quot;;[.A201]+1)">
            <text:p/>
          </table:table-cell>
          <table:table-cell table:style-name="ce7" table:formula="of:=IF([.A202]&lt;([.$C$2]+1);[.B20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02]&gt;[.$C$2]-1;&quot;&quot;;[.A202]+1)">
            <text:p/>
          </table:table-cell>
          <table:table-cell table:style-name="ce7" table:formula="of:=IF([.A203]&lt;([.$C$2]+1);[.B20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03]&gt;[.$C$2]-1;&quot;&quot;;[.A203]+1)">
            <text:p/>
          </table:table-cell>
          <table:table-cell table:style-name="ce7" table:formula="of:=IF([.A204]&lt;([.$C$2]+1);[.B20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04]&gt;[.$C$2]-1;&quot;&quot;;[.A204]+1)">
            <text:p/>
          </table:table-cell>
          <table:table-cell table:style-name="ce7" table:formula="of:=IF([.A205]&lt;([.$C$2]+1);[.B20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05]&gt;[.$C$2]-1;&quot;&quot;;[.A205]+1)">
            <text:p/>
          </table:table-cell>
          <table:table-cell table:style-name="ce7" table:formula="of:=IF([.A206]&lt;([.$C$2]+1);[.B20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06]&gt;[.$C$2]-1;&quot;&quot;;[.A206]+1)">
            <text:p/>
          </table:table-cell>
          <table:table-cell table:style-name="ce7" table:formula="of:=IF([.A207]&lt;([.$C$2]+1);[.B20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07]&gt;[.$C$2]-1;&quot;&quot;;[.A207]+1)">
            <text:p/>
          </table:table-cell>
          <table:table-cell table:style-name="ce7" table:formula="of:=IF([.A208]&lt;([.$C$2]+1);[.B20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08]&gt;[.$C$2]-1;&quot;&quot;;[.A208]+1)">
            <text:p/>
          </table:table-cell>
          <table:table-cell table:style-name="ce7" table:formula="of:=IF([.A209]&lt;([.$C$2]+1);[.B20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09]&gt;[.$C$2]-1;&quot;&quot;;[.A209]+1)">
            <text:p/>
          </table:table-cell>
          <table:table-cell table:style-name="ce7" table:formula="of:=IF([.A210]&lt;([.$C$2]+1);[.B20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10]&gt;[.$C$2]-1;&quot;&quot;;[.A210]+1)">
            <text:p/>
          </table:table-cell>
          <table:table-cell table:style-name="ce7" table:formula="of:=IF([.A211]&lt;([.$C$2]+1);[.B21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11]&gt;[.$C$2]-1;&quot;&quot;;[.A211]+1)">
            <text:p/>
          </table:table-cell>
          <table:table-cell table:style-name="ce7" table:formula="of:=IF([.A212]&lt;([.$C$2]+1);[.B21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12]&gt;[.$C$2]-1;&quot;&quot;;[.A212]+1)">
            <text:p/>
          </table:table-cell>
          <table:table-cell table:style-name="ce7" table:formula="of:=IF([.A213]&lt;([.$C$2]+1);[.B21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13]&gt;[.$C$2]-1;&quot;&quot;;[.A213]+1)">
            <text:p/>
          </table:table-cell>
          <table:table-cell table:style-name="ce7" table:formula="of:=IF([.A214]&lt;([.$C$2]+1);[.B21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14]&gt;[.$C$2]-1;&quot;&quot;;[.A214]+1)">
            <text:p/>
          </table:table-cell>
          <table:table-cell table:style-name="ce7" table:formula="of:=IF([.A215]&lt;([.$C$2]+1);[.B21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15]&gt;[.$C$2]-1;&quot;&quot;;[.A215]+1)">
            <text:p/>
          </table:table-cell>
          <table:table-cell table:style-name="ce7" table:formula="of:=IF([.A216]&lt;([.$C$2]+1);[.B21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16]&gt;[.$C$2]-1;&quot;&quot;;[.A216]+1)">
            <text:p/>
          </table:table-cell>
          <table:table-cell table:style-name="ce7" table:formula="of:=IF([.A217]&lt;([.$C$2]+1);[.B21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17]&gt;[.$C$2]-1;&quot;&quot;;[.A217]+1)">
            <text:p/>
          </table:table-cell>
          <table:table-cell table:style-name="ce7" table:formula="of:=IF([.A218]&lt;([.$C$2]+1);[.B21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18]&gt;[.$C$2]-1;&quot;&quot;;[.A218]+1)">
            <text:p/>
          </table:table-cell>
          <table:table-cell table:style-name="ce7" table:formula="of:=IF([.A219]&lt;([.$C$2]+1);[.B21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19]&gt;[.$C$2]-1;&quot;&quot;;[.A219]+1)">
            <text:p/>
          </table:table-cell>
          <table:table-cell table:style-name="ce7" table:formula="of:=IF([.A220]&lt;([.$C$2]+1);[.B21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20]&gt;[.$C$2]-1;&quot;&quot;;[.A220]+1)">
            <text:p/>
          </table:table-cell>
          <table:table-cell table:style-name="ce7" table:formula="of:=IF([.A221]&lt;([.$C$2]+1);[.B22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21]&gt;[.$C$2]-1;&quot;&quot;;[.A221]+1)">
            <text:p/>
          </table:table-cell>
          <table:table-cell table:style-name="ce7" table:formula="of:=IF([.A222]&lt;([.$C$2]+1);[.B22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22]&gt;[.$C$2]-1;&quot;&quot;;[.A222]+1)">
            <text:p/>
          </table:table-cell>
          <table:table-cell table:style-name="ce7" table:formula="of:=IF([.A223]&lt;([.$C$2]+1);[.B22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23]&gt;[.$C$2]-1;&quot;&quot;;[.A223]+1)">
            <text:p/>
          </table:table-cell>
          <table:table-cell table:style-name="ce7" table:formula="of:=IF([.A224]&lt;([.$C$2]+1);[.B22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24]&gt;[.$C$2]-1;&quot;&quot;;[.A224]+1)">
            <text:p/>
          </table:table-cell>
          <table:table-cell table:style-name="ce7" table:formula="of:=IF([.A225]&lt;([.$C$2]+1);[.B22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25]&gt;[.$C$2]-1;&quot;&quot;;[.A225]+1)">
            <text:p/>
          </table:table-cell>
          <table:table-cell table:style-name="ce7" table:formula="of:=IF([.A226]&lt;([.$C$2]+1);[.B22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26]&gt;[.$C$2]-1;&quot;&quot;;[.A226]+1)">
            <text:p/>
          </table:table-cell>
          <table:table-cell table:style-name="ce7" table:formula="of:=IF([.A227]&lt;([.$C$2]+1);[.B22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27]&gt;[.$C$2]-1;&quot;&quot;;[.A227]+1)">
            <text:p/>
          </table:table-cell>
          <table:table-cell table:style-name="ce7" table:formula="of:=IF([.A228]&lt;([.$C$2]+1);[.B22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28]&gt;[.$C$2]-1;&quot;&quot;;[.A228]+1)">
            <text:p/>
          </table:table-cell>
          <table:table-cell table:style-name="ce7" table:formula="of:=IF([.A229]&lt;([.$C$2]+1);[.B22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29]&gt;[.$C$2]-1;&quot;&quot;;[.A229]+1)">
            <text:p/>
          </table:table-cell>
          <table:table-cell table:style-name="ce7" table:formula="of:=IF([.A230]&lt;([.$C$2]+1);[.B22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30]&gt;[.$C$2]-1;&quot;&quot;;[.A230]+1)">
            <text:p/>
          </table:table-cell>
          <table:table-cell table:style-name="ce7" table:formula="of:=IF([.A231]&lt;([.$C$2]+1);[.B23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31]&gt;[.$C$2]-1;&quot;&quot;;[.A231]+1)">
            <text:p/>
          </table:table-cell>
          <table:table-cell table:style-name="ce7" table:formula="of:=IF([.A232]&lt;([.$C$2]+1);[.B23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32]&gt;[.$C$2]-1;&quot;&quot;;[.A232]+1)">
            <text:p/>
          </table:table-cell>
          <table:table-cell table:style-name="ce7" table:formula="of:=IF([.A233]&lt;([.$C$2]+1);[.B23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33]&gt;[.$C$2]-1;&quot;&quot;;[.A233]+1)">
            <text:p/>
          </table:table-cell>
          <table:table-cell table:style-name="ce7" table:formula="of:=IF([.A234]&lt;([.$C$2]+1);[.B23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34]&gt;[.$C$2]-1;&quot;&quot;;[.A234]+1)">
            <text:p/>
          </table:table-cell>
          <table:table-cell table:style-name="ce7" table:formula="of:=IF([.A235]&lt;([.$C$2]+1);[.B23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35]&gt;[.$C$2]-1;&quot;&quot;;[.A235]+1)">
            <text:p/>
          </table:table-cell>
          <table:table-cell table:style-name="ce7" table:formula="of:=IF([.A236]&lt;([.$C$2]+1);[.B23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36]&gt;[.$C$2]-1;&quot;&quot;;[.A236]+1)">
            <text:p/>
          </table:table-cell>
          <table:table-cell table:style-name="ce7" table:formula="of:=IF([.A237]&lt;([.$C$2]+1);[.B23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37]&gt;[.$C$2]-1;&quot;&quot;;[.A237]+1)">
            <text:p/>
          </table:table-cell>
          <table:table-cell table:style-name="ce7" table:formula="of:=IF([.A238]&lt;([.$C$2]+1);[.B23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38]&gt;[.$C$2]-1;&quot;&quot;;[.A238]+1)">
            <text:p/>
          </table:table-cell>
          <table:table-cell table:style-name="ce7" table:formula="of:=IF([.A239]&lt;([.$C$2]+1);[.B23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39]&gt;[.$C$2]-1;&quot;&quot;;[.A239]+1)">
            <text:p/>
          </table:table-cell>
          <table:table-cell table:style-name="ce7" table:formula="of:=IF([.A240]&lt;([.$C$2]+1);[.B23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40]&gt;[.$C$2]-1;&quot;&quot;;[.A240]+1)">
            <text:p/>
          </table:table-cell>
          <table:table-cell table:style-name="ce7" table:formula="of:=IF([.A241]&lt;([.$C$2]+1);[.B24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41]&gt;[.$C$2]-1;&quot;&quot;;[.A241]+1)">
            <text:p/>
          </table:table-cell>
          <table:table-cell table:style-name="ce7" table:formula="of:=IF([.A242]&lt;([.$C$2]+1);[.B24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42]&gt;[.$C$2]-1;&quot;&quot;;[.A242]+1)">
            <text:p/>
          </table:table-cell>
          <table:table-cell table:style-name="ce7" table:formula="of:=IF([.A243]&lt;([.$C$2]+1);[.B24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43]&gt;[.$C$2]-1;&quot;&quot;;[.A243]+1)">
            <text:p/>
          </table:table-cell>
          <table:table-cell table:style-name="ce7" table:formula="of:=IF([.A244]&lt;([.$C$2]+1);[.B24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44]&gt;[.$C$2]-1;&quot;&quot;;[.A244]+1)">
            <text:p/>
          </table:table-cell>
          <table:table-cell table:style-name="ce7" table:formula="of:=IF([.A245]&lt;([.$C$2]+1);[.B24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45]&gt;[.$C$2]-1;&quot;&quot;;[.A245]+1)">
            <text:p/>
          </table:table-cell>
          <table:table-cell table:style-name="ce7" table:formula="of:=IF([.A246]&lt;([.$C$2]+1);[.B24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46]&gt;[.$C$2]-1;&quot;&quot;;[.A246]+1)">
            <text:p/>
          </table:table-cell>
          <table:table-cell table:style-name="ce7" table:formula="of:=IF([.A247]&lt;([.$C$2]+1);[.B24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47]&gt;[.$C$2]-1;&quot;&quot;;[.A247]+1)">
            <text:p/>
          </table:table-cell>
          <table:table-cell table:style-name="ce7" table:formula="of:=IF([.A248]&lt;([.$C$2]+1);[.B24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48]&gt;[.$C$2]-1;&quot;&quot;;[.A248]+1)">
            <text:p/>
          </table:table-cell>
          <table:table-cell table:style-name="ce7" table:formula="of:=IF([.A249]&lt;([.$C$2]+1);[.B24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49]&gt;[.$C$2]-1;&quot;&quot;;[.A249]+1)">
            <text:p/>
          </table:table-cell>
          <table:table-cell table:style-name="ce7" table:formula="of:=IF([.A250]&lt;([.$C$2]+1);[.B24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50]&gt;[.$C$2]-1;&quot;&quot;;[.A250]+1)">
            <text:p/>
          </table:table-cell>
          <table:table-cell table:style-name="ce7" table:formula="of:=IF([.A251]&lt;([.$C$2]+1);[.B25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51]&gt;[.$C$2]-1;&quot;&quot;;[.A251]+1)">
            <text:p/>
          </table:table-cell>
          <table:table-cell table:style-name="ce7" table:formula="of:=IF([.A252]&lt;([.$C$2]+1);[.B25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52]&gt;[.$C$2]-1;&quot;&quot;;[.A252]+1)">
            <text:p/>
          </table:table-cell>
          <table:table-cell table:style-name="ce7" table:formula="of:=IF([.A253]&lt;([.$C$2]+1);[.B25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53]&gt;[.$C$2]-1;&quot;&quot;;[.A253]+1)">
            <text:p/>
          </table:table-cell>
          <table:table-cell table:style-name="ce7" table:formula="of:=IF([.A254]&lt;([.$C$2]+1);[.B25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54]&gt;[.$C$2]-1;&quot;&quot;;[.A254]+1)">
            <text:p/>
          </table:table-cell>
          <table:table-cell table:style-name="ce7" table:formula="of:=IF([.A255]&lt;([.$C$2]+1);[.B25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55]&gt;[.$C$2]-1;&quot;&quot;;[.A255]+1)">
            <text:p/>
          </table:table-cell>
          <table:table-cell table:style-name="ce7" table:formula="of:=IF([.A256]&lt;([.$C$2]+1);[.B25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56]&gt;[.$C$2]-1;&quot;&quot;;[.A256]+1)">
            <text:p/>
          </table:table-cell>
          <table:table-cell table:style-name="ce7" table:formula="of:=IF([.A257]&lt;([.$C$2]+1);[.B25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57]&gt;[.$C$2]-1;&quot;&quot;;[.A257]+1)">
            <text:p/>
          </table:table-cell>
          <table:table-cell table:style-name="ce7" table:formula="of:=IF([.A258]&lt;([.$C$2]+1);[.B25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58]&gt;[.$C$2]-1;&quot;&quot;;[.A258]+1)">
            <text:p/>
          </table:table-cell>
          <table:table-cell table:style-name="ce7" table:formula="of:=IF([.A259]&lt;([.$C$2]+1);[.B25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59]&gt;[.$C$2]-1;&quot;&quot;;[.A259]+1)">
            <text:p/>
          </table:table-cell>
          <table:table-cell table:style-name="ce7" table:formula="of:=IF([.A260]&lt;([.$C$2]+1);[.B25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60]&gt;[.$C$2]-1;&quot;&quot;;[.A260]+1)">
            <text:p/>
          </table:table-cell>
          <table:table-cell table:style-name="ce7" table:formula="of:=IF([.A261]&lt;([.$C$2]+1);[.B26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61]&gt;[.$C$2]-1;&quot;&quot;;[.A261]+1)">
            <text:p/>
          </table:table-cell>
          <table:table-cell table:style-name="ce7" table:formula="of:=IF([.A262]&lt;([.$C$2]+1);[.B26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62]&gt;[.$C$2]-1;&quot;&quot;;[.A262]+1)">
            <text:p/>
          </table:table-cell>
          <table:table-cell table:style-name="ce7" table:formula="of:=IF([.A263]&lt;([.$C$2]+1);[.B26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63]&gt;[.$C$2]-1;&quot;&quot;;[.A263]+1)">
            <text:p/>
          </table:table-cell>
          <table:table-cell table:style-name="ce7" table:formula="of:=IF([.A264]&lt;([.$C$2]+1);[.B26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64]&gt;[.$C$2]-1;&quot;&quot;;[.A264]+1)">
            <text:p/>
          </table:table-cell>
          <table:table-cell table:style-name="ce7" table:formula="of:=IF([.A265]&lt;([.$C$2]+1);[.B26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65]&gt;[.$C$2]-1;&quot;&quot;;[.A265]+1)">
            <text:p/>
          </table:table-cell>
          <table:table-cell table:style-name="ce7" table:formula="of:=IF([.A266]&lt;([.$C$2]+1);[.B26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66]&gt;[.$C$2]-1;&quot;&quot;;[.A266]+1)">
            <text:p/>
          </table:table-cell>
          <table:table-cell table:style-name="ce7" table:formula="of:=IF([.A267]&lt;([.$C$2]+1);[.B26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67]&gt;[.$C$2]-1;&quot;&quot;;[.A267]+1)">
            <text:p/>
          </table:table-cell>
          <table:table-cell table:style-name="ce7" table:formula="of:=IF([.A268]&lt;([.$C$2]+1);[.B26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68]&gt;[.$C$2]-1;&quot;&quot;;[.A268]+1)">
            <text:p/>
          </table:table-cell>
          <table:table-cell table:style-name="ce7" table:formula="of:=IF([.A269]&lt;([.$C$2]+1);[.B26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69]&gt;[.$C$2]-1;&quot;&quot;;[.A269]+1)">
            <text:p/>
          </table:table-cell>
          <table:table-cell table:style-name="ce7" table:formula="of:=IF([.A270]&lt;([.$C$2]+1);[.B26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70]&gt;[.$C$2]-1;&quot;&quot;;[.A270]+1)">
            <text:p/>
          </table:table-cell>
          <table:table-cell table:style-name="ce7" table:formula="of:=IF([.A271]&lt;([.$C$2]+1);[.B27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71]&gt;[.$C$2]-1;&quot;&quot;;[.A271]+1)">
            <text:p/>
          </table:table-cell>
          <table:table-cell table:style-name="ce7" table:formula="of:=IF([.A272]&lt;([.$C$2]+1);[.B27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72]&gt;[.$C$2]-1;&quot;&quot;;[.A272]+1)">
            <text:p/>
          </table:table-cell>
          <table:table-cell table:style-name="ce7" table:formula="of:=IF([.A273]&lt;([.$C$2]+1);[.B27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73]&gt;[.$C$2]-1;&quot;&quot;;[.A273]+1)">
            <text:p/>
          </table:table-cell>
          <table:table-cell table:style-name="ce7" table:formula="of:=IF([.A274]&lt;([.$C$2]+1);[.B27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74]&gt;[.$C$2]-1;&quot;&quot;;[.A274]+1)">
            <text:p/>
          </table:table-cell>
          <table:table-cell table:style-name="ce7" table:formula="of:=IF([.A275]&lt;([.$C$2]+1);[.B27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75]&gt;[.$C$2]-1;&quot;&quot;;[.A275]+1)">
            <text:p/>
          </table:table-cell>
          <table:table-cell table:style-name="ce7" table:formula="of:=IF([.A276]&lt;([.$C$2]+1);[.B27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76]&gt;[.$C$2]-1;&quot;&quot;;[.A276]+1)">
            <text:p/>
          </table:table-cell>
          <table:table-cell table:style-name="ce7" table:formula="of:=IF([.A277]&lt;([.$C$2]+1);[.B27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77]&gt;[.$C$2]-1;&quot;&quot;;[.A277]+1)">
            <text:p/>
          </table:table-cell>
          <table:table-cell table:style-name="ce7" table:formula="of:=IF([.A278]&lt;([.$C$2]+1);[.B27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78]&gt;[.$C$2]-1;&quot;&quot;;[.A278]+1)">
            <text:p/>
          </table:table-cell>
          <table:table-cell table:style-name="ce7" table:formula="of:=IF([.A279]&lt;([.$C$2]+1);[.B27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79]&gt;[.$C$2]-1;&quot;&quot;;[.A279]+1)">
            <text:p/>
          </table:table-cell>
          <table:table-cell table:style-name="ce7" table:formula="of:=IF([.A280]&lt;([.$C$2]+1);[.B27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80]&gt;[.$C$2]-1;&quot;&quot;;[.A280]+1)">
            <text:p/>
          </table:table-cell>
          <table:table-cell table:style-name="ce7" table:formula="of:=IF([.A281]&lt;([.$C$2]+1);[.B28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81]&gt;[.$C$2]-1;&quot;&quot;;[.A281]+1)">
            <text:p/>
          </table:table-cell>
          <table:table-cell table:style-name="ce7" table:formula="of:=IF([.A282]&lt;([.$C$2]+1);[.B28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82]&gt;[.$C$2]-1;&quot;&quot;;[.A282]+1)">
            <text:p/>
          </table:table-cell>
          <table:table-cell table:style-name="ce7" table:formula="of:=IF([.A283]&lt;([.$C$2]+1);[.B28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83]&gt;[.$C$2]-1;&quot;&quot;;[.A283]+1)">
            <text:p/>
          </table:table-cell>
          <table:table-cell table:style-name="ce7" table:formula="of:=IF([.A284]&lt;([.$C$2]+1);[.B28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84]&gt;[.$C$2]-1;&quot;&quot;;[.A284]+1)">
            <text:p/>
          </table:table-cell>
          <table:table-cell table:style-name="ce7" table:formula="of:=IF([.A285]&lt;([.$C$2]+1);[.B28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85]&gt;[.$C$2]-1;&quot;&quot;;[.A285]+1)">
            <text:p/>
          </table:table-cell>
          <table:table-cell table:style-name="ce7" table:formula="of:=IF([.A286]&lt;([.$C$2]+1);[.B28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86]&gt;[.$C$2]-1;&quot;&quot;;[.A286]+1)">
            <text:p/>
          </table:table-cell>
          <table:table-cell table:style-name="ce7" table:formula="of:=IF([.A287]&lt;([.$C$2]+1);[.B28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87]&gt;[.$C$2]-1;&quot;&quot;;[.A287]+1)">
            <text:p/>
          </table:table-cell>
          <table:table-cell table:style-name="ce7" table:formula="of:=IF([.A288]&lt;([.$C$2]+1);[.B28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88]&gt;[.$C$2]-1;&quot;&quot;;[.A288]+1)">
            <text:p/>
          </table:table-cell>
          <table:table-cell table:style-name="ce7" table:formula="of:=IF([.A289]&lt;([.$C$2]+1);[.B28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89]&gt;[.$C$2]-1;&quot;&quot;;[.A289]+1)">
            <text:p/>
          </table:table-cell>
          <table:table-cell table:style-name="ce7" table:formula="of:=IF([.A290]&lt;([.$C$2]+1);[.B28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90]&gt;[.$C$2]-1;&quot;&quot;;[.A290]+1)">
            <text:p/>
          </table:table-cell>
          <table:table-cell table:style-name="ce7" table:formula="of:=IF([.A291]&lt;([.$C$2]+1);[.B29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91]&gt;[.$C$2]-1;&quot;&quot;;[.A291]+1)">
            <text:p/>
          </table:table-cell>
          <table:table-cell table:style-name="ce7" table:formula="of:=IF([.A292]&lt;([.$C$2]+1);[.B29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92]&gt;[.$C$2]-1;&quot;&quot;;[.A292]+1)">
            <text:p/>
          </table:table-cell>
          <table:table-cell table:style-name="ce7" table:formula="of:=IF([.A293]&lt;([.$C$2]+1);[.B29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93]&gt;[.$C$2]-1;&quot;&quot;;[.A293]+1)">
            <text:p/>
          </table:table-cell>
          <table:table-cell table:style-name="ce7" table:formula="of:=IF([.A294]&lt;([.$C$2]+1);[.B29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94]&gt;[.$C$2]-1;&quot;&quot;;[.A294]+1)">
            <text:p/>
          </table:table-cell>
          <table:table-cell table:style-name="ce7" table:formula="of:=IF([.A295]&lt;([.$C$2]+1);[.B29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95]&gt;[.$C$2]-1;&quot;&quot;;[.A295]+1)">
            <text:p/>
          </table:table-cell>
          <table:table-cell table:style-name="ce7" table:formula="of:=IF([.A296]&lt;([.$C$2]+1);[.B29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96]&gt;[.$C$2]-1;&quot;&quot;;[.A296]+1)">
            <text:p/>
          </table:table-cell>
          <table:table-cell table:style-name="ce7" table:formula="of:=IF([.A297]&lt;([.$C$2]+1);[.B29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97]&gt;[.$C$2]-1;&quot;&quot;;[.A297]+1)">
            <text:p/>
          </table:table-cell>
          <table:table-cell table:style-name="ce7" table:formula="of:=IF([.A298]&lt;([.$C$2]+1);[.B29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98]&gt;[.$C$2]-1;&quot;&quot;;[.A298]+1)">
            <text:p/>
          </table:table-cell>
          <table:table-cell table:style-name="ce7" table:formula="of:=IF([.A299]&lt;([.$C$2]+1);[.B29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299]&gt;[.$C$2]-1;&quot;&quot;;[.A299]+1)">
            <text:p/>
          </table:table-cell>
          <table:table-cell table:style-name="ce7" table:formula="of:=IF([.A300]&lt;([.$C$2]+1);[.B29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00]&gt;[.$C$2]-1;&quot;&quot;;[.A300]+1)">
            <text:p/>
          </table:table-cell>
          <table:table-cell table:style-name="ce7" table:formula="of:=IF([.A301]&lt;([.$C$2]+1);[.B30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01]&gt;[.$C$2]-1;&quot;&quot;;[.A301]+1)">
            <text:p/>
          </table:table-cell>
          <table:table-cell table:style-name="ce7" table:formula="of:=IF([.A302]&lt;([.$C$2]+1);[.B30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02]&gt;[.$C$2]-1;&quot;&quot;;[.A302]+1)">
            <text:p/>
          </table:table-cell>
          <table:table-cell table:style-name="ce7" table:formula="of:=IF([.A303]&lt;([.$C$2]+1);[.B30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03]&gt;[.$C$2]-1;&quot;&quot;;[.A303]+1)">
            <text:p/>
          </table:table-cell>
          <table:table-cell table:style-name="ce7" table:formula="of:=IF([.A304]&lt;([.$C$2]+1);[.B30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04]&gt;[.$C$2]-1;&quot;&quot;;[.A304]+1)">
            <text:p/>
          </table:table-cell>
          <table:table-cell table:style-name="ce7" table:formula="of:=IF([.A305]&lt;([.$C$2]+1);[.B30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05]&gt;[.$C$2]-1;&quot;&quot;;[.A305]+1)">
            <text:p/>
          </table:table-cell>
          <table:table-cell table:style-name="ce7" table:formula="of:=IF([.A306]&lt;([.$C$2]+1);[.B30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06]&gt;[.$C$2]-1;&quot;&quot;;[.A306]+1)">
            <text:p/>
          </table:table-cell>
          <table:table-cell table:style-name="ce7" table:formula="of:=IF([.A307]&lt;([.$C$2]+1);[.B30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07]&gt;[.$C$2]-1;&quot;&quot;;[.A307]+1)">
            <text:p/>
          </table:table-cell>
          <table:table-cell table:style-name="ce7" table:formula="of:=IF([.A308]&lt;([.$C$2]+1);[.B30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08]&gt;[.$C$2]-1;&quot;&quot;;[.A308]+1)">
            <text:p/>
          </table:table-cell>
          <table:table-cell table:style-name="ce7" table:formula="of:=IF([.A309]&lt;([.$C$2]+1);[.B30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09]&gt;[.$C$2]-1;&quot;&quot;;[.A309]+1)">
            <text:p/>
          </table:table-cell>
          <table:table-cell table:style-name="ce7" table:formula="of:=IF([.A310]&lt;([.$C$2]+1);[.B30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10]&gt;[.$C$2]-1;&quot;&quot;;[.A310]+1)">
            <text:p/>
          </table:table-cell>
          <table:table-cell table:style-name="ce7" table:formula="of:=IF([.A311]&lt;([.$C$2]+1);[.B31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11]&gt;[.$C$2]-1;&quot;&quot;;[.A311]+1)">
            <text:p/>
          </table:table-cell>
          <table:table-cell table:style-name="ce7" table:formula="of:=IF([.A312]&lt;([.$C$2]+1);[.B31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12]&gt;[.$C$2]-1;&quot;&quot;;[.A312]+1)">
            <text:p/>
          </table:table-cell>
          <table:table-cell table:style-name="ce7" table:formula="of:=IF([.A313]&lt;([.$C$2]+1);[.B31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13]&gt;[.$C$2]-1;&quot;&quot;;[.A313]+1)">
            <text:p/>
          </table:table-cell>
          <table:table-cell table:style-name="ce7" table:formula="of:=IF([.A314]&lt;([.$C$2]+1);[.B31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14]&gt;[.$C$2]-1;&quot;&quot;;[.A314]+1)">
            <text:p/>
          </table:table-cell>
          <table:table-cell table:style-name="ce7" table:formula="of:=IF([.A315]&lt;([.$C$2]+1);[.B31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15]&gt;[.$C$2]-1;&quot;&quot;;[.A315]+1)">
            <text:p/>
          </table:table-cell>
          <table:table-cell table:style-name="ce7" table:formula="of:=IF([.A316]&lt;([.$C$2]+1);[.B31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16]&gt;[.$C$2]-1;&quot;&quot;;[.A316]+1)">
            <text:p/>
          </table:table-cell>
          <table:table-cell table:style-name="ce7" table:formula="of:=IF([.A317]&lt;([.$C$2]+1);[.B31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17]&gt;[.$C$2]-1;&quot;&quot;;[.A317]+1)">
            <text:p/>
          </table:table-cell>
          <table:table-cell table:style-name="ce7" table:formula="of:=IF([.A318]&lt;([.$C$2]+1);[.B31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18]&gt;[.$C$2]-1;&quot;&quot;;[.A318]+1)">
            <text:p/>
          </table:table-cell>
          <table:table-cell table:style-name="ce7" table:formula="of:=IF([.A319]&lt;([.$C$2]+1);[.B31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19]&gt;[.$C$2]-1;&quot;&quot;;[.A319]+1)">
            <text:p/>
          </table:table-cell>
          <table:table-cell table:style-name="ce7" table:formula="of:=IF([.A320]&lt;([.$C$2]+1);[.B31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20]&gt;[.$C$2]-1;&quot;&quot;;[.A320]+1)">
            <text:p/>
          </table:table-cell>
          <table:table-cell table:style-name="ce7" table:formula="of:=IF([.A321]&lt;([.$C$2]+1);[.B32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21]&gt;[.$C$2]-1;&quot;&quot;;[.A321]+1)">
            <text:p/>
          </table:table-cell>
          <table:table-cell table:style-name="ce7" table:formula="of:=IF([.A322]&lt;([.$C$2]+1);[.B32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22]&gt;[.$C$2]-1;&quot;&quot;;[.A322]+1)">
            <text:p/>
          </table:table-cell>
          <table:table-cell table:style-name="ce7" table:formula="of:=IF([.A323]&lt;([.$C$2]+1);[.B32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23]&gt;[.$C$2]-1;&quot;&quot;;[.A323]+1)">
            <text:p/>
          </table:table-cell>
          <table:table-cell table:style-name="ce7" table:formula="of:=IF([.A324]&lt;([.$C$2]+1);[.B32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24]&gt;[.$C$2]-1;&quot;&quot;;[.A324]+1)">
            <text:p/>
          </table:table-cell>
          <table:table-cell table:style-name="ce7" table:formula="of:=IF([.A325]&lt;([.$C$2]+1);[.B32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25]&gt;[.$C$2]-1;&quot;&quot;;[.A325]+1)">
            <text:p/>
          </table:table-cell>
          <table:table-cell table:style-name="ce7" table:formula="of:=IF([.A326]&lt;([.$C$2]+1);[.B32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26]&gt;[.$C$2]-1;&quot;&quot;;[.A326]+1)">
            <text:p/>
          </table:table-cell>
          <table:table-cell table:style-name="ce7" table:formula="of:=IF([.A327]&lt;([.$C$2]+1);[.B32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27]&gt;[.$C$2]-1;&quot;&quot;;[.A327]+1)">
            <text:p/>
          </table:table-cell>
          <table:table-cell table:style-name="ce7" table:formula="of:=IF([.A328]&lt;([.$C$2]+1);[.B32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28]&gt;[.$C$2]-1;&quot;&quot;;[.A328]+1)">
            <text:p/>
          </table:table-cell>
          <table:table-cell table:style-name="ce7" table:formula="of:=IF([.A329]&lt;([.$C$2]+1);[.B32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29]&gt;[.$C$2]-1;&quot;&quot;;[.A329]+1)">
            <text:p/>
          </table:table-cell>
          <table:table-cell table:style-name="ce7" table:formula="of:=IF([.A330]&lt;([.$C$2]+1);[.B32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30]&gt;[.$C$2]-1;&quot;&quot;;[.A330]+1)">
            <text:p/>
          </table:table-cell>
          <table:table-cell table:style-name="ce7" table:formula="of:=IF([.A331]&lt;([.$C$2]+1);[.B33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31]&gt;[.$C$2]-1;&quot;&quot;;[.A331]+1)">
            <text:p/>
          </table:table-cell>
          <table:table-cell table:style-name="ce7" table:formula="of:=IF([.A332]&lt;([.$C$2]+1);[.B33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32]&gt;[.$C$2]-1;&quot;&quot;;[.A332]+1)">
            <text:p/>
          </table:table-cell>
          <table:table-cell table:style-name="ce7" table:formula="of:=IF([.A333]&lt;([.$C$2]+1);[.B33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33]&gt;[.$C$2]-1;&quot;&quot;;[.A333]+1)">
            <text:p/>
          </table:table-cell>
          <table:table-cell table:style-name="ce7" table:formula="of:=IF([.A334]&lt;([.$C$2]+1);[.B33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34]&gt;[.$C$2]-1;&quot;&quot;;[.A334]+1)">
            <text:p/>
          </table:table-cell>
          <table:table-cell table:style-name="ce7" table:formula="of:=IF([.A335]&lt;([.$C$2]+1);[.B33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35]&gt;[.$C$2]-1;&quot;&quot;;[.A335]+1)">
            <text:p/>
          </table:table-cell>
          <table:table-cell table:style-name="ce7" table:formula="of:=IF([.A336]&lt;([.$C$2]+1);[.B33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36]&gt;[.$C$2]-1;&quot;&quot;;[.A336]+1)">
            <text:p/>
          </table:table-cell>
          <table:table-cell table:style-name="ce7" table:formula="of:=IF([.A337]&lt;([.$C$2]+1);[.B33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37]&gt;[.$C$2]-1;&quot;&quot;;[.A337]+1)">
            <text:p/>
          </table:table-cell>
          <table:table-cell table:style-name="ce7" table:formula="of:=IF([.A338]&lt;([.$C$2]+1);[.B33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38]&gt;[.$C$2]-1;&quot;&quot;;[.A338]+1)">
            <text:p/>
          </table:table-cell>
          <table:table-cell table:style-name="ce7" table:formula="of:=IF([.A339]&lt;([.$C$2]+1);[.B33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39]&gt;[.$C$2]-1;&quot;&quot;;[.A339]+1)">
            <text:p/>
          </table:table-cell>
          <table:table-cell table:style-name="ce7" table:formula="of:=IF([.A340]&lt;([.$C$2]+1);[.B33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40]&gt;[.$C$2]-1;&quot;&quot;;[.A340]+1)">
            <text:p/>
          </table:table-cell>
          <table:table-cell table:style-name="ce7" table:formula="of:=IF([.A341]&lt;([.$C$2]+1);[.B34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41]&gt;[.$C$2]-1;&quot;&quot;;[.A341]+1)">
            <text:p/>
          </table:table-cell>
          <table:table-cell table:style-name="ce7" table:formula="of:=IF([.A342]&lt;([.$C$2]+1);[.B34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42]&gt;[.$C$2]-1;&quot;&quot;;[.A342]+1)">
            <text:p/>
          </table:table-cell>
          <table:table-cell table:style-name="ce7" table:formula="of:=IF([.A343]&lt;([.$C$2]+1);[.B34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43]&gt;[.$C$2]-1;&quot;&quot;;[.A343]+1)">
            <text:p/>
          </table:table-cell>
          <table:table-cell table:style-name="ce7" table:formula="of:=IF([.A344]&lt;([.$C$2]+1);[.B34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44]&gt;[.$C$2]-1;&quot;&quot;;[.A344]+1)">
            <text:p/>
          </table:table-cell>
          <table:table-cell table:style-name="ce7" table:formula="of:=IF([.A345]&lt;([.$C$2]+1);[.B34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45]&gt;[.$C$2]-1;&quot;&quot;;[.A345]+1)">
            <text:p/>
          </table:table-cell>
          <table:table-cell table:style-name="ce7" table:formula="of:=IF([.A346]&lt;([.$C$2]+1);[.B34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46]&gt;[.$C$2]-1;&quot;&quot;;[.A346]+1)">
            <text:p/>
          </table:table-cell>
          <table:table-cell table:style-name="ce7" table:formula="of:=IF([.A347]&lt;([.$C$2]+1);[.B34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47]&gt;[.$C$2]-1;&quot;&quot;;[.A347]+1)">
            <text:p/>
          </table:table-cell>
          <table:table-cell table:style-name="ce7" table:formula="of:=IF([.A348]&lt;([.$C$2]+1);[.B34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48]&gt;[.$C$2]-1;&quot;&quot;;[.A348]+1)">
            <text:p/>
          </table:table-cell>
          <table:table-cell table:style-name="ce7" table:formula="of:=IF([.A349]&lt;([.$C$2]+1);[.B34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49]&gt;[.$C$2]-1;&quot;&quot;;[.A349]+1)">
            <text:p/>
          </table:table-cell>
          <table:table-cell table:style-name="ce7" table:formula="of:=IF([.A350]&lt;([.$C$2]+1);[.B34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50]&gt;[.$C$2]-1;&quot;&quot;;[.A350]+1)">
            <text:p/>
          </table:table-cell>
          <table:table-cell table:style-name="ce7" table:formula="of:=IF([.A351]&lt;([.$C$2]+1);[.B35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51]&gt;[.$C$2]-1;&quot;&quot;;[.A351]+1)">
            <text:p/>
          </table:table-cell>
          <table:table-cell table:style-name="ce7" table:formula="of:=IF([.A352]&lt;([.$C$2]+1);[.B35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52]&gt;[.$C$2]-1;&quot;&quot;;[.A352]+1)">
            <text:p/>
          </table:table-cell>
          <table:table-cell table:style-name="ce7" table:formula="of:=IF([.A353]&lt;([.$C$2]+1);[.B35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53]&gt;[.$C$2]-1;&quot;&quot;;[.A353]+1)">
            <text:p/>
          </table:table-cell>
          <table:table-cell table:style-name="ce7" table:formula="of:=IF([.A354]&lt;([.$C$2]+1);[.B35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54]&gt;[.$C$2]-1;&quot;&quot;;[.A354]+1)">
            <text:p/>
          </table:table-cell>
          <table:table-cell table:style-name="ce7" table:formula="of:=IF([.A355]&lt;([.$C$2]+1);[.B35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55]&gt;[.$C$2]-1;&quot;&quot;;[.A355]+1)">
            <text:p/>
          </table:table-cell>
          <table:table-cell table:style-name="ce7" table:formula="of:=IF([.A356]&lt;([.$C$2]+1);[.B35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56]&gt;[.$C$2]-1;&quot;&quot;;[.A356]+1)">
            <text:p/>
          </table:table-cell>
          <table:table-cell table:style-name="ce7" table:formula="of:=IF([.A357]&lt;([.$C$2]+1);[.B35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57]&gt;[.$C$2]-1;&quot;&quot;;[.A357]+1)">
            <text:p/>
          </table:table-cell>
          <table:table-cell table:style-name="ce7" table:formula="of:=IF([.A358]&lt;([.$C$2]+1);[.B35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58]&gt;[.$C$2]-1;&quot;&quot;;[.A358]+1)">
            <text:p/>
          </table:table-cell>
          <table:table-cell table:style-name="ce7" table:formula="of:=IF([.A359]&lt;([.$C$2]+1);[.B35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59]&gt;[.$C$2]-1;&quot;&quot;;[.A359]+1)">
            <text:p/>
          </table:table-cell>
          <table:table-cell table:style-name="ce7" table:formula="of:=IF([.A360]&lt;([.$C$2]+1);[.B35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60]&gt;[.$C$2]-1;&quot;&quot;;[.A360]+1)">
            <text:p/>
          </table:table-cell>
          <table:table-cell table:style-name="ce7" table:formula="of:=IF([.A361]&lt;([.$C$2]+1);[.B36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61]&gt;[.$C$2]-1;&quot;&quot;;[.A361]+1)">
            <text:p/>
          </table:table-cell>
          <table:table-cell table:style-name="ce7" table:formula="of:=IF([.A362]&lt;([.$C$2]+1);[.B36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62]&gt;[.$C$2]-1;&quot;&quot;;[.A362]+1)">
            <text:p/>
          </table:table-cell>
          <table:table-cell table:style-name="ce7" table:formula="of:=IF([.A363]&lt;([.$C$2]+1);[.B36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63]&gt;[.$C$2]-1;&quot;&quot;;[.A363]+1)">
            <text:p/>
          </table:table-cell>
          <table:table-cell table:style-name="ce7" table:formula="of:=IF([.A364]&lt;([.$C$2]+1);[.B36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64]&gt;[.$C$2]-1;&quot;&quot;;[.A364]+1)">
            <text:p/>
          </table:table-cell>
          <table:table-cell table:style-name="ce7" table:formula="of:=IF([.A365]&lt;([.$C$2]+1);[.B36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65]&gt;[.$C$2]-1;&quot;&quot;;[.A365]+1)">
            <text:p/>
          </table:table-cell>
          <table:table-cell table:style-name="ce7" table:formula="of:=IF([.A366]&lt;([.$C$2]+1);[.B36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66]&gt;[.$C$2]-1;&quot;&quot;;[.A366]+1)">
            <text:p/>
          </table:table-cell>
          <table:table-cell table:style-name="ce7" table:formula="of:=IF([.A367]&lt;([.$C$2]+1);[.B36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67]&gt;[.$C$2]-1;&quot;&quot;;[.A367]+1)">
            <text:p/>
          </table:table-cell>
          <table:table-cell table:style-name="ce7" table:formula="of:=IF([.A368]&lt;([.$C$2]+1);[.B36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68]&gt;[.$C$2]-1;&quot;&quot;;[.A368]+1)">
            <text:p/>
          </table:table-cell>
          <table:table-cell table:style-name="ce7" table:formula="of:=IF([.A369]&lt;([.$C$2]+1);[.B36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69]&gt;[.$C$2]-1;&quot;&quot;;[.A369]+1)">
            <text:p/>
          </table:table-cell>
          <table:table-cell table:style-name="ce7" table:formula="of:=IF([.A370]&lt;([.$C$2]+1);[.B36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70]&gt;[.$C$2]-1;&quot;&quot;;[.A370]+1)">
            <text:p/>
          </table:table-cell>
          <table:table-cell table:style-name="ce7" table:formula="of:=IF([.A371]&lt;([.$C$2]+1);[.B37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71]&gt;[.$C$2]-1;&quot;&quot;;[.A371]+1)">
            <text:p/>
          </table:table-cell>
          <table:table-cell table:style-name="ce7" table:formula="of:=IF([.A372]&lt;([.$C$2]+1);[.B37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72]&gt;[.$C$2]-1;&quot;&quot;;[.A372]+1)">
            <text:p/>
          </table:table-cell>
          <table:table-cell table:style-name="ce7" table:formula="of:=IF([.A373]&lt;([.$C$2]+1);[.B37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73]&gt;[.$C$2]-1;&quot;&quot;;[.A373]+1)">
            <text:p/>
          </table:table-cell>
          <table:table-cell table:style-name="ce7" table:formula="of:=IF([.A374]&lt;([.$C$2]+1);[.B37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74]&gt;[.$C$2]-1;&quot;&quot;;[.A374]+1)">
            <text:p/>
          </table:table-cell>
          <table:table-cell table:style-name="ce7" table:formula="of:=IF([.A375]&lt;([.$C$2]+1);[.B37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75]&gt;[.$C$2]-1;&quot;&quot;;[.A375]+1)">
            <text:p/>
          </table:table-cell>
          <table:table-cell table:style-name="ce7" table:formula="of:=IF([.A376]&lt;([.$C$2]+1);[.B37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76]&gt;[.$C$2]-1;&quot;&quot;;[.A376]+1)">
            <text:p/>
          </table:table-cell>
          <table:table-cell table:style-name="ce7" table:formula="of:=IF([.A377]&lt;([.$C$2]+1);[.B37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77]&gt;[.$C$2]-1;&quot;&quot;;[.A377]+1)">
            <text:p/>
          </table:table-cell>
          <table:table-cell table:style-name="ce7" table:formula="of:=IF([.A378]&lt;([.$C$2]+1);[.B37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78]&gt;[.$C$2]-1;&quot;&quot;;[.A378]+1)">
            <text:p/>
          </table:table-cell>
          <table:table-cell table:style-name="ce7" table:formula="of:=IF([.A379]&lt;([.$C$2]+1);[.B37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79]&gt;[.$C$2]-1;&quot;&quot;;[.A379]+1)">
            <text:p/>
          </table:table-cell>
          <table:table-cell table:style-name="ce7" table:formula="of:=IF([.A380]&lt;([.$C$2]+1);[.B37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80]&gt;[.$C$2]-1;&quot;&quot;;[.A380]+1)">
            <text:p/>
          </table:table-cell>
          <table:table-cell table:style-name="ce7" table:formula="of:=IF([.A381]&lt;([.$C$2]+1);[.B38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81]&gt;[.$C$2]-1;&quot;&quot;;[.A381]+1)">
            <text:p/>
          </table:table-cell>
          <table:table-cell table:style-name="ce7" table:formula="of:=IF([.A382]&lt;([.$C$2]+1);[.B38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82]&gt;[.$C$2]-1;&quot;&quot;;[.A382]+1)">
            <text:p/>
          </table:table-cell>
          <table:table-cell table:style-name="ce7" table:formula="of:=IF([.A383]&lt;([.$C$2]+1);[.B38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83]&gt;[.$C$2]-1;&quot;&quot;;[.A383]+1)">
            <text:p/>
          </table:table-cell>
          <table:table-cell table:style-name="ce7" table:formula="of:=IF([.A384]&lt;([.$C$2]+1);[.B38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84]&gt;[.$C$2]-1;&quot;&quot;;[.A384]+1)">
            <text:p/>
          </table:table-cell>
          <table:table-cell table:style-name="ce7" table:formula="of:=IF([.A385]&lt;([.$C$2]+1);[.B38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85]&gt;[.$C$2]-1;&quot;&quot;;[.A385]+1)">
            <text:p/>
          </table:table-cell>
          <table:table-cell table:style-name="ce7" table:formula="of:=IF([.A386]&lt;([.$C$2]+1);[.B38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86]&gt;[.$C$2]-1;&quot;&quot;;[.A386]+1)">
            <text:p/>
          </table:table-cell>
          <table:table-cell table:style-name="ce7" table:formula="of:=IF([.A387]&lt;([.$C$2]+1);[.B38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87]&gt;[.$C$2]-1;&quot;&quot;;[.A387]+1)">
            <text:p/>
          </table:table-cell>
          <table:table-cell table:style-name="ce7" table:formula="of:=IF([.A388]&lt;([.$C$2]+1);[.B38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88]&gt;[.$C$2]-1;&quot;&quot;;[.A388]+1)">
            <text:p/>
          </table:table-cell>
          <table:table-cell table:style-name="ce7" table:formula="of:=IF([.A389]&lt;([.$C$2]+1);[.B38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89]&gt;[.$C$2]-1;&quot;&quot;;[.A389]+1)">
            <text:p/>
          </table:table-cell>
          <table:table-cell table:style-name="ce7" table:formula="of:=IF([.A390]&lt;([.$C$2]+1);[.B38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90]&gt;[.$C$2]-1;&quot;&quot;;[.A390]+1)">
            <text:p/>
          </table:table-cell>
          <table:table-cell table:style-name="ce7" table:formula="of:=IF([.A391]&lt;([.$C$2]+1);[.B39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91]&gt;[.$C$2]-1;&quot;&quot;;[.A391]+1)">
            <text:p/>
          </table:table-cell>
          <table:table-cell table:style-name="ce7" table:formula="of:=IF([.A392]&lt;([.$C$2]+1);[.B39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92]&gt;[.$C$2]-1;&quot;&quot;;[.A392]+1)">
            <text:p/>
          </table:table-cell>
          <table:table-cell table:style-name="ce7" table:formula="of:=IF([.A393]&lt;([.$C$2]+1);[.B39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93]&gt;[.$C$2]-1;&quot;&quot;;[.A393]+1)">
            <text:p/>
          </table:table-cell>
          <table:table-cell table:style-name="ce7" table:formula="of:=IF([.A394]&lt;([.$C$2]+1);[.B39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94]&gt;[.$C$2]-1;&quot;&quot;;[.A394]+1)">
            <text:p/>
          </table:table-cell>
          <table:table-cell table:style-name="ce7" table:formula="of:=IF([.A395]&lt;([.$C$2]+1);[.B39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95]&gt;[.$C$2]-1;&quot;&quot;;[.A395]+1)">
            <text:p/>
          </table:table-cell>
          <table:table-cell table:style-name="ce7" table:formula="of:=IF([.A396]&lt;([.$C$2]+1);[.B39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96]&gt;[.$C$2]-1;&quot;&quot;;[.A396]+1)">
            <text:p/>
          </table:table-cell>
          <table:table-cell table:style-name="ce7" table:formula="of:=IF([.A397]&lt;([.$C$2]+1);[.B39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97]&gt;[.$C$2]-1;&quot;&quot;;[.A397]+1)">
            <text:p/>
          </table:table-cell>
          <table:table-cell table:style-name="ce7" table:formula="of:=IF([.A398]&lt;([.$C$2]+1);[.B39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98]&gt;[.$C$2]-1;&quot;&quot;;[.A398]+1)">
            <text:p/>
          </table:table-cell>
          <table:table-cell table:style-name="ce7" table:formula="of:=IF([.A399]&lt;([.$C$2]+1);[.B39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399]&gt;[.$C$2]-1;&quot;&quot;;[.A399]+1)">
            <text:p/>
          </table:table-cell>
          <table:table-cell table:style-name="ce7" table:formula="of:=IF([.A400]&lt;([.$C$2]+1);[.B39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00]&gt;[.$C$2]-1;&quot;&quot;;[.A400]+1)">
            <text:p/>
          </table:table-cell>
          <table:table-cell table:style-name="ce7" table:formula="of:=IF([.A401]&lt;([.$C$2]+1);[.B40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01]&gt;[.$C$2]-1;&quot;&quot;;[.A401]+1)">
            <text:p/>
          </table:table-cell>
          <table:table-cell table:style-name="ce7" table:formula="of:=IF([.A402]&lt;([.$C$2]+1);[.B40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02]&gt;[.$C$2]-1;&quot;&quot;;[.A402]+1)">
            <text:p/>
          </table:table-cell>
          <table:table-cell table:style-name="ce7" table:formula="of:=IF([.A403]&lt;([.$C$2]+1);[.B40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03]&gt;[.$C$2]-1;&quot;&quot;;[.A403]+1)">
            <text:p/>
          </table:table-cell>
          <table:table-cell table:style-name="ce7" table:formula="of:=IF([.A404]&lt;([.$C$2]+1);[.B40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04]&gt;[.$C$2]-1;&quot;&quot;;[.A404]+1)">
            <text:p/>
          </table:table-cell>
          <table:table-cell table:style-name="ce7" table:formula="of:=IF([.A405]&lt;([.$C$2]+1);[.B40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05]&gt;[.$C$2]-1;&quot;&quot;;[.A405]+1)">
            <text:p/>
          </table:table-cell>
          <table:table-cell table:style-name="ce7" table:formula="of:=IF([.A406]&lt;([.$C$2]+1);[.B40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06]&gt;[.$C$2]-1;&quot;&quot;;[.A406]+1)">
            <text:p/>
          </table:table-cell>
          <table:table-cell table:style-name="ce7" table:formula="of:=IF([.A407]&lt;([.$C$2]+1);[.B40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07]&gt;[.$C$2]-1;&quot;&quot;;[.A407]+1)">
            <text:p/>
          </table:table-cell>
          <table:table-cell table:style-name="ce7" table:formula="of:=IF([.A408]&lt;([.$C$2]+1);[.B40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08]&gt;[.$C$2]-1;&quot;&quot;;[.A408]+1)">
            <text:p/>
          </table:table-cell>
          <table:table-cell table:style-name="ce7" table:formula="of:=IF([.A409]&lt;([.$C$2]+1);[.B40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09]&gt;[.$C$2]-1;&quot;&quot;;[.A409]+1)">
            <text:p/>
          </table:table-cell>
          <table:table-cell table:style-name="ce7" table:formula="of:=IF([.A410]&lt;([.$C$2]+1);[.B40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10]&gt;[.$C$2]-1;&quot;&quot;;[.A410]+1)">
            <text:p/>
          </table:table-cell>
          <table:table-cell table:style-name="ce7" table:formula="of:=IF([.A411]&lt;([.$C$2]+1);[.B41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11]&gt;[.$C$2]-1;&quot;&quot;;[.A411]+1)">
            <text:p/>
          </table:table-cell>
          <table:table-cell table:style-name="ce7" table:formula="of:=IF([.A412]&lt;([.$C$2]+1);[.B41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12]&gt;[.$C$2]-1;&quot;&quot;;[.A412]+1)">
            <text:p/>
          </table:table-cell>
          <table:table-cell table:style-name="ce7" table:formula="of:=IF([.A413]&lt;([.$C$2]+1);[.B41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13]&gt;[.$C$2]-1;&quot;&quot;;[.A413]+1)">
            <text:p/>
          </table:table-cell>
          <table:table-cell table:style-name="ce7" table:formula="of:=IF([.A414]&lt;([.$C$2]+1);[.B41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14]&gt;[.$C$2]-1;&quot;&quot;;[.A414]+1)">
            <text:p/>
          </table:table-cell>
          <table:table-cell table:style-name="ce7" table:formula="of:=IF([.A415]&lt;([.$C$2]+1);[.B41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15]&gt;[.$C$2]-1;&quot;&quot;;[.A415]+1)">
            <text:p/>
          </table:table-cell>
          <table:table-cell table:style-name="ce7" table:formula="of:=IF([.A416]&lt;([.$C$2]+1);[.B41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16]&gt;[.$C$2]-1;&quot;&quot;;[.A416]+1)">
            <text:p/>
          </table:table-cell>
          <table:table-cell table:style-name="ce7" table:formula="of:=IF([.A417]&lt;([.$C$2]+1);[.B41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17]&gt;[.$C$2]-1;&quot;&quot;;[.A417]+1)">
            <text:p/>
          </table:table-cell>
          <table:table-cell table:style-name="ce7" table:formula="of:=IF([.A418]&lt;([.$C$2]+1);[.B41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18]&gt;[.$C$2]-1;&quot;&quot;;[.A418]+1)">
            <text:p/>
          </table:table-cell>
          <table:table-cell table:style-name="ce7" table:formula="of:=IF([.A419]&lt;([.$C$2]+1);[.B41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19]&gt;[.$C$2]-1;&quot;&quot;;[.A419]+1)">
            <text:p/>
          </table:table-cell>
          <table:table-cell table:style-name="ce7" table:formula="of:=IF([.A420]&lt;([.$C$2]+1);[.B41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20]&gt;[.$C$2]-1;&quot;&quot;;[.A420]+1)">
            <text:p/>
          </table:table-cell>
          <table:table-cell table:style-name="ce7" table:formula="of:=IF([.A421]&lt;([.$C$2]+1);[.B42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21]&gt;[.$C$2]-1;&quot;&quot;;[.A421]+1)">
            <text:p/>
          </table:table-cell>
          <table:table-cell table:style-name="ce7" table:formula="of:=IF([.A422]&lt;([.$C$2]+1);[.B42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22]&gt;[.$C$2]-1;&quot;&quot;;[.A422]+1)">
            <text:p/>
          </table:table-cell>
          <table:table-cell table:style-name="ce7" table:formula="of:=IF([.A423]&lt;([.$C$2]+1);[.B42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23]&gt;[.$C$2]-1;&quot;&quot;;[.A423]+1)">
            <text:p/>
          </table:table-cell>
          <table:table-cell table:style-name="ce7" table:formula="of:=IF([.A424]&lt;([.$C$2]+1);[.B42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24]&gt;[.$C$2]-1;&quot;&quot;;[.A424]+1)">
            <text:p/>
          </table:table-cell>
          <table:table-cell table:style-name="ce7" table:formula="of:=IF([.A425]&lt;([.$C$2]+1);[.B42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25]&gt;[.$C$2]-1;&quot;&quot;;[.A425]+1)">
            <text:p/>
          </table:table-cell>
          <table:table-cell table:style-name="ce7" table:formula="of:=IF([.A426]&lt;([.$C$2]+1);[.B42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26]&gt;[.$C$2]-1;&quot;&quot;;[.A426]+1)">
            <text:p/>
          </table:table-cell>
          <table:table-cell table:style-name="ce7" table:formula="of:=IF([.A427]&lt;([.$C$2]+1);[.B42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27]&gt;[.$C$2]-1;&quot;&quot;;[.A427]+1)">
            <text:p/>
          </table:table-cell>
          <table:table-cell table:style-name="ce7" table:formula="of:=IF([.A428]&lt;([.$C$2]+1);[.B42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28]&gt;[.$C$2]-1;&quot;&quot;;[.A428]+1)">
            <text:p/>
          </table:table-cell>
          <table:table-cell table:style-name="ce7" table:formula="of:=IF([.A429]&lt;([.$C$2]+1);[.B42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29]&gt;[.$C$2]-1;&quot;&quot;;[.A429]+1)">
            <text:p/>
          </table:table-cell>
          <table:table-cell table:style-name="ce7" table:formula="of:=IF([.A430]&lt;([.$C$2]+1);[.B42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30]&gt;[.$C$2]-1;&quot;&quot;;[.A430]+1)">
            <text:p/>
          </table:table-cell>
          <table:table-cell table:style-name="ce7" table:formula="of:=IF([.A431]&lt;([.$C$2]+1);[.B43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31]&gt;[.$C$2]-1;&quot;&quot;;[.A431]+1)">
            <text:p/>
          </table:table-cell>
          <table:table-cell table:style-name="ce7" table:formula="of:=IF([.A432]&lt;([.$C$2]+1);[.B43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32]&gt;[.$C$2]-1;&quot;&quot;;[.A432]+1)">
            <text:p/>
          </table:table-cell>
          <table:table-cell table:style-name="ce7" table:formula="of:=IF([.A433]&lt;([.$C$2]+1);[.B43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33]&gt;[.$C$2]-1;&quot;&quot;;[.A433]+1)">
            <text:p/>
          </table:table-cell>
          <table:table-cell table:style-name="ce7" table:formula="of:=IF([.A434]&lt;([.$C$2]+1);[.B43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34]&gt;[.$C$2]-1;&quot;&quot;;[.A434]+1)">
            <text:p/>
          </table:table-cell>
          <table:table-cell table:style-name="ce7" table:formula="of:=IF([.A435]&lt;([.$C$2]+1);[.B43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35]&gt;[.$C$2]-1;&quot;&quot;;[.A435]+1)">
            <text:p/>
          </table:table-cell>
          <table:table-cell table:style-name="ce7" table:formula="of:=IF([.A436]&lt;([.$C$2]+1);[.B43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36]&gt;[.$C$2]-1;&quot;&quot;;[.A436]+1)">
            <text:p/>
          </table:table-cell>
          <table:table-cell table:style-name="ce7" table:formula="of:=IF([.A437]&lt;([.$C$2]+1);[.B43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37]&gt;[.$C$2]-1;&quot;&quot;;[.A437]+1)">
            <text:p/>
          </table:table-cell>
          <table:table-cell table:style-name="ce7" table:formula="of:=IF([.A438]&lt;([.$C$2]+1);[.B43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38]&gt;[.$C$2]-1;&quot;&quot;;[.A438]+1)">
            <text:p/>
          </table:table-cell>
          <table:table-cell table:style-name="ce7" table:formula="of:=IF([.A439]&lt;([.$C$2]+1);[.B43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39]&gt;[.$C$2]-1;&quot;&quot;;[.A439]+1)">
            <text:p/>
          </table:table-cell>
          <table:table-cell table:style-name="ce7" table:formula="of:=IF([.A440]&lt;([.$C$2]+1);[.B43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40]&gt;[.$C$2]-1;&quot;&quot;;[.A440]+1)">
            <text:p/>
          </table:table-cell>
          <table:table-cell table:style-name="ce7" table:formula="of:=IF([.A441]&lt;([.$C$2]+1);[.B44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41]&gt;[.$C$2]-1;&quot;&quot;;[.A441]+1)">
            <text:p/>
          </table:table-cell>
          <table:table-cell table:style-name="ce7" table:formula="of:=IF([.A442]&lt;([.$C$2]+1);[.B44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42]&gt;[.$C$2]-1;&quot;&quot;;[.A442]+1)">
            <text:p/>
          </table:table-cell>
          <table:table-cell table:style-name="ce7" table:formula="of:=IF([.A443]&lt;([.$C$2]+1);[.B44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43]&gt;[.$C$2]-1;&quot;&quot;;[.A443]+1)">
            <text:p/>
          </table:table-cell>
          <table:table-cell table:style-name="ce7" table:formula="of:=IF([.A444]&lt;([.$C$2]+1);[.B44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44]&gt;[.$C$2]-1;&quot;&quot;;[.A444]+1)">
            <text:p/>
          </table:table-cell>
          <table:table-cell table:style-name="ce7" table:formula="of:=IF([.A445]&lt;([.$C$2]+1);[.B44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45]&gt;[.$C$2]-1;&quot;&quot;;[.A445]+1)">
            <text:p/>
          </table:table-cell>
          <table:table-cell table:style-name="ce7" table:formula="of:=IF([.A446]&lt;([.$C$2]+1);[.B44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46]&gt;[.$C$2]-1;&quot;&quot;;[.A446]+1)">
            <text:p/>
          </table:table-cell>
          <table:table-cell table:style-name="ce7" table:formula="of:=IF([.A447]&lt;([.$C$2]+1);[.B44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47]&gt;[.$C$2]-1;&quot;&quot;;[.A447]+1)">
            <text:p/>
          </table:table-cell>
          <table:table-cell table:style-name="ce7" table:formula="of:=IF([.A448]&lt;([.$C$2]+1);[.B44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48]&gt;[.$C$2]-1;&quot;&quot;;[.A448]+1)">
            <text:p/>
          </table:table-cell>
          <table:table-cell table:style-name="ce7" table:formula="of:=IF([.A449]&lt;([.$C$2]+1);[.B44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49]&gt;[.$C$2]-1;&quot;&quot;;[.A449]+1)">
            <text:p/>
          </table:table-cell>
          <table:table-cell table:style-name="ce7" table:formula="of:=IF([.A450]&lt;([.$C$2]+1);[.B44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50]&gt;[.$C$2]-1;&quot;&quot;;[.A450]+1)">
            <text:p/>
          </table:table-cell>
          <table:table-cell table:style-name="ce7" table:formula="of:=IF([.A451]&lt;([.$C$2]+1);[.B45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51]&gt;[.$C$2]-1;&quot;&quot;;[.A451]+1)">
            <text:p/>
          </table:table-cell>
          <table:table-cell table:style-name="ce7" table:formula="of:=IF([.A452]&lt;([.$C$2]+1);[.B45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52]&gt;[.$C$2]-1;&quot;&quot;;[.A452]+1)">
            <text:p/>
          </table:table-cell>
          <table:table-cell table:style-name="ce7" table:formula="of:=IF([.A453]&lt;([.$C$2]+1);[.B45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53]&gt;[.$C$2]-1;&quot;&quot;;[.A453]+1)">
            <text:p/>
          </table:table-cell>
          <table:table-cell table:style-name="ce7" table:formula="of:=IF([.A454]&lt;([.$C$2]+1);[.B45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54]&gt;[.$C$2]-1;&quot;&quot;;[.A454]+1)">
            <text:p/>
          </table:table-cell>
          <table:table-cell table:style-name="ce7" table:formula="of:=IF([.A455]&lt;([.$C$2]+1);[.B45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55]&gt;[.$C$2]-1;&quot;&quot;;[.A455]+1)">
            <text:p/>
          </table:table-cell>
          <table:table-cell table:style-name="ce7" table:formula="of:=IF([.A456]&lt;([.$C$2]+1);[.B45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56]&gt;[.$C$2]-1;&quot;&quot;;[.A456]+1)">
            <text:p/>
          </table:table-cell>
          <table:table-cell table:style-name="ce7" table:formula="of:=IF([.A457]&lt;([.$C$2]+1);[.B45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57]&gt;[.$C$2]-1;&quot;&quot;;[.A457]+1)">
            <text:p/>
          </table:table-cell>
          <table:table-cell table:style-name="ce7" table:formula="of:=IF([.A458]&lt;([.$C$2]+1);[.B45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58]&gt;[.$C$2]-1;&quot;&quot;;[.A458]+1)">
            <text:p/>
          </table:table-cell>
          <table:table-cell table:style-name="ce7" table:formula="of:=IF([.A459]&lt;([.$C$2]+1);[.B45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59]&gt;[.$C$2]-1;&quot;&quot;;[.A459]+1)">
            <text:p/>
          </table:table-cell>
          <table:table-cell table:style-name="ce7" table:formula="of:=IF([.A460]&lt;([.$C$2]+1);[.B45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60]&gt;[.$C$2]-1;&quot;&quot;;[.A460]+1)">
            <text:p/>
          </table:table-cell>
          <table:table-cell table:style-name="ce7" table:formula="of:=IF([.A461]&lt;([.$C$2]+1);[.B46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61]&gt;[.$C$2]-1;&quot;&quot;;[.A461]+1)">
            <text:p/>
          </table:table-cell>
          <table:table-cell table:style-name="ce7" table:formula="of:=IF([.A462]&lt;([.$C$2]+1);[.B46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62]&gt;[.$C$2]-1;&quot;&quot;;[.A462]+1)">
            <text:p/>
          </table:table-cell>
          <table:table-cell table:style-name="ce7" table:formula="of:=IF([.A463]&lt;([.$C$2]+1);[.B46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63]&gt;[.$C$2]-1;&quot;&quot;;[.A463]+1)">
            <text:p/>
          </table:table-cell>
          <table:table-cell table:style-name="ce7" table:formula="of:=IF([.A464]&lt;([.$C$2]+1);[.B46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64]&gt;[.$C$2]-1;&quot;&quot;;[.A464]+1)">
            <text:p/>
          </table:table-cell>
          <table:table-cell table:style-name="ce7" table:formula="of:=IF([.A465]&lt;([.$C$2]+1);[.B46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65]&gt;[.$C$2]-1;&quot;&quot;;[.A465]+1)">
            <text:p/>
          </table:table-cell>
          <table:table-cell table:style-name="ce7" table:formula="of:=IF([.A466]&lt;([.$C$2]+1);[.B46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66]&gt;[.$C$2]-1;&quot;&quot;;[.A466]+1)">
            <text:p/>
          </table:table-cell>
          <table:table-cell table:style-name="ce7" table:formula="of:=IF([.A467]&lt;([.$C$2]+1);[.B46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67]&gt;[.$C$2]-1;&quot;&quot;;[.A467]+1)">
            <text:p/>
          </table:table-cell>
          <table:table-cell table:style-name="ce7" table:formula="of:=IF([.A468]&lt;([.$C$2]+1);[.B46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68]&gt;[.$C$2]-1;&quot;&quot;;[.A468]+1)">
            <text:p/>
          </table:table-cell>
          <table:table-cell table:style-name="ce7" table:formula="of:=IF([.A469]&lt;([.$C$2]+1);[.B46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69]&gt;[.$C$2]-1;&quot;&quot;;[.A469]+1)">
            <text:p/>
          </table:table-cell>
          <table:table-cell table:style-name="ce7" table:formula="of:=IF([.A470]&lt;([.$C$2]+1);[.B46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70]&gt;[.$C$2]-1;&quot;&quot;;[.A470]+1)">
            <text:p/>
          </table:table-cell>
          <table:table-cell table:style-name="ce7" table:formula="of:=IF([.A471]&lt;([.$C$2]+1);[.B47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71]&gt;[.$C$2]-1;&quot;&quot;;[.A471]+1)">
            <text:p/>
          </table:table-cell>
          <table:table-cell table:style-name="ce7" table:formula="of:=IF([.A472]&lt;([.$C$2]+1);[.B47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72]&gt;[.$C$2]-1;&quot;&quot;;[.A472]+1)">
            <text:p/>
          </table:table-cell>
          <table:table-cell table:style-name="ce7" table:formula="of:=IF([.A473]&lt;([.$C$2]+1);[.B47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73]&gt;[.$C$2]-1;&quot;&quot;;[.A473]+1)">
            <text:p/>
          </table:table-cell>
          <table:table-cell table:style-name="ce7" table:formula="of:=IF([.A474]&lt;([.$C$2]+1);[.B47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74]&gt;[.$C$2]-1;&quot;&quot;;[.A474]+1)">
            <text:p/>
          </table:table-cell>
          <table:table-cell table:style-name="ce7" table:formula="of:=IF([.A475]&lt;([.$C$2]+1);[.B47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75]&gt;[.$C$2]-1;&quot;&quot;;[.A475]+1)">
            <text:p/>
          </table:table-cell>
          <table:table-cell table:style-name="ce7" table:formula="of:=IF([.A476]&lt;([.$C$2]+1);[.B47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76]&gt;[.$C$2]-1;&quot;&quot;;[.A476]+1)">
            <text:p/>
          </table:table-cell>
          <table:table-cell table:style-name="ce7" table:formula="of:=IF([.A477]&lt;([.$C$2]+1);[.B47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77]&gt;[.$C$2]-1;&quot;&quot;;[.A477]+1)">
            <text:p/>
          </table:table-cell>
          <table:table-cell table:style-name="ce7" table:formula="of:=IF([.A478]&lt;([.$C$2]+1);[.B47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78]&gt;[.$C$2]-1;&quot;&quot;;[.A478]+1)">
            <text:p/>
          </table:table-cell>
          <table:table-cell table:style-name="ce7" table:formula="of:=IF([.A479]&lt;([.$C$2]+1);[.B47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79]&gt;[.$C$2]-1;&quot;&quot;;[.A479]+1)">
            <text:p/>
          </table:table-cell>
          <table:table-cell table:style-name="ce7" table:formula="of:=IF([.A480]&lt;([.$C$2]+1);[.B47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80]&gt;[.$C$2]-1;&quot;&quot;;[.A480]+1)">
            <text:p/>
          </table:table-cell>
          <table:table-cell table:style-name="ce7" table:formula="of:=IF([.A481]&lt;([.$C$2]+1);[.B48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81]&gt;[.$C$2]-1;&quot;&quot;;[.A481]+1)">
            <text:p/>
          </table:table-cell>
          <table:table-cell table:style-name="ce7" table:formula="of:=IF([.A482]&lt;([.$C$2]+1);[.B48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82]&gt;[.$C$2]-1;&quot;&quot;;[.A482]+1)">
            <text:p/>
          </table:table-cell>
          <table:table-cell table:style-name="ce7" table:formula="of:=IF([.A483]&lt;([.$C$2]+1);[.B48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83]&gt;[.$C$2]-1;&quot;&quot;;[.A483]+1)">
            <text:p/>
          </table:table-cell>
          <table:table-cell table:style-name="ce7" table:formula="of:=IF([.A484]&lt;([.$C$2]+1);[.B48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84]&gt;[.$C$2]-1;&quot;&quot;;[.A484]+1)">
            <text:p/>
          </table:table-cell>
          <table:table-cell table:style-name="ce7" table:formula="of:=IF([.A485]&lt;([.$C$2]+1);[.B48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85]&gt;[.$C$2]-1;&quot;&quot;;[.A485]+1)">
            <text:p/>
          </table:table-cell>
          <table:table-cell table:style-name="ce7" table:formula="of:=IF([.A486]&lt;([.$C$2]+1);[.B48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86]&gt;[.$C$2]-1;&quot;&quot;;[.A486]+1)">
            <text:p/>
          </table:table-cell>
          <table:table-cell table:style-name="ce7" table:formula="of:=IF([.A487]&lt;([.$C$2]+1);[.B48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87]&gt;[.$C$2]-1;&quot;&quot;;[.A487]+1)">
            <text:p/>
          </table:table-cell>
          <table:table-cell table:style-name="ce7" table:formula="of:=IF([.A488]&lt;([.$C$2]+1);[.B48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88]&gt;[.$C$2]-1;&quot;&quot;;[.A488]+1)">
            <text:p/>
          </table:table-cell>
          <table:table-cell table:style-name="ce7" table:formula="of:=IF([.A489]&lt;([.$C$2]+1);[.B48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89]&gt;[.$C$2]-1;&quot;&quot;;[.A489]+1)">
            <text:p/>
          </table:table-cell>
          <table:table-cell table:style-name="ce7" table:formula="of:=IF([.A490]&lt;([.$C$2]+1);[.B48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90]&gt;[.$C$2]-1;&quot;&quot;;[.A490]+1)">
            <text:p/>
          </table:table-cell>
          <table:table-cell table:style-name="ce7" table:formula="of:=IF([.A491]&lt;([.$C$2]+1);[.B49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91]&gt;[.$C$2]-1;&quot;&quot;;[.A491]+1)">
            <text:p/>
          </table:table-cell>
          <table:table-cell table:style-name="ce7" table:formula="of:=IF([.A492]&lt;([.$C$2]+1);[.B49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92]&gt;[.$C$2]-1;&quot;&quot;;[.A492]+1)">
            <text:p/>
          </table:table-cell>
          <table:table-cell table:style-name="ce7" table:formula="of:=IF([.A493]&lt;([.$C$2]+1);[.B49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93]&gt;[.$C$2]-1;&quot;&quot;;[.A493]+1)">
            <text:p/>
          </table:table-cell>
          <table:table-cell table:style-name="ce7" table:formula="of:=IF([.A494]&lt;([.$C$2]+1);[.B49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94]&gt;[.$C$2]-1;&quot;&quot;;[.A494]+1)">
            <text:p/>
          </table:table-cell>
          <table:table-cell table:style-name="ce7" table:formula="of:=IF([.A495]&lt;([.$C$2]+1);[.B49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95]&gt;[.$C$2]-1;&quot;&quot;;[.A495]+1)">
            <text:p/>
          </table:table-cell>
          <table:table-cell table:style-name="ce7" table:formula="of:=IF([.A496]&lt;([.$C$2]+1);[.B49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96]&gt;[.$C$2]-1;&quot;&quot;;[.A496]+1)">
            <text:p/>
          </table:table-cell>
          <table:table-cell table:style-name="ce7" table:formula="of:=IF([.A497]&lt;([.$C$2]+1);[.B49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97]&gt;[.$C$2]-1;&quot;&quot;;[.A497]+1)">
            <text:p/>
          </table:table-cell>
          <table:table-cell table:style-name="ce7" table:formula="of:=IF([.A498]&lt;([.$C$2]+1);[.B49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98]&gt;[.$C$2]-1;&quot;&quot;;[.A498]+1)">
            <text:p/>
          </table:table-cell>
          <table:table-cell table:style-name="ce7" table:formula="of:=IF([.A499]&lt;([.$C$2]+1);[.B49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499]&gt;[.$C$2]-1;&quot;&quot;;[.A499]+1)">
            <text:p/>
          </table:table-cell>
          <table:table-cell table:style-name="ce7" table:formula="of:=IF([.A500]&lt;([.$C$2]+1);[.B49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00]&gt;[.$C$2]-1;&quot;&quot;;[.A500]+1)">
            <text:p/>
          </table:table-cell>
          <table:table-cell table:style-name="ce7" table:formula="of:=IF([.A501]&lt;([.$C$2]+1);[.B50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01]&gt;[.$C$2]-1;&quot;&quot;;[.A501]+1)">
            <text:p/>
          </table:table-cell>
          <table:table-cell table:style-name="ce7" table:formula="of:=IF([.A502]&lt;([.$C$2]+1);[.B50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02]&gt;[.$C$2]-1;&quot;&quot;;[.A502]+1)">
            <text:p/>
          </table:table-cell>
          <table:table-cell table:style-name="ce7" table:formula="of:=IF([.A503]&lt;([.$C$2]+1);[.B50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03]&gt;[.$C$2]-1;&quot;&quot;;[.A503]+1)">
            <text:p/>
          </table:table-cell>
          <table:table-cell table:style-name="ce7" table:formula="of:=IF([.A504]&lt;([.$C$2]+1);[.B50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04]&gt;[.$C$2]-1;&quot;&quot;;[.A504]+1)">
            <text:p/>
          </table:table-cell>
          <table:table-cell table:style-name="ce7" table:formula="of:=IF([.A505]&lt;([.$C$2]+1);[.B50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05]&gt;[.$C$2]-1;&quot;&quot;;[.A505]+1)">
            <text:p/>
          </table:table-cell>
          <table:table-cell table:style-name="ce7" table:formula="of:=IF([.A506]&lt;([.$C$2]+1);[.B50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06]&gt;[.$C$2]-1;&quot;&quot;;[.A506]+1)">
            <text:p/>
          </table:table-cell>
          <table:table-cell table:style-name="ce7" table:formula="of:=IF([.A507]&lt;([.$C$2]+1);[.B50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07]&gt;[.$C$2]-1;&quot;&quot;;[.A507]+1)">
            <text:p/>
          </table:table-cell>
          <table:table-cell table:style-name="ce7" table:formula="of:=IF([.A508]&lt;([.$C$2]+1);[.B50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08]&gt;[.$C$2]-1;&quot;&quot;;[.A508]+1)">
            <text:p/>
          </table:table-cell>
          <table:table-cell table:style-name="ce7" table:formula="of:=IF([.A509]&lt;([.$C$2]+1);[.B50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09]&gt;[.$C$2]-1;&quot;&quot;;[.A509]+1)">
            <text:p/>
          </table:table-cell>
          <table:table-cell table:style-name="ce7" table:formula="of:=IF([.A510]&lt;([.$C$2]+1);[.B50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10]&gt;[.$C$2]-1;&quot;&quot;;[.A510]+1)">
            <text:p/>
          </table:table-cell>
          <table:table-cell table:style-name="ce7" table:formula="of:=IF([.A511]&lt;([.$C$2]+1);[.B51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11]&gt;[.$C$2]-1;&quot;&quot;;[.A511]+1)">
            <text:p/>
          </table:table-cell>
          <table:table-cell table:style-name="ce7" table:formula="of:=IF([.A512]&lt;([.$C$2]+1);[.B51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12]&gt;[.$C$2]-1;&quot;&quot;;[.A512]+1)">
            <text:p/>
          </table:table-cell>
          <table:table-cell table:style-name="ce7" table:formula="of:=IF([.A513]&lt;([.$C$2]+1);[.B51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13]&gt;[.$C$2]-1;&quot;&quot;;[.A513]+1)">
            <text:p/>
          </table:table-cell>
          <table:table-cell table:style-name="ce7" table:formula="of:=IF([.A514]&lt;([.$C$2]+1);[.B51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14]&gt;[.$C$2]-1;&quot;&quot;;[.A514]+1)">
            <text:p/>
          </table:table-cell>
          <table:table-cell table:style-name="ce7" table:formula="of:=IF([.A515]&lt;([.$C$2]+1);[.B51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15]&gt;[.$C$2]-1;&quot;&quot;;[.A515]+1)">
            <text:p/>
          </table:table-cell>
          <table:table-cell table:style-name="ce7" table:formula="of:=IF([.A516]&lt;([.$C$2]+1);[.B51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16]&gt;[.$C$2]-1;&quot;&quot;;[.A516]+1)">
            <text:p/>
          </table:table-cell>
          <table:table-cell table:style-name="ce7" table:formula="of:=IF([.A517]&lt;([.$C$2]+1);[.B51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17]&gt;[.$C$2]-1;&quot;&quot;;[.A517]+1)">
            <text:p/>
          </table:table-cell>
          <table:table-cell table:style-name="ce7" table:formula="of:=IF([.A518]&lt;([.$C$2]+1);[.B51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18]&gt;[.$C$2]-1;&quot;&quot;;[.A518]+1)">
            <text:p/>
          </table:table-cell>
          <table:table-cell table:style-name="ce7" table:formula="of:=IF([.A519]&lt;([.$C$2]+1);[.B51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19]&gt;[.$C$2]-1;&quot;&quot;;[.A519]+1)">
            <text:p/>
          </table:table-cell>
          <table:table-cell table:style-name="ce7" table:formula="of:=IF([.A520]&lt;([.$C$2]+1);[.B51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20]&gt;[.$C$2]-1;&quot;&quot;;[.A520]+1)">
            <text:p/>
          </table:table-cell>
          <table:table-cell table:style-name="ce7" table:formula="of:=IF([.A521]&lt;([.$C$2]+1);[.B52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21]&gt;[.$C$2]-1;&quot;&quot;;[.A521]+1)">
            <text:p/>
          </table:table-cell>
          <table:table-cell table:style-name="ce7" table:formula="of:=IF([.A522]&lt;([.$C$2]+1);[.B52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22]&gt;[.$C$2]-1;&quot;&quot;;[.A522]+1)">
            <text:p/>
          </table:table-cell>
          <table:table-cell table:style-name="ce7" table:formula="of:=IF([.A523]&lt;([.$C$2]+1);[.B52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23]&gt;[.$C$2]-1;&quot;&quot;;[.A523]+1)">
            <text:p/>
          </table:table-cell>
          <table:table-cell table:style-name="ce7" table:formula="of:=IF([.A524]&lt;([.$C$2]+1);[.B52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24]&gt;[.$C$2]-1;&quot;&quot;;[.A524]+1)">
            <text:p/>
          </table:table-cell>
          <table:table-cell table:style-name="ce7" table:formula="of:=IF([.A525]&lt;([.$C$2]+1);[.B52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25]&gt;[.$C$2]-1;&quot;&quot;;[.A525]+1)">
            <text:p/>
          </table:table-cell>
          <table:table-cell table:style-name="ce7" table:formula="of:=IF([.A526]&lt;([.$C$2]+1);[.B52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26]&gt;[.$C$2]-1;&quot;&quot;;[.A526]+1)">
            <text:p/>
          </table:table-cell>
          <table:table-cell table:style-name="ce7" table:formula="of:=IF([.A527]&lt;([.$C$2]+1);[.B52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27]&gt;[.$C$2]-1;&quot;&quot;;[.A527]+1)">
            <text:p/>
          </table:table-cell>
          <table:table-cell table:style-name="ce7" table:formula="of:=IF([.A528]&lt;([.$C$2]+1);[.B52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28]&gt;[.$C$2]-1;&quot;&quot;;[.A528]+1)">
            <text:p/>
          </table:table-cell>
          <table:table-cell table:style-name="ce7" table:formula="of:=IF([.A529]&lt;([.$C$2]+1);[.B52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29]&gt;[.$C$2]-1;&quot;&quot;;[.A529]+1)">
            <text:p/>
          </table:table-cell>
          <table:table-cell table:style-name="ce7" table:formula="of:=IF([.A530]&lt;([.$C$2]+1);[.B52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30]&gt;[.$C$2]-1;&quot;&quot;;[.A530]+1)">
            <text:p/>
          </table:table-cell>
          <table:table-cell table:style-name="ce7" table:formula="of:=IF([.A531]&lt;([.$C$2]+1);[.B53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31]&gt;[.$C$2]-1;&quot;&quot;;[.A531]+1)">
            <text:p/>
          </table:table-cell>
          <table:table-cell table:style-name="ce7" table:formula="of:=IF([.A532]&lt;([.$C$2]+1);[.B53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32]&gt;[.$C$2]-1;&quot;&quot;;[.A532]+1)">
            <text:p/>
          </table:table-cell>
          <table:table-cell table:style-name="ce7" table:formula="of:=IF([.A533]&lt;([.$C$2]+1);[.B53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33]&gt;[.$C$2]-1;&quot;&quot;;[.A533]+1)">
            <text:p/>
          </table:table-cell>
          <table:table-cell table:style-name="ce7" table:formula="of:=IF([.A534]&lt;([.$C$2]+1);[.B53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34]&gt;[.$C$2]-1;&quot;&quot;;[.A534]+1)">
            <text:p/>
          </table:table-cell>
          <table:table-cell table:style-name="ce7" table:formula="of:=IF([.A535]&lt;([.$C$2]+1);[.B53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35]&gt;[.$C$2]-1;&quot;&quot;;[.A535]+1)">
            <text:p/>
          </table:table-cell>
          <table:table-cell table:style-name="ce7" table:formula="of:=IF([.A536]&lt;([.$C$2]+1);[.B53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36]&gt;[.$C$2]-1;&quot;&quot;;[.A536]+1)">
            <text:p/>
          </table:table-cell>
          <table:table-cell table:style-name="ce7" table:formula="of:=IF([.A537]&lt;([.$C$2]+1);[.B53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37]&gt;[.$C$2]-1;&quot;&quot;;[.A537]+1)">
            <text:p/>
          </table:table-cell>
          <table:table-cell table:style-name="ce7" table:formula="of:=IF([.A538]&lt;([.$C$2]+1);[.B53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38]&gt;[.$C$2]-1;&quot;&quot;;[.A538]+1)">
            <text:p/>
          </table:table-cell>
          <table:table-cell table:style-name="ce7" table:formula="of:=IF([.A539]&lt;([.$C$2]+1);[.B53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39]&gt;[.$C$2]-1;&quot;&quot;;[.A539]+1)">
            <text:p/>
          </table:table-cell>
          <table:table-cell table:style-name="ce7" table:formula="of:=IF([.A540]&lt;([.$C$2]+1);[.B53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40]&gt;[.$C$2]-1;&quot;&quot;;[.A540]+1)">
            <text:p/>
          </table:table-cell>
          <table:table-cell table:style-name="ce7" table:formula="of:=IF([.A541]&lt;([.$C$2]+1);[.B54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41]&gt;[.$C$2]-1;&quot;&quot;;[.A541]+1)">
            <text:p/>
          </table:table-cell>
          <table:table-cell table:style-name="ce7" table:formula="of:=IF([.A542]&lt;([.$C$2]+1);[.B54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42]&gt;[.$C$2]-1;&quot;&quot;;[.A542]+1)">
            <text:p/>
          </table:table-cell>
          <table:table-cell table:style-name="ce7" table:formula="of:=IF([.A543]&lt;([.$C$2]+1);[.B54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43]&gt;[.$C$2]-1;&quot;&quot;;[.A543]+1)">
            <text:p/>
          </table:table-cell>
          <table:table-cell table:style-name="ce7" table:formula="of:=IF([.A544]&lt;([.$C$2]+1);[.B54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44]&gt;[.$C$2]-1;&quot;&quot;;[.A544]+1)">
            <text:p/>
          </table:table-cell>
          <table:table-cell table:style-name="ce7" table:formula="of:=IF([.A545]&lt;([.$C$2]+1);[.B54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45]&gt;[.$C$2]-1;&quot;&quot;;[.A545]+1)">
            <text:p/>
          </table:table-cell>
          <table:table-cell table:style-name="ce7" table:formula="of:=IF([.A546]&lt;([.$C$2]+1);[.B54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46]&gt;[.$C$2]-1;&quot;&quot;;[.A546]+1)">
            <text:p/>
          </table:table-cell>
          <table:table-cell table:style-name="ce7" table:formula="of:=IF([.A547]&lt;([.$C$2]+1);[.B54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47]&gt;[.$C$2]-1;&quot;&quot;;[.A547]+1)">
            <text:p/>
          </table:table-cell>
          <table:table-cell table:style-name="ce7" table:formula="of:=IF([.A548]&lt;([.$C$2]+1);[.B54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48]&gt;[.$C$2]-1;&quot;&quot;;[.A548]+1)">
            <text:p/>
          </table:table-cell>
          <table:table-cell table:style-name="ce7" table:formula="of:=IF([.A549]&lt;([.$C$2]+1);[.B54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49]&gt;[.$C$2]-1;&quot;&quot;;[.A549]+1)">
            <text:p/>
          </table:table-cell>
          <table:table-cell table:style-name="ce7" table:formula="of:=IF([.A550]&lt;([.$C$2]+1);[.B54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50]&gt;[.$C$2]-1;&quot;&quot;;[.A550]+1)">
            <text:p/>
          </table:table-cell>
          <table:table-cell table:style-name="ce7" table:formula="of:=IF([.A551]&lt;([.$C$2]+1);[.B55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51]&gt;[.$C$2]-1;&quot;&quot;;[.A551]+1)">
            <text:p/>
          </table:table-cell>
          <table:table-cell table:style-name="ce7" table:formula="of:=IF([.A552]&lt;([.$C$2]+1);[.B55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52]&gt;[.$C$2]-1;&quot;&quot;;[.A552]+1)">
            <text:p/>
          </table:table-cell>
          <table:table-cell table:style-name="ce7" table:formula="of:=IF([.A553]&lt;([.$C$2]+1);[.B55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53]&gt;[.$C$2]-1;&quot;&quot;;[.A553]+1)">
            <text:p/>
          </table:table-cell>
          <table:table-cell table:style-name="ce7" table:formula="of:=IF([.A554]&lt;([.$C$2]+1);[.B55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54]&gt;[.$C$2]-1;&quot;&quot;;[.A554]+1)">
            <text:p/>
          </table:table-cell>
          <table:table-cell table:style-name="ce7" table:formula="of:=IF([.A555]&lt;([.$C$2]+1);[.B55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55]&gt;[.$C$2]-1;&quot;&quot;;[.A555]+1)">
            <text:p/>
          </table:table-cell>
          <table:table-cell table:style-name="ce7" table:formula="of:=IF([.A556]&lt;([.$C$2]+1);[.B55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56]&gt;[.$C$2]-1;&quot;&quot;;[.A556]+1)">
            <text:p/>
          </table:table-cell>
          <table:table-cell table:style-name="ce7" table:formula="of:=IF([.A557]&lt;([.$C$2]+1);[.B55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57]&gt;[.$C$2]-1;&quot;&quot;;[.A557]+1)">
            <text:p/>
          </table:table-cell>
          <table:table-cell table:style-name="ce7" table:formula="of:=IF([.A558]&lt;([.$C$2]+1);[.B55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58]&gt;[.$C$2]-1;&quot;&quot;;[.A558]+1)">
            <text:p/>
          </table:table-cell>
          <table:table-cell table:style-name="ce7" table:formula="of:=IF([.A559]&lt;([.$C$2]+1);[.B55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59]&gt;[.$C$2]-1;&quot;&quot;;[.A559]+1)">
            <text:p/>
          </table:table-cell>
          <table:table-cell table:style-name="ce7" table:formula="of:=IF([.A560]&lt;([.$C$2]+1);[.B55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60]&gt;[.$C$2]-1;&quot;&quot;;[.A560]+1)">
            <text:p/>
          </table:table-cell>
          <table:table-cell table:style-name="ce7" table:formula="of:=IF([.A561]&lt;([.$C$2]+1);[.B56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61]&gt;[.$C$2]-1;&quot;&quot;;[.A561]+1)">
            <text:p/>
          </table:table-cell>
          <table:table-cell table:style-name="ce7" table:formula="of:=IF([.A562]&lt;([.$C$2]+1);[.B56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62]&gt;[.$C$2]-1;&quot;&quot;;[.A562]+1)">
            <text:p/>
          </table:table-cell>
          <table:table-cell table:style-name="ce7" table:formula="of:=IF([.A563]&lt;([.$C$2]+1);[.B56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63]&gt;[.$C$2]-1;&quot;&quot;;[.A563]+1)">
            <text:p/>
          </table:table-cell>
          <table:table-cell table:style-name="ce7" table:formula="of:=IF([.A564]&lt;([.$C$2]+1);[.B56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64]&gt;[.$C$2]-1;&quot;&quot;;[.A564]+1)">
            <text:p/>
          </table:table-cell>
          <table:table-cell table:style-name="ce7" table:formula="of:=IF([.A565]&lt;([.$C$2]+1);[.B56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65]&gt;[.$C$2]-1;&quot;&quot;;[.A565]+1)">
            <text:p/>
          </table:table-cell>
          <table:table-cell table:style-name="ce7" table:formula="of:=IF([.A566]&lt;([.$C$2]+1);[.B56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66]&gt;[.$C$2]-1;&quot;&quot;;[.A566]+1)">
            <text:p/>
          </table:table-cell>
          <table:table-cell table:style-name="ce7" table:formula="of:=IF([.A567]&lt;([.$C$2]+1);[.B56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67]&gt;[.$C$2]-1;&quot;&quot;;[.A567]+1)">
            <text:p/>
          </table:table-cell>
          <table:table-cell table:style-name="ce7" table:formula="of:=IF([.A568]&lt;([.$C$2]+1);[.B56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68]&gt;[.$C$2]-1;&quot;&quot;;[.A568]+1)">
            <text:p/>
          </table:table-cell>
          <table:table-cell table:style-name="ce7" table:formula="of:=IF([.A569]&lt;([.$C$2]+1);[.B56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69]&gt;[.$C$2]-1;&quot;&quot;;[.A569]+1)">
            <text:p/>
          </table:table-cell>
          <table:table-cell table:style-name="ce7" table:formula="of:=IF([.A570]&lt;([.$C$2]+1);[.B56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70]&gt;[.$C$2]-1;&quot;&quot;;[.A570]+1)">
            <text:p/>
          </table:table-cell>
          <table:table-cell table:style-name="ce7" table:formula="of:=IF([.A571]&lt;([.$C$2]+1);[.B57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71]&gt;[.$C$2]-1;&quot;&quot;;[.A571]+1)">
            <text:p/>
          </table:table-cell>
          <table:table-cell table:style-name="ce7" table:formula="of:=IF([.A572]&lt;([.$C$2]+1);[.B57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72]&gt;[.$C$2]-1;&quot;&quot;;[.A572]+1)">
            <text:p/>
          </table:table-cell>
          <table:table-cell table:style-name="ce7" table:formula="of:=IF([.A573]&lt;([.$C$2]+1);[.B57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73]&gt;[.$C$2]-1;&quot;&quot;;[.A573]+1)">
            <text:p/>
          </table:table-cell>
          <table:table-cell table:style-name="ce7" table:formula="of:=IF([.A574]&lt;([.$C$2]+1);[.B57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74]&gt;[.$C$2]-1;&quot;&quot;;[.A574]+1)">
            <text:p/>
          </table:table-cell>
          <table:table-cell table:style-name="ce7" table:formula="of:=IF([.A575]&lt;([.$C$2]+1);[.B57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75]&gt;[.$C$2]-1;&quot;&quot;;[.A575]+1)">
            <text:p/>
          </table:table-cell>
          <table:table-cell table:style-name="ce7" table:formula="of:=IF([.A576]&lt;([.$C$2]+1);[.B57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76]&gt;[.$C$2]-1;&quot;&quot;;[.A576]+1)">
            <text:p/>
          </table:table-cell>
          <table:table-cell table:style-name="ce7" table:formula="of:=IF([.A577]&lt;([.$C$2]+1);[.B57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77]&gt;[.$C$2]-1;&quot;&quot;;[.A577]+1)">
            <text:p/>
          </table:table-cell>
          <table:table-cell table:style-name="ce7" table:formula="of:=IF([.A578]&lt;([.$C$2]+1);[.B57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78]&gt;[.$C$2]-1;&quot;&quot;;[.A578]+1)">
            <text:p/>
          </table:table-cell>
          <table:table-cell table:style-name="ce7" table:formula="of:=IF([.A579]&lt;([.$C$2]+1);[.B57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79]&gt;[.$C$2]-1;&quot;&quot;;[.A579]+1)">
            <text:p/>
          </table:table-cell>
          <table:table-cell table:style-name="ce7" table:formula="of:=IF([.A580]&lt;([.$C$2]+1);[.B57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80]&gt;[.$C$2]-1;&quot;&quot;;[.A580]+1)">
            <text:p/>
          </table:table-cell>
          <table:table-cell table:style-name="ce7" table:formula="of:=IF([.A581]&lt;([.$C$2]+1);[.B58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81]&gt;[.$C$2]-1;&quot;&quot;;[.A581]+1)">
            <text:p/>
          </table:table-cell>
          <table:table-cell table:style-name="ce7" table:formula="of:=IF([.A582]&lt;([.$C$2]+1);[.B58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82]&gt;[.$C$2]-1;&quot;&quot;;[.A582]+1)">
            <text:p/>
          </table:table-cell>
          <table:table-cell table:style-name="ce7" table:formula="of:=IF([.A583]&lt;([.$C$2]+1);[.B58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83]&gt;[.$C$2]-1;&quot;&quot;;[.A583]+1)">
            <text:p/>
          </table:table-cell>
          <table:table-cell table:style-name="ce7" table:formula="of:=IF([.A584]&lt;([.$C$2]+1);[.B58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84]&gt;[.$C$2]-1;&quot;&quot;;[.A584]+1)">
            <text:p/>
          </table:table-cell>
          <table:table-cell table:style-name="ce7" table:formula="of:=IF([.A585]&lt;([.$C$2]+1);[.B58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85]&gt;[.$C$2]-1;&quot;&quot;;[.A585]+1)">
            <text:p/>
          </table:table-cell>
          <table:table-cell table:style-name="ce7" table:formula="of:=IF([.A586]&lt;([.$C$2]+1);[.B58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86]&gt;[.$C$2]-1;&quot;&quot;;[.A586]+1)">
            <text:p/>
          </table:table-cell>
          <table:table-cell table:style-name="ce7" table:formula="of:=IF([.A587]&lt;([.$C$2]+1);[.B58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87]&gt;[.$C$2]-1;&quot;&quot;;[.A587]+1)">
            <text:p/>
          </table:table-cell>
          <table:table-cell table:style-name="ce7" table:formula="of:=IF([.A588]&lt;([.$C$2]+1);[.B58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88]&gt;[.$C$2]-1;&quot;&quot;;[.A588]+1)">
            <text:p/>
          </table:table-cell>
          <table:table-cell table:style-name="ce7" table:formula="of:=IF([.A589]&lt;([.$C$2]+1);[.B58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89]&gt;[.$C$2]-1;&quot;&quot;;[.A589]+1)">
            <text:p/>
          </table:table-cell>
          <table:table-cell table:style-name="ce7" table:formula="of:=IF([.A590]&lt;([.$C$2]+1);[.B589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90]&gt;[.$C$2]-1;&quot;&quot;;[.A590]+1)">
            <text:p/>
          </table:table-cell>
          <table:table-cell table:style-name="ce7" table:formula="of:=IF([.A591]&lt;([.$C$2]+1);[.B590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91]&gt;[.$C$2]-1;&quot;&quot;;[.A591]+1)">
            <text:p/>
          </table:table-cell>
          <table:table-cell table:style-name="ce7" table:formula="of:=IF([.A592]&lt;([.$C$2]+1);[.B591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92]&gt;[.$C$2]-1;&quot;&quot;;[.A592]+1)">
            <text:p/>
          </table:table-cell>
          <table:table-cell table:style-name="ce7" table:formula="of:=IF([.A593]&lt;([.$C$2]+1);[.B592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93]&gt;[.$C$2]-1;&quot;&quot;;[.A593]+1)">
            <text:p/>
          </table:table-cell>
          <table:table-cell table:style-name="ce7" table:formula="of:=IF([.A594]&lt;([.$C$2]+1);[.B593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94]&gt;[.$C$2]-1;&quot;&quot;;[.A594]+1)">
            <text:p/>
          </table:table-cell>
          <table:table-cell table:style-name="ce7" table:formula="of:=IF([.A595]&lt;([.$C$2]+1);[.B594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95]&gt;[.$C$2]-1;&quot;&quot;;[.A595]+1)">
            <text:p/>
          </table:table-cell>
          <table:table-cell table:style-name="ce7" table:formula="of:=IF([.A596]&lt;([.$C$2]+1);[.B595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96]&gt;[.$C$2]-1;&quot;&quot;;[.A596]+1)">
            <text:p/>
          </table:table-cell>
          <table:table-cell table:style-name="ce7" table:formula="of:=IF([.A597]&lt;([.$C$2]+1);[.B596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97]&gt;[.$C$2]-1;&quot;&quot;;[.A597]+1)">
            <text:p/>
          </table:table-cell>
          <table:table-cell table:style-name="ce7" table:formula="of:=IF([.A598]&lt;([.$C$2]+1);[.B597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>
          <table:table-cell table:style-name="ce4" table:formula="of:=IF([.A598]&gt;[.$C$2]-1;&quot;&quot;;[.A598]+1)">
            <text:p/>
          </table:table-cell>
          <table:table-cell table:style-name="ce7" table:formula="of:=IF([.A599]&lt;([.$C$2]+1);[.B598]*(1+[.$G$2])^[.$D$2];&quot;&quot;)" office:value-type="string" office:string-value="  ">
            <text:p><text:s text:c="2"/></text:p>
          </table:table-cell>
          <table:table-cell table:number-columns-repeated="1022"/>
        </table:table-row>
        <table:table-row table:style-name="ro1" table:number-rows-repeated="10479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7">
      <number:number number:decimal-places="4" number:min-integer-digits="1"/>
      <number:text>%</number:text>
    </number:percentage-style>
    <number:percentage-style style:name="N118">
      <number:number number:decimal-places="15" number:min-integer-digits="1"/>
      <number:text>%</number:text>
    </number:percentage-style>
    <number:number-style style:name="N119">
      <number:number number:decimal-places="3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6"/>
    <style:style style:name="Excel_20_Built-in_20_Percent" style:display-name="Excel Built-in Percent" style:family="table-cell" style:parent-style-name="Excel_20_Built-in_20_Normal" style:data-style-name="N8010"/>
    <style:style style:name="Excel_20_Built-in_20_Accent1" style:display-name="Excel Built-in Accent1" style:family="table-cell" style:parent-style-name="Excel_20_Built-in_20_Normal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Output" style:display-name="Excel Built-in Output" style:family="table-cell" style:parent-style-name="Excel_20_Built-in_20_Normal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alculation" style:display-name="Excel Built-in Calculation" style:family="table-cell" style:parent-style-name="Excel_20_Built-in_20_Normal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04/12/2020</text:date>, <text:time>01:4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2T01:43:46.81</dc:date>
    <dc:creator>Dustin Landry</dc:creator>
    <meta:document-statistic meta:table-count="1" meta:cell-count="1592" meta:object-count="0"/>
    <meta:generator>OpenOffice/4.1.7$Win32 OpenOffice.org_project/417m1$Build-9800</meta:generator>
  </office:meta>
</office:document-meta>
</file>